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145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2.482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2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6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9" style:family="table-cell" style:parent-style-name="Default">
      <style:table-cell-properties fo:background-color="#fff5ce" style:cell-protect="none" style:print-content="true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32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35" style:family="table-cell" style:parent-style-name="Default" style:data-style-name="N0">
      <style:table-cell-properties fo:background-color="#dee6ef" fo:border="0.06pt solid #000000"/>
    </style:style>
    <style:style style:name="ce12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13" style:family="table-cell" style:parent-style-name="Default">
      <style:table-cell-properties fo:background-color="#dde8cb" fo:border="0.06pt solid #000000"/>
    </style:style>
    <style:style style:name="ce39" style:family="table-cell" style:parent-style-name="Default" style:data-style-name="N37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42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44" style:family="table-cell" style:parent-style-name="Default" style:data-style-name="N0">
      <style:table-cell-properties fo:background-color="#dde8cb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46" style:family="table-cell" style:parent-style-name="Default" style:data-style-name="N0">
      <style:table-cell-properties fo:background-color="#dde8cb" fo:border="0.06pt solid #000000"/>
    </style:style>
    <style:style style:name="ce47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99"/>
    <style:style style:name="ce17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F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1"/>
        <table:table-column table:style-name="co3" table:default-cell-style-name="ce6"/>
        <table:table-column table:style-name="co3" table:default-cell-style-name="ce5"/>
        <table:table-column table:style-name="co3" table:default-cell-style-name="ce29"/>
        <table:table-column table:style-name="co3" table:default-cell-style-name="ce21"/>
        <table:table-column table:style-name="co4" table:visibility="collapse" table:default-cell-style-name="ce11"/>
        <table:table-column table:style-name="co3" table:default-cell-style-name="ce20"/>
        <table:table-column table:style-name="co5" table:default-cell-style-name="ce13"/>
        <table:table-column table:style-name="co3" table:visibility="collapse" table:default-cell-style-name="ce13"/>
        <table:table-column table:style-name="co3" table:default-cell-style-name="ce13"/>
        <table:table-column table:style-name="co3" table:default-cell-style-name="ce27"/>
        <table:table-column table:style-name="co6" table:visibility="collapse" table:default-cell-style-name="ce13"/>
        <table:table-column table:style-name="co7" table:default-cell-style-name="ce13"/>
        <table:table-column table:style-name="co3" table:default-cell-style-name="ce27"/>
        <table:table-column table:style-name="co8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/>
          <table:table-cell table:style-name="ce20" office:value-type="string" calcext:value-type="string">
            <text:p>Erstimpfung</text:p>
          </table:table-cell>
          <table:table-cell table:style-name="ce8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table:style-name="ce20" office:value-type="string" calcext:value-type="string">
            <text:p>Termin</text:p>
          </table:table-cell>
          <table:table-cell table:style-name="ce8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letztes Drittel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 table:style-name="ce16"/>
          <table:table-cell office:value-type="string" calcext:value-type="string">
            <text:p>Tester, Testrud</text:p>
          </table:table-cell>
          <table:table-cell table:style-name="ce19" office:value-type="date" office:date-value="1971-07-17" calcext:value-type="date">
            <text:p>17.07.1971</text:p>
          </table:table-cell>
          <table:table-cell table:style-name="ce24" table:formula="of:=IF(ISBLANK([.C3]);#NULL!;IF(ISBLANK([.H3]);ORG.OPENOFFICE.YEARS([.C3];TODAY();0);ORG.OPENOFFICE.YEARS([.C3];[.H3];0)))" office:value-type="float" office:value="49" calcext:value-type="float">
            <text:p>49</text:p>
          </table:table-cell>
          <table:table-cell office:value-type="string" calcext:value-type="string">
            <text:p>Comirnaty</text:p>
          </table:table-cell>
          <table:table-cell table:style-name="ce32" office:value-type="date" office:date-value="2021-03-26" calcext:value-type="date">
            <text:p>26.03.21</text:p>
          </table:table-cell>
          <table:table-cell table:style-name="ce35" table:formula="of:=IF(ISBLANK([.F3]);;WEEKNUM([.F3];21))" office:value-type="float" office:value="12" calcext:value-type="float">
            <text:p>12</text:p>
          </table:table-cell>
          <table:table-cell table:style-name="ce32" office:value-type="date" office:date-value="2021-03-26" calcext:value-type="date">
            <text:p>26.03.21</text:p>
          </table:table-cell>
          <table:table-cell table:style-name="ce39" table:formula="of:=IF(ISBLANK([.H3]);COM.MICROSOFT.IFS([.E3]=[$Konventionen.$C$2];[.F3]+[$Konventionen.$D$2];[.E3]=[$Konventionen.$C$3];[.F3]+[$Konventionen.$D$3]); COM.MICROSOFT.IFS([.E3]=[$Konventionen.$C$2];[.H3]+[$Konventionen.$D$2];[.E3]=[$Konventionen.$C$3];[.H3]+[$Konventionen.$D$3]))" office:value-type="date" office:date-value="2021-04-16" calcext:value-type="date">
            <text:p>16.04.21</text:p>
          </table:table-cell>
          <table:table-cell table:style-name="ce39" table:formula="of:=[.I3]+(([.K3]-[.I3])/3*2)" office:value-type="date" office:date-value="2021-04-30" calcext:value-type="date">
            <text:p>30.04.21</text:p>
          </table:table-cell>
          <table:table-cell table:style-name="ce39" table:formula="of:=COM.MICROSOFT.IFS([.E3]=[$Konventionen.$C$2];[.I3]+[$Konventionen.$E$2];[.E3]=[$Konventionen.$C$3];[.I3]+[$Konventionen.$E$3])" office:value-type="date" office:date-value="2021-05-07" calcext:value-type="date">
            <text:p>07.05.21</text:p>
          </table:table-cell>
          <table:table-cell table:style-name="ce42" office:value-type="date" office:date-value="2021-05-08" calcext:value-type="date">
            <text:p>08.05.21</text:p>
          </table:table-cell>
          <table:table-cell table:style-name="ce44" table:formula="of:=IF(ISBLANK([.L3]);#NULL!;WEEKNUM([.L3];21))" office:value-type="float" office:value="18" calcext:value-type="float">
            <text:p>18</text:p>
          </table:table-cell>
          <table:table-cell table:style-name="ce46" table:formula="of:=IF(AND([.I3]&lt;=[.L3];[.K3]&gt;=[.L3]);IF([.J3]&lt;=[.L3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4" table:formula="of:=IF(ISBLANK([.C4]);#NULL!;IF(ISBLANK([.H4]);ORG.OPENOFFICE.YEARS([.C4];TODAY();0);ORG.OPENOFFICE.YEARS([.C4];[.H4];0)))" office:value-type="float" office:value="31" calcext:value-type="float">
            <text:p>31</text:p>
          </table:table-cell>
          <table:table-cell office:value-type="string" calcext:value-type="string">
            <text:p>AstraZeneca</text:p>
          </table:table-cell>
          <table:table-cell office:value-type="date" office:date-value="2021-04-26" calcext:value-type="date">
            <text:p>26.04.21</text:p>
          </table:table-cell>
          <table:table-cell table:style-name="ce12" table:formula="of:=IF(ISBLANK([.F4]);;WEEKNUM([.F4];21))" office:value-type="float" office:value="17" calcext:value-type="float">
            <text:p>17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IF(ISBLANK([.H4]);COM.MICROSOFT.IFS([.E4]=[$Konventionen.$C$2];[.F4]+[$Konventionen.$D$2];[.E4]=[$Konventionen.$C$3];[.F4]+[$Konventionen.$D$3]); COM.MICROSOFT.IFS([.E4]=[$Konventionen.$C$2];[.H4]+[$Konventionen.$D$2];[.E4]=[$Konventionen.$C$3];[.H4]+[$Konventionen.$D$3]))" office:value-type="date" office:date-value="2021-05-28" calcext:value-type="date">
            <text:p>28.05.21</text:p>
          </table:table-cell>
          <table:table-cell table:style-name="ce14" table:formula="of:=[.I4]+(([.K4]-[.I4])/3*2)" office:value-type="date" office:date-value="2021-06-11" calcext:value-type="date">
            <text:p>11.06.21</text:p>
          </table:table-cell>
          <table:table-cell table:style-name="ce14" table:formula="of:=COM.MICROSOFT.IFS([.E4]=[$Konventionen.$C$2];[.I4]+[$Konventionen.$E$2];[.E4]=[$Konventionen.$C$3];[.I4]+[$Konventionen.$E$3])" office:value-type="date" office:date-value="2021-06-18" calcext:value-type="date">
            <text:p>18.06.21</text:p>
          </table:table-cell>
          <table:table-cell table:style-name="ce28"/>
          <table:table-cell table:style-name="ce15" table:formula="of:=IF(ISBLANK([.L4]);#NULL!;WEEKNUM([.L4];21))" office:value-type="string" office:string-value="" calcext:value-type="error">
            <text:p>#NULL!</text:p>
          </table:table-cell>
          <table:table-cell table:style-name="ce47" table:formula="of:=IF(AND([.I4]&lt;=[.L4];[.K4]&gt;=[.L4]);IF([.J4]&lt;=[.L4];1;0);-1)" office:value-type="float" office:value="-1" calcext:value-type="float">
            <text:p>-1</text:p>
          </table:table-cell>
          <table:table-cell table:style-name="ce28" office:value-type="date" office:date-value="2021-03-23" calcext:value-type="date">
            <text:p>23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table:style-name="ce19" office:value-type="date" office:date-value="1935-10-07" calcext:value-type="date">
            <text:p>07.10.1935</text:p>
          </table:table-cell>
          <table:table-cell table:style-name="ce24" table:formula="of:=IF(ISBLANK([.C5]);#NULL!;IF(ISBLANK([.H5]);ORG.OPENOFFICE.YEARS([.C5];TODAY();0);ORG.OPENOFFICE.YEARS([.C5];[.H5];0)))" office:value-type="float" office:value="85" calcext:value-type="float">
            <text:p>85</text:p>
          </table:table-cell>
          <table:table-cell table:content-validation-name="val1" office:value-type="string" calcext:value-type="string">
            <text:p>Comirnaty</text:p>
          </table:table-cell>
          <table:table-cell table:style-name="ce32" table:content-validation-name="val2" office:value-type="date" office:date-value="2021-03-26" calcext:value-type="date">
            <text:p>26.03.21</text:p>
          </table:table-cell>
          <table:table-cell table:style-name="ce35" table:formula="of:=IF(ISBLANK([.F5]);;WEEKNUM([.F5];21))" office:value-type="float" office:value="12" calcext:value-type="float">
            <text:p>12</text:p>
          </table:table-cell>
          <table:table-cell table:style-name="ce32" office:value-type="date" office:date-value="2021-04-01" calcext:value-type="date">
            <text:p>01.04.21</text:p>
          </table:table-cell>
          <table:table-cell table:style-name="ce39" table:formula="of:=IF(ISBLANK([.H5]);COM.MICROSOFT.IFS([.E5]=[$Konventionen.$C$2];[.F5]+[$Konventionen.$D$2];[.E5]=[$Konventionen.$C$3];[.F5]+[$Konventionen.$D$3]); COM.MICROSOFT.IFS([.E5]=[$Konventionen.$C$2];[.H5]+[$Konventionen.$D$2];[.E5]=[$Konventionen.$C$3];[.H5]+[$Konventionen.$D$3]))" office:value-type="date" office:date-value="2021-04-22" calcext:value-type="date">
            <text:p>22.04.21</text:p>
          </table:table-cell>
          <table:table-cell table:style-name="ce39" table:formula="of:=[.I5]+(([.K5]-[.I5])/3*2)" office:value-type="date" office:date-value="2021-05-06" calcext:value-type="date">
            <text:p>06.05.21</text:p>
          </table:table-cell>
          <table:table-cell table:style-name="ce39" table:formula="of:=COM.MICROSOFT.IFS([.E5]=[$Konventionen.$C$2];[.I5]+[$Konventionen.$E$2];[.E5]=[$Konventionen.$C$3];[.I5]+[$Konventionen.$E$3])" office:value-type="date" office:date-value="2021-05-13" calcext:value-type="date">
            <text:p>13.05.21</text:p>
          </table:table-cell>
          <table:table-cell table:style-name="ce42" office:value-type="date" office:date-value="2021-03-20" calcext:value-type="date">
            <text:p>20.03.21</text:p>
          </table:table-cell>
          <table:table-cell table:style-name="ce44" table:formula="of:=IF(ISBLANK([.L5]);#NULL!;WEEKNUM([.L5];21))" office:value-type="float" office:value="11" calcext:value-type="float">
            <text:p>11</text:p>
          </table:table-cell>
          <table:table-cell table:style-name="ce46" table:formula="of:=IF(AND([.I5]&lt;=[.L5];[.K5]&gt;=[.L5]);IF([.J5]&lt;=[.L5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4" table:formula="of:=IF(ISBLANK([.C6]);#NULL!;IF(ISBLANK([.H6]);ORG.OPENOFFICE.YEARS([.C6];TODAY();0);ORG.OPENOFFICE.YEARS([.C6];[.H6];0)))" office:value-type="float" office:value="44" calcext:value-type="float">
            <text:p>44</text:p>
          </table:table-cell>
          <table:table-cell office:value-type="string" calcext:value-type="string">
            <text:p>AstraZeneca</text:p>
          </table:table-cell>
          <table:table-cell office:value-type="date" office:date-value="2021-02-27" calcext:value-type="date">
            <text:p>27.02.21</text:p>
          </table:table-cell>
          <table:table-cell table:style-name="ce12" table:formula="of:=IF(ISBLANK([.F6]);;WEEKNUM([.F6];21))" office:value-type="float" office:value="8" calcext:value-type="float">
            <text:p>8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H6]);COM.MICROSOFT.IFS([.E6]=[$Konventionen.$C$2];[.F6]+[$Konventionen.$D$2];[.E6]=[$Konventionen.$C$3];[.F6]+[$Konventionen.$D$3]); COM.MICROSOFT.IFS([.E6]=[$Konventionen.$C$2];[.H6]+[$Konventionen.$D$2];[.E6]=[$Konventionen.$C$3];[.H6]+[$Konventionen.$D$3]))" office:value-type="date" office:date-value="2021-06-03" calcext:value-type="date">
            <text:p>03.06.21</text:p>
          </table:table-cell>
          <table:table-cell table:style-name="ce14" table:formula="of:=[.I6]+(([.K6]-[.I6])/3*2)" office:value-type="date" office:date-value="2021-06-17" calcext:value-type="date">
            <text:p>17.06.21</text:p>
          </table:table-cell>
          <table:table-cell table:style-name="ce14" table:formula="of:=COM.MICROSOFT.IFS([.E6]=[$Konventionen.$C$2];[.I6]+[$Konventionen.$E$2];[.E6]=[$Konventionen.$C$3];[.I6]+[$Konventionen.$E$3])" office:value-type="date" office:date-value="2021-06-24" calcext:value-type="date">
            <text:p>24.06.21</text:p>
          </table:table-cell>
          <table:table-cell table:style-name="ce28" office:value-type="date" office:date-value="2021-06-10" calcext:value-type="date">
            <text:p>10.06.21</text:p>
          </table:table-cell>
          <table:table-cell table:style-name="ce15" table:formula="of:=IF(ISBLANK([.L6]);#NULL!;WEEKNUM([.L6];21))" office:value-type="float" office:value="23" calcext:value-type="float">
            <text:p>23</text:p>
          </table:table-cell>
          <table:table-cell table:style-name="ce47" table:formula="of:=IF(AND([.I6]&lt;=[.L6];[.K6]&gt;=[.L6]);IF([.J6]&lt;=[.L6];1;0);-1)" office:value-type="float" office:value="0" calcext:value-type="float">
            <text:p>0</text:p>
          </table:table-cell>
          <table:table-cell table:style-name="ce28" office:value-type="date" office:date-value="2021-03-26" calcext:value-type="date">
            <text:p>26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4" table:formula="of:=IF(ISBLANK([.C7]);#NULL!;IF(ISBLANK([.H7]);ORG.OPENOFFICE.YEARS([.C7];TODAY();0);ORG.OPENOFFICE.YEARS([.C7];[.H7];0)))" office:value-type="float" office:value="51" calcext:value-type="float">
            <text:p>51</text:p>
          </table:table-cell>
          <table:table-cell office:value-type="string" calcext:value-type="string">
            <text:p>Comirnaty</text:p>
          </table:table-cell>
          <table:table-cell office:value-type="date" office:date-value="2021-04-06" calcext:value-type="date">
            <text:p>06.04.21</text:p>
          </table:table-cell>
          <table:table-cell table:style-name="ce12" table:formula="of:=IF(ISBLANK([.F7]);;WEEKNUM([.F7];21))" office:value-type="float" office:value="14" calcext:value-type="float">
            <text:p>14</text:p>
          </table:table-cell>
          <table:table-cell table:style-name="ce21" office:value-type="date" office:date-value="2021-05-19" calcext:value-type="date">
            <text:p>19.05.21</text:p>
          </table:table-cell>
          <table:table-cell table:style-name="ce14" table:formula="of:=IF(ISBLANK([.H7]);COM.MICROSOFT.IFS([.E7]=[$Konventionen.$C$2];[.F7]+[$Konventionen.$D$2];[.E7]=[$Konventionen.$C$3];[.F7]+[$Konventionen.$D$3]); COM.MICROSOFT.IFS([.E7]=[$Konventionen.$C$2];[.H7]+[$Konventionen.$D$2];[.E7]=[$Konventionen.$C$3];[.H7]+[$Konventionen.$D$3]))" office:value-type="date" office:date-value="2021-06-09" calcext:value-type="date">
            <text:p>09.06.21</text:p>
          </table:table-cell>
          <table:table-cell table:style-name="ce14" table:formula="of:=[.I7]+(([.K7]-[.I7])/3*2)" office:value-type="date" office:date-value="2021-06-23" calcext:value-type="date">
            <text:p>23.06.21</text:p>
          </table:table-cell>
          <table:table-cell table:style-name="ce14" table:formula="of:=COM.MICROSOFT.IFS([.E7]=[$Konventionen.$C$2];[.I7]+[$Konventionen.$E$2];[.E7]=[$Konventionen.$C$3];[.I7]+[$Konventionen.$E$3])" office:value-type="date" office:date-value="2021-06-30" calcext:value-type="date">
            <text:p>30.06.21</text:p>
          </table:table-cell>
          <table:table-cell/>
          <table:table-cell table:style-name="ce15" table:formula="of:=IF(ISBLANK([.L7]);#NULL!;WEEKNUM([.L7];21))" office:value-type="string" office:string-value="" calcext:value-type="error">
            <text:p>#NULL!</text:p>
          </table:table-cell>
          <table:table-cell table:style-name="ce47" table:formula="of:=IF(AND([.I7]&lt;=[.L7];[.K7]&gt;=[.L7]);IF([.J7]&lt;=[.L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4" table:formula="of:=IF(ISBLANK([.C8]);#NULL!;IF(ISBLANK([.H8]);ORG.OPENOFFICE.YEARS([.C8];TODAY();0);ORG.OPENOFFICE.YEARS([.C8];[.H8];0)))" office:value-type="float" office:value="20" calcext:value-type="float">
            <text:p>20</text:p>
          </table:table-cell>
          <table:table-cell office:value-type="string" calcext:value-type="string">
            <text:p>AstraZeneca</text:p>
          </table:table-cell>
          <table:table-cell office:value-type="date" office:date-value="2021-04-07" calcext:value-type="date">
            <text:p>07.04.21</text:p>
          </table:table-cell>
          <table:table-cell table:style-name="ce12" table:formula="of:=IF(ISBLANK([.F8]);;WEEKNUM([.F8];21))" office:value-type="float" office:value="14" calcext:value-type="float">
            <text:p>14</text:p>
          </table:table-cell>
          <table:table-cell/>
          <table:table-cell table:style-name="ce14" table:formula="of:=IF(ISBLANK([.H8]);COM.MICROSOFT.IFS([.E8]=[$Konventionen.$C$2];[.F8]+[$Konventionen.$D$2];[.E8]=[$Konventionen.$C$3];[.F8]+[$Konventionen.$D$3]); COM.MICROSOFT.IFS([.E8]=[$Konventionen.$C$2];[.H8]+[$Konventionen.$D$2];[.E8]=[$Konventionen.$C$3];[.H8]+[$Konventionen.$D$3]))" office:value-type="date" office:date-value="2021-06-09" calcext:value-type="date">
            <text:p>09.06.21</text:p>
          </table:table-cell>
          <table:table-cell table:style-name="ce14" table:formula="of:=[.I8]+(([.K8]-[.I8])/3*2)" office:value-type="date" office:date-value="2021-06-23" calcext:value-type="date">
            <text:p>23.06.21</text:p>
          </table:table-cell>
          <table:table-cell table:style-name="ce14" table:formula="of:=COM.MICROSOFT.IFS([.E8]=[$Konventionen.$C$2];[.I8]+[$Konventionen.$E$2];[.E8]=[$Konventionen.$C$3];[.I8]+[$Konventionen.$E$3])" office:value-type="date" office:date-value="2021-06-30" calcext:value-type="date">
            <text:p>30.06.21</text:p>
          </table:table-cell>
          <table:table-cell table:style-name="ce28" office:value-type="date" office:date-value="2021-06-30" calcext:value-type="date">
            <text:p>30.06.21</text:p>
          </table:table-cell>
          <table:table-cell table:style-name="ce15" table:formula="of:=IF(ISBLANK([.L8]);#NULL!;WEEKNUM([.L8];21))" office:value-type="float" office:value="26" calcext:value-type="float">
            <text:p>26</text:p>
          </table:table-cell>
          <table:table-cell table:style-name="ce47" table:formula="of:=IF(AND([.I8]&lt;=[.L8];[.K8]&gt;=[.L8]);IF([.J8]&lt;=[.L8];1;0);-1)" office:value-type="float" office:value="1" calcext:value-type="float">
            <text:p>1</text:p>
          </table:table-cell>
          <table:table-cell table:style-name="ce28" office:value-type="date" office:date-value="2021-03-27" calcext:value-type="date">
            <text:p>27.03.21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IF(ISBLANK([.C9]);#NULL!;IF(ISBLANK([.H9]);ORG.OPENOFFICE.YEARS([.C9];TODAY();0);ORG.OPENOFFICE.YEARS([.C9];[.H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]);;WEEKNUM([.F9];21))" office:value-type="float" office:value="0" calcext:value-type="float">
            <text:p>0</text:p>
          </table:table-cell>
          <table:table-cell/>
          <table:table-cell table:style-name="ce14" table:formula="of:=IF(ISBLANK([.H9]);COM.MICROSOFT.IFS([.E9]=[$Konventionen.$C$2];[.F9]+[$Konventionen.$D$2];[.E9]=[$Konventionen.$C$3];[.F9]+[$Konventionen.$D$3]); COM.MICROSOFT.IFS([.E9]=[$Konventionen.$C$2];[.H9]+[$Konventionen.$D$2];[.E9]=[$Konventionen.$C$3];[.H9]+[$Konventionen.$D$3]))" office:value-type="string" office:string-value="" calcext:value-type="error">
            <text:p>#NV</text:p>
          </table:table-cell>
          <table:table-cell table:style-name="ce14" table:formula="of:=[.I9]+(([.K9]-[.I9])/3*2)" office:value-type="string" office:string-value="" calcext:value-type="error">
            <text:p>#NV</text:p>
          </table:table-cell>
          <table:table-cell table:style-name="ce14" table:formula="of:=COM.MICROSOFT.IFS([.E9]=[$Konventionen.$C$2];[.I9]+[$Konventionen.$E$2];[.E9]=[$Konventionen.$C$3];[.I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]);#NULL!;WEEKNUM([.L9];21))" office:value-type="string" office:string-value="" calcext:value-type="error">
            <text:p>#NULL!</text:p>
          </table:table-cell>
          <table:table-cell table:style-name="ce47" table:formula="of:=IF(AND([.I9]&lt;=[.L9];[.K9]&gt;=[.L9]);IF([.J9]&lt;=[.L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]);#NULL!;IF(ISBLANK([.H10]);ORG.OPENOFFICE.YEARS([.C10];TODAY();0);ORG.OPENOFFICE.YEARS([.C10];[.H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]);;WEEKNUM([.F10];21))" office:value-type="float" office:value="0" calcext:value-type="float">
            <text:p>0</text:p>
          </table:table-cell>
          <table:table-cell/>
          <table:table-cell table:style-name="ce14" table:formula="of:=IF(ISBLANK([.H10]);COM.MICROSOFT.IFS([.E10]=[$Konventionen.$C$2];[.F10]+[$Konventionen.$D$2];[.E10]=[$Konventionen.$C$3];[.F10]+[$Konventionen.$D$3]); COM.MICROSOFT.IFS([.E10]=[$Konventionen.$C$2];[.H10]+[$Konventionen.$D$2];[.E10]=[$Konventionen.$C$3];[.H10]+[$Konventionen.$D$3]))" office:value-type="string" office:string-value="" calcext:value-type="error">
            <text:p>#NV</text:p>
          </table:table-cell>
          <table:table-cell table:style-name="ce14" table:formula="of:=[.I10]+(([.K10]-[.I10])/3*2)" office:value-type="string" office:string-value="" calcext:value-type="error">
            <text:p>#NV</text:p>
          </table:table-cell>
          <table:table-cell table:style-name="ce14" table:formula="of:=COM.MICROSOFT.IFS([.E10]=[$Konventionen.$C$2];[.I10]+[$Konventionen.$E$2];[.E10]=[$Konventionen.$C$3];[.I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]);#NULL!;WEEKNUM([.L10];21))" office:value-type="string" office:string-value="" calcext:value-type="error">
            <text:p>#NULL!</text:p>
          </table:table-cell>
          <table:table-cell table:style-name="ce47" table:formula="of:=IF(AND([.I10]&lt;=[.L10];[.K10]&gt;=[.L10]);IF([.J10]&lt;=[.L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]);#NULL!;IF(ISBLANK([.H11]);ORG.OPENOFFICE.YEARS([.C11];TODAY();0);ORG.OPENOFFICE.YEARS([.C11];[.H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]);;WEEKNUM([.F11];21))" office:value-type="float" office:value="0" calcext:value-type="float">
            <text:p>0</text:p>
          </table:table-cell>
          <table:table-cell/>
          <table:table-cell table:style-name="ce14" table:formula="of:=IF(ISBLANK([.H11]);COM.MICROSOFT.IFS([.E11]=[$Konventionen.$C$2];[.F11]+[$Konventionen.$D$2];[.E11]=[$Konventionen.$C$3];[.F11]+[$Konventionen.$D$3]); COM.MICROSOFT.IFS([.E11]=[$Konventionen.$C$2];[.H11]+[$Konventionen.$D$2];[.E11]=[$Konventionen.$C$3];[.H11]+[$Konventionen.$D$3]))" office:value-type="string" office:string-value="" calcext:value-type="error">
            <text:p>#NV</text:p>
          </table:table-cell>
          <table:table-cell table:style-name="ce14" table:formula="of:=[.I11]+(([.K11]-[.I11])/3*2)" office:value-type="string" office:string-value="" calcext:value-type="error">
            <text:p>#NV</text:p>
          </table:table-cell>
          <table:table-cell table:style-name="ce14" table:formula="of:=COM.MICROSOFT.IFS([.E11]=[$Konventionen.$C$2];[.I11]+[$Konventionen.$E$2];[.E11]=[$Konventionen.$C$3];[.I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]);#NULL!;WEEKNUM([.L11];21))" office:value-type="string" office:string-value="" calcext:value-type="error">
            <text:p>#NULL!</text:p>
          </table:table-cell>
          <table:table-cell table:style-name="ce47" table:formula="of:=IF(AND([.I11]&lt;=[.L11];[.K11]&gt;=[.L11]);IF([.J11]&lt;=[.L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]);#NULL!;IF(ISBLANK([.H12]);ORG.OPENOFFICE.YEARS([.C12];TODAY();0);ORG.OPENOFFICE.YEARS([.C12];[.H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]);;WEEKNUM([.F12];21))" office:value-type="float" office:value="0" calcext:value-type="float">
            <text:p>0</text:p>
          </table:table-cell>
          <table:table-cell/>
          <table:table-cell table:style-name="ce14" table:formula="of:=IF(ISBLANK([.H12]);COM.MICROSOFT.IFS([.E12]=[$Konventionen.$C$2];[.F12]+[$Konventionen.$D$2];[.E12]=[$Konventionen.$C$3];[.F12]+[$Konventionen.$D$3]); COM.MICROSOFT.IFS([.E12]=[$Konventionen.$C$2];[.H12]+[$Konventionen.$D$2];[.E12]=[$Konventionen.$C$3];[.H12]+[$Konventionen.$D$3]))" office:value-type="string" office:string-value="" calcext:value-type="error">
            <text:p>#NV</text:p>
          </table:table-cell>
          <table:table-cell table:style-name="ce14" table:formula="of:=[.I12]+(([.K12]-[.I12])/3*2)" office:value-type="string" office:string-value="" calcext:value-type="error">
            <text:p>#NV</text:p>
          </table:table-cell>
          <table:table-cell table:style-name="ce14" table:formula="of:=COM.MICROSOFT.IFS([.E12]=[$Konventionen.$C$2];[.I12]+[$Konventionen.$E$2];[.E12]=[$Konventionen.$C$3];[.I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]);#NULL!;WEEKNUM([.L12];21))" office:value-type="string" office:string-value="" calcext:value-type="error">
            <text:p>#NULL!</text:p>
          </table:table-cell>
          <table:table-cell table:style-name="ce47" table:formula="of:=IF(AND([.I12]&lt;=[.L12];[.K12]&gt;=[.L12]);IF([.J12]&lt;=[.L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]);#NULL!;IF(ISBLANK([.H13]);ORG.OPENOFFICE.YEARS([.C13];TODAY();0);ORG.OPENOFFICE.YEARS([.C13];[.H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]);;WEEKNUM([.F13];21))" office:value-type="float" office:value="0" calcext:value-type="float">
            <text:p>0</text:p>
          </table:table-cell>
          <table:table-cell/>
          <table:table-cell table:style-name="ce14" table:formula="of:=IF(ISBLANK([.H13]);COM.MICROSOFT.IFS([.E13]=[$Konventionen.$C$2];[.F13]+[$Konventionen.$D$2];[.E13]=[$Konventionen.$C$3];[.F13]+[$Konventionen.$D$3]); COM.MICROSOFT.IFS([.E13]=[$Konventionen.$C$2];[.H13]+[$Konventionen.$D$2];[.E13]=[$Konventionen.$C$3];[.H13]+[$Konventionen.$D$3]))" office:value-type="string" office:string-value="" calcext:value-type="error">
            <text:p>#NV</text:p>
          </table:table-cell>
          <table:table-cell table:style-name="ce14" table:formula="of:=[.I13]+(([.K13]-[.I13])/3*2)" office:value-type="string" office:string-value="" calcext:value-type="error">
            <text:p>#NV</text:p>
          </table:table-cell>
          <table:table-cell table:style-name="ce14" table:formula="of:=COM.MICROSOFT.IFS([.E13]=[$Konventionen.$C$2];[.I13]+[$Konventionen.$E$2];[.E13]=[$Konventionen.$C$3];[.I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]);#NULL!;WEEKNUM([.L13];21))" office:value-type="string" office:string-value="" calcext:value-type="error">
            <text:p>#NULL!</text:p>
          </table:table-cell>
          <table:table-cell table:style-name="ce47" table:formula="of:=IF(AND([.I13]&lt;=[.L13];[.K13]&gt;=[.L13]);IF([.J13]&lt;=[.L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]);#NULL!;IF(ISBLANK([.H14]);ORG.OPENOFFICE.YEARS([.C14];TODAY();0);ORG.OPENOFFICE.YEARS([.C14];[.H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]);;WEEKNUM([.F14];21))" office:value-type="float" office:value="0" calcext:value-type="float">
            <text:p>0</text:p>
          </table:table-cell>
          <table:table-cell/>
          <table:table-cell table:style-name="ce14" table:formula="of:=IF(ISBLANK([.H14]);COM.MICROSOFT.IFS([.E14]=[$Konventionen.$C$2];[.F14]+[$Konventionen.$D$2];[.E14]=[$Konventionen.$C$3];[.F14]+[$Konventionen.$D$3]); COM.MICROSOFT.IFS([.E14]=[$Konventionen.$C$2];[.H14]+[$Konventionen.$D$2];[.E14]=[$Konventionen.$C$3];[.H14]+[$Konventionen.$D$3]))" office:value-type="string" office:string-value="" calcext:value-type="error">
            <text:p>#NV</text:p>
          </table:table-cell>
          <table:table-cell table:style-name="ce14" table:formula="of:=[.I14]+(([.K14]-[.I14])/3*2)" office:value-type="string" office:string-value="" calcext:value-type="error">
            <text:p>#NV</text:p>
          </table:table-cell>
          <table:table-cell table:style-name="ce14" table:formula="of:=COM.MICROSOFT.IFS([.E14]=[$Konventionen.$C$2];[.I14]+[$Konventionen.$E$2];[.E14]=[$Konventionen.$C$3];[.I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]);#NULL!;WEEKNUM([.L14];21))" office:value-type="string" office:string-value="" calcext:value-type="error">
            <text:p>#NULL!</text:p>
          </table:table-cell>
          <table:table-cell table:style-name="ce47" table:formula="of:=IF(AND([.I14]&lt;=[.L14];[.K14]&gt;=[.L14]);IF([.J14]&lt;=[.L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]);#NULL!;IF(ISBLANK([.H15]);ORG.OPENOFFICE.YEARS([.C15];TODAY();0);ORG.OPENOFFICE.YEARS([.C15];[.H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]);;WEEKNUM([.F15];21))" office:value-type="float" office:value="0" calcext:value-type="float">
            <text:p>0</text:p>
          </table:table-cell>
          <table:table-cell/>
          <table:table-cell table:style-name="ce14" table:formula="of:=IF(ISBLANK([.H15]);COM.MICROSOFT.IFS([.E15]=[$Konventionen.$C$2];[.F15]+[$Konventionen.$D$2];[.E15]=[$Konventionen.$C$3];[.F15]+[$Konventionen.$D$3]); COM.MICROSOFT.IFS([.E15]=[$Konventionen.$C$2];[.H15]+[$Konventionen.$D$2];[.E15]=[$Konventionen.$C$3];[.H15]+[$Konventionen.$D$3]))" office:value-type="string" office:string-value="" calcext:value-type="error">
            <text:p>#NV</text:p>
          </table:table-cell>
          <table:table-cell table:style-name="ce14" table:formula="of:=[.I15]+(([.K15]-[.I15])/3*2)" office:value-type="string" office:string-value="" calcext:value-type="error">
            <text:p>#NV</text:p>
          </table:table-cell>
          <table:table-cell table:style-name="ce14" table:formula="of:=COM.MICROSOFT.IFS([.E15]=[$Konventionen.$C$2];[.I15]+[$Konventionen.$E$2];[.E15]=[$Konventionen.$C$3];[.I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]);#NULL!;WEEKNUM([.L15];21))" office:value-type="string" office:string-value="" calcext:value-type="error">
            <text:p>#NULL!</text:p>
          </table:table-cell>
          <table:table-cell table:style-name="ce47" table:formula="of:=IF(AND([.I15]&lt;=[.L15];[.K15]&gt;=[.L15]);IF([.J15]&lt;=[.L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]);#NULL!;IF(ISBLANK([.H16]);ORG.OPENOFFICE.YEARS([.C16];TODAY();0);ORG.OPENOFFICE.YEARS([.C16];[.H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]);;WEEKNUM([.F16];21))" office:value-type="float" office:value="0" calcext:value-type="float">
            <text:p>0</text:p>
          </table:table-cell>
          <table:table-cell/>
          <table:table-cell table:style-name="ce14" table:formula="of:=IF(ISBLANK([.H16]);COM.MICROSOFT.IFS([.E16]=[$Konventionen.$C$2];[.F16]+[$Konventionen.$D$2];[.E16]=[$Konventionen.$C$3];[.F16]+[$Konventionen.$D$3]); COM.MICROSOFT.IFS([.E16]=[$Konventionen.$C$2];[.H16]+[$Konventionen.$D$2];[.E16]=[$Konventionen.$C$3];[.H16]+[$Konventionen.$D$3]))" office:value-type="string" office:string-value="" calcext:value-type="error">
            <text:p>#NV</text:p>
          </table:table-cell>
          <table:table-cell table:style-name="ce14" table:formula="of:=[.I16]+(([.K16]-[.I16])/3*2)" office:value-type="string" office:string-value="" calcext:value-type="error">
            <text:p>#NV</text:p>
          </table:table-cell>
          <table:table-cell table:style-name="ce14" table:formula="of:=COM.MICROSOFT.IFS([.E16]=[$Konventionen.$C$2];[.I16]+[$Konventionen.$E$2];[.E16]=[$Konventionen.$C$3];[.I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]);#NULL!;WEEKNUM([.L16];21))" office:value-type="string" office:string-value="" calcext:value-type="error">
            <text:p>#NULL!</text:p>
          </table:table-cell>
          <table:table-cell table:style-name="ce47" table:formula="of:=IF(AND([.I16]&lt;=[.L16];[.K16]&gt;=[.L16]);IF([.J16]&lt;=[.L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7]);#NULL!;IF(ISBLANK([.H17]);ORG.OPENOFFICE.YEARS([.C17];TODAY();0);ORG.OPENOFFICE.YEARS([.C17];[.H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]);;WEEKNUM([.F17];21))" office:value-type="float" office:value="0" calcext:value-type="float">
            <text:p>0</text:p>
          </table:table-cell>
          <table:table-cell/>
          <table:table-cell table:style-name="ce14" table:formula="of:=IF(ISBLANK([.H17]);COM.MICROSOFT.IFS([.E17]=[$Konventionen.$C$2];[.F17]+[$Konventionen.$D$2];[.E17]=[$Konventionen.$C$3];[.F17]+[$Konventionen.$D$3]); COM.MICROSOFT.IFS([.E17]=[$Konventionen.$C$2];[.H17]+[$Konventionen.$D$2];[.E17]=[$Konventionen.$C$3];[.H17]+[$Konventionen.$D$3]))" office:value-type="string" office:string-value="" calcext:value-type="error">
            <text:p>#NV</text:p>
          </table:table-cell>
          <table:table-cell table:style-name="ce14" table:formula="of:=[.I17]+(([.K17]-[.I17])/3*2)" office:value-type="string" office:string-value="" calcext:value-type="error">
            <text:p>#NV</text:p>
          </table:table-cell>
          <table:table-cell table:style-name="ce14" table:formula="of:=COM.MICROSOFT.IFS([.E17]=[$Konventionen.$C$2];[.I17]+[$Konventionen.$E$2];[.E17]=[$Konventionen.$C$3];[.I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]);#NULL!;WEEKNUM([.L17];21))" office:value-type="string" office:string-value="" calcext:value-type="error">
            <text:p>#NULL!</text:p>
          </table:table-cell>
          <table:table-cell table:style-name="ce47" table:formula="of:=IF(AND([.I17]&lt;=[.L17];[.K17]&gt;=[.L17]);IF([.J17]&lt;=[.L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8]);#NULL!;IF(ISBLANK([.H18]);ORG.OPENOFFICE.YEARS([.C18];TODAY();0);ORG.OPENOFFICE.YEARS([.C18];[.H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8]);;WEEKNUM([.F18];21))" office:value-type="float" office:value="0" calcext:value-type="float">
            <text:p>0</text:p>
          </table:table-cell>
          <table:table-cell/>
          <table:table-cell table:style-name="ce14" table:formula="of:=IF(ISBLANK([.H18]);COM.MICROSOFT.IFS([.E18]=[$Konventionen.$C$2];[.F18]+[$Konventionen.$D$2];[.E18]=[$Konventionen.$C$3];[.F18]+[$Konventionen.$D$3]); COM.MICROSOFT.IFS([.E18]=[$Konventionen.$C$2];[.H18]+[$Konventionen.$D$2];[.E18]=[$Konventionen.$C$3];[.H18]+[$Konventionen.$D$3]))" office:value-type="string" office:string-value="" calcext:value-type="error">
            <text:p>#NV</text:p>
          </table:table-cell>
          <table:table-cell table:style-name="ce14" table:formula="of:=[.I18]+(([.K18]-[.I18])/3*2)" office:value-type="string" office:string-value="" calcext:value-type="error">
            <text:p>#NV</text:p>
          </table:table-cell>
          <table:table-cell table:style-name="ce14" table:formula="of:=COM.MICROSOFT.IFS([.E18]=[$Konventionen.$C$2];[.I18]+[$Konventionen.$E$2];[.E18]=[$Konventionen.$C$3];[.I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8]);#NULL!;WEEKNUM([.L18];21))" office:value-type="string" office:string-value="" calcext:value-type="error">
            <text:p>#NULL!</text:p>
          </table:table-cell>
          <table:table-cell table:style-name="ce47" table:formula="of:=IF(AND([.I18]&lt;=[.L18];[.K18]&gt;=[.L18]);IF([.J18]&lt;=[.L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9]);#NULL!;IF(ISBLANK([.H19]);ORG.OPENOFFICE.YEARS([.C19];TODAY();0);ORG.OPENOFFICE.YEARS([.C19];[.H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9]);;WEEKNUM([.F19];21))" office:value-type="float" office:value="0" calcext:value-type="float">
            <text:p>0</text:p>
          </table:table-cell>
          <table:table-cell/>
          <table:table-cell table:style-name="ce14" table:formula="of:=IF(ISBLANK([.H19]);COM.MICROSOFT.IFS([.E19]=[$Konventionen.$C$2];[.F19]+[$Konventionen.$D$2];[.E19]=[$Konventionen.$C$3];[.F19]+[$Konventionen.$D$3]); COM.MICROSOFT.IFS([.E19]=[$Konventionen.$C$2];[.H19]+[$Konventionen.$D$2];[.E19]=[$Konventionen.$C$3];[.H19]+[$Konventionen.$D$3]))" office:value-type="string" office:string-value="" calcext:value-type="error">
            <text:p>#NV</text:p>
          </table:table-cell>
          <table:table-cell table:style-name="ce14" table:formula="of:=[.I19]+(([.K19]-[.I19])/3*2)" office:value-type="string" office:string-value="" calcext:value-type="error">
            <text:p>#NV</text:p>
          </table:table-cell>
          <table:table-cell table:style-name="ce14" table:formula="of:=COM.MICROSOFT.IFS([.E19]=[$Konventionen.$C$2];[.I19]+[$Konventionen.$E$2];[.E19]=[$Konventionen.$C$3];[.I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9]);#NULL!;WEEKNUM([.L19];21))" office:value-type="string" office:string-value="" calcext:value-type="error">
            <text:p>#NULL!</text:p>
          </table:table-cell>
          <table:table-cell table:style-name="ce47" table:formula="of:=IF(AND([.I19]&lt;=[.L19];[.K19]&gt;=[.L19]);IF([.J19]&lt;=[.L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0]);#NULL!;IF(ISBLANK([.H20]);ORG.OPENOFFICE.YEARS([.C20];TODAY();0);ORG.OPENOFFICE.YEARS([.C20];[.H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0]);;WEEKNUM([.F20];21))" office:value-type="float" office:value="0" calcext:value-type="float">
            <text:p>0</text:p>
          </table:table-cell>
          <table:table-cell/>
          <table:table-cell table:style-name="ce14" table:formula="of:=IF(ISBLANK([.H20]);COM.MICROSOFT.IFS([.E20]=[$Konventionen.$C$2];[.F20]+[$Konventionen.$D$2];[.E20]=[$Konventionen.$C$3];[.F20]+[$Konventionen.$D$3]); COM.MICROSOFT.IFS([.E20]=[$Konventionen.$C$2];[.H20]+[$Konventionen.$D$2];[.E20]=[$Konventionen.$C$3];[.H20]+[$Konventionen.$D$3]))" office:value-type="string" office:string-value="" calcext:value-type="error">
            <text:p>#NV</text:p>
          </table:table-cell>
          <table:table-cell table:style-name="ce14" table:formula="of:=[.I20]+(([.K20]-[.I20])/3*2)" office:value-type="string" office:string-value="" calcext:value-type="error">
            <text:p>#NV</text:p>
          </table:table-cell>
          <table:table-cell table:style-name="ce14" table:formula="of:=COM.MICROSOFT.IFS([.E20]=[$Konventionen.$C$2];[.I20]+[$Konventionen.$E$2];[.E20]=[$Konventionen.$C$3];[.I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0]);#NULL!;WEEKNUM([.L20];21))" office:value-type="string" office:string-value="" calcext:value-type="error">
            <text:p>#NULL!</text:p>
          </table:table-cell>
          <table:table-cell table:style-name="ce47" table:formula="of:=IF(AND([.I20]&lt;=[.L20];[.K20]&gt;=[.L20]);IF([.J20]&lt;=[.L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1]);#NULL!;IF(ISBLANK([.H21]);ORG.OPENOFFICE.YEARS([.C21];TODAY();0);ORG.OPENOFFICE.YEARS([.C21];[.H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1]);;WEEKNUM([.F21];21))" office:value-type="float" office:value="0" calcext:value-type="float">
            <text:p>0</text:p>
          </table:table-cell>
          <table:table-cell/>
          <table:table-cell table:style-name="ce14" table:formula="of:=IF(ISBLANK([.H21]);COM.MICROSOFT.IFS([.E21]=[$Konventionen.$C$2];[.F21]+[$Konventionen.$D$2];[.E21]=[$Konventionen.$C$3];[.F21]+[$Konventionen.$D$3]); COM.MICROSOFT.IFS([.E21]=[$Konventionen.$C$2];[.H21]+[$Konventionen.$D$2];[.E21]=[$Konventionen.$C$3];[.H21]+[$Konventionen.$D$3]))" office:value-type="string" office:string-value="" calcext:value-type="error">
            <text:p>#NV</text:p>
          </table:table-cell>
          <table:table-cell table:style-name="ce14" table:formula="of:=[.I21]+(([.K21]-[.I21])/3*2)" office:value-type="string" office:string-value="" calcext:value-type="error">
            <text:p>#NV</text:p>
          </table:table-cell>
          <table:table-cell table:style-name="ce14" table:formula="of:=COM.MICROSOFT.IFS([.E21]=[$Konventionen.$C$2];[.I21]+[$Konventionen.$E$2];[.E21]=[$Konventionen.$C$3];[.I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1]);#NULL!;WEEKNUM([.L21];21))" office:value-type="string" office:string-value="" calcext:value-type="error">
            <text:p>#NULL!</text:p>
          </table:table-cell>
          <table:table-cell table:style-name="ce47" table:formula="of:=IF(AND([.I21]&lt;=[.L21];[.K21]&gt;=[.L21]);IF([.J21]&lt;=[.L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2]);#NULL!;IF(ISBLANK([.H22]);ORG.OPENOFFICE.YEARS([.C22];TODAY();0);ORG.OPENOFFICE.YEARS([.C22];[.H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2]);;WEEKNUM([.F22];21))" office:value-type="float" office:value="0" calcext:value-type="float">
            <text:p>0</text:p>
          </table:table-cell>
          <table:table-cell/>
          <table:table-cell table:style-name="ce14" table:formula="of:=IF(ISBLANK([.H22]);COM.MICROSOFT.IFS([.E22]=[$Konventionen.$C$2];[.F22]+[$Konventionen.$D$2];[.E22]=[$Konventionen.$C$3];[.F22]+[$Konventionen.$D$3]); COM.MICROSOFT.IFS([.E22]=[$Konventionen.$C$2];[.H22]+[$Konventionen.$D$2];[.E22]=[$Konventionen.$C$3];[.H22]+[$Konventionen.$D$3]))" office:value-type="string" office:string-value="" calcext:value-type="error">
            <text:p>#NV</text:p>
          </table:table-cell>
          <table:table-cell table:style-name="ce14" table:formula="of:=[.I22]+(([.K22]-[.I22])/3*2)" office:value-type="string" office:string-value="" calcext:value-type="error">
            <text:p>#NV</text:p>
          </table:table-cell>
          <table:table-cell table:style-name="ce14" table:formula="of:=COM.MICROSOFT.IFS([.E22]=[$Konventionen.$C$2];[.I22]+[$Konventionen.$E$2];[.E22]=[$Konventionen.$C$3];[.I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2]);#NULL!;WEEKNUM([.L22];21))" office:value-type="string" office:string-value="" calcext:value-type="error">
            <text:p>#NULL!</text:p>
          </table:table-cell>
          <table:table-cell table:style-name="ce47" table:formula="of:=IF(AND([.I22]&lt;=[.L22];[.K22]&gt;=[.L22]);IF([.J22]&lt;=[.L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3]);#NULL!;IF(ISBLANK([.H23]);ORG.OPENOFFICE.YEARS([.C23];TODAY();0);ORG.OPENOFFICE.YEARS([.C23];[.H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3]);;WEEKNUM([.F23];21))" office:value-type="float" office:value="0" calcext:value-type="float">
            <text:p>0</text:p>
          </table:table-cell>
          <table:table-cell/>
          <table:table-cell table:style-name="ce14" table:formula="of:=IF(ISBLANK([.H23]);COM.MICROSOFT.IFS([.E23]=[$Konventionen.$C$2];[.F23]+[$Konventionen.$D$2];[.E23]=[$Konventionen.$C$3];[.F23]+[$Konventionen.$D$3]); COM.MICROSOFT.IFS([.E23]=[$Konventionen.$C$2];[.H23]+[$Konventionen.$D$2];[.E23]=[$Konventionen.$C$3];[.H23]+[$Konventionen.$D$3]))" office:value-type="string" office:string-value="" calcext:value-type="error">
            <text:p>#NV</text:p>
          </table:table-cell>
          <table:table-cell table:style-name="ce14" table:formula="of:=[.I23]+(([.K23]-[.I23])/3*2)" office:value-type="string" office:string-value="" calcext:value-type="error">
            <text:p>#NV</text:p>
          </table:table-cell>
          <table:table-cell table:style-name="ce14" table:formula="of:=COM.MICROSOFT.IFS([.E23]=[$Konventionen.$C$2];[.I23]+[$Konventionen.$E$2];[.E23]=[$Konventionen.$C$3];[.I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3]);#NULL!;WEEKNUM([.L23];21))" office:value-type="string" office:string-value="" calcext:value-type="error">
            <text:p>#NULL!</text:p>
          </table:table-cell>
          <table:table-cell table:style-name="ce47" table:formula="of:=IF(AND([.I23]&lt;=[.L23];[.K23]&gt;=[.L23]);IF([.J23]&lt;=[.L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4]);#NULL!;IF(ISBLANK([.H24]);ORG.OPENOFFICE.YEARS([.C24];TODAY();0);ORG.OPENOFFICE.YEARS([.C24];[.H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4]);;WEEKNUM([.F24];21))" office:value-type="float" office:value="0" calcext:value-type="float">
            <text:p>0</text:p>
          </table:table-cell>
          <table:table-cell/>
          <table:table-cell table:style-name="ce14" table:formula="of:=IF(ISBLANK([.H24]);COM.MICROSOFT.IFS([.E24]=[$Konventionen.$C$2];[.F24]+[$Konventionen.$D$2];[.E24]=[$Konventionen.$C$3];[.F24]+[$Konventionen.$D$3]); COM.MICROSOFT.IFS([.E24]=[$Konventionen.$C$2];[.H24]+[$Konventionen.$D$2];[.E24]=[$Konventionen.$C$3];[.H24]+[$Konventionen.$D$3]))" office:value-type="string" office:string-value="" calcext:value-type="error">
            <text:p>#NV</text:p>
          </table:table-cell>
          <table:table-cell table:style-name="ce14" table:formula="of:=[.I24]+(([.K24]-[.I24])/3*2)" office:value-type="string" office:string-value="" calcext:value-type="error">
            <text:p>#NV</text:p>
          </table:table-cell>
          <table:table-cell table:style-name="ce14" table:formula="of:=COM.MICROSOFT.IFS([.E24]=[$Konventionen.$C$2];[.I24]+[$Konventionen.$E$2];[.E24]=[$Konventionen.$C$3];[.I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4]);#NULL!;WEEKNUM([.L24];21))" office:value-type="string" office:string-value="" calcext:value-type="error">
            <text:p>#NULL!</text:p>
          </table:table-cell>
          <table:table-cell table:style-name="ce47" table:formula="of:=IF(AND([.I24]&lt;=[.L24];[.K24]&gt;=[.L24]);IF([.J24]&lt;=[.L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5]);#NULL!;IF(ISBLANK([.H25]);ORG.OPENOFFICE.YEARS([.C25];TODAY();0);ORG.OPENOFFICE.YEARS([.C25];[.H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5]);;WEEKNUM([.F25];21))" office:value-type="float" office:value="0" calcext:value-type="float">
            <text:p>0</text:p>
          </table:table-cell>
          <table:table-cell/>
          <table:table-cell table:style-name="ce14" table:formula="of:=IF(ISBLANK([.H25]);COM.MICROSOFT.IFS([.E25]=[$Konventionen.$C$2];[.F25]+[$Konventionen.$D$2];[.E25]=[$Konventionen.$C$3];[.F25]+[$Konventionen.$D$3]); COM.MICROSOFT.IFS([.E25]=[$Konventionen.$C$2];[.H25]+[$Konventionen.$D$2];[.E25]=[$Konventionen.$C$3];[.H25]+[$Konventionen.$D$3]))" office:value-type="string" office:string-value="" calcext:value-type="error">
            <text:p>#NV</text:p>
          </table:table-cell>
          <table:table-cell table:style-name="ce14" table:formula="of:=[.I25]+(([.K25]-[.I25])/3*2)" office:value-type="string" office:string-value="" calcext:value-type="error">
            <text:p>#NV</text:p>
          </table:table-cell>
          <table:table-cell table:style-name="ce14" table:formula="of:=COM.MICROSOFT.IFS([.E25]=[$Konventionen.$C$2];[.I25]+[$Konventionen.$E$2];[.E25]=[$Konventionen.$C$3];[.I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5]);#NULL!;WEEKNUM([.L25];21))" office:value-type="string" office:string-value="" calcext:value-type="error">
            <text:p>#NULL!</text:p>
          </table:table-cell>
          <table:table-cell table:style-name="ce47" table:formula="of:=IF(AND([.I25]&lt;=[.L25];[.K25]&gt;=[.L25]);IF([.J25]&lt;=[.L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6]);#NULL!;IF(ISBLANK([.H26]);ORG.OPENOFFICE.YEARS([.C26];TODAY();0);ORG.OPENOFFICE.YEARS([.C26];[.H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6]);;WEEKNUM([.F26];21))" office:value-type="float" office:value="0" calcext:value-type="float">
            <text:p>0</text:p>
          </table:table-cell>
          <table:table-cell/>
          <table:table-cell table:style-name="ce14" table:formula="of:=IF(ISBLANK([.H26]);COM.MICROSOFT.IFS([.E26]=[$Konventionen.$C$2];[.F26]+[$Konventionen.$D$2];[.E26]=[$Konventionen.$C$3];[.F26]+[$Konventionen.$D$3]); COM.MICROSOFT.IFS([.E26]=[$Konventionen.$C$2];[.H26]+[$Konventionen.$D$2];[.E26]=[$Konventionen.$C$3];[.H26]+[$Konventionen.$D$3]))" office:value-type="string" office:string-value="" calcext:value-type="error">
            <text:p>#NV</text:p>
          </table:table-cell>
          <table:table-cell table:style-name="ce14" table:formula="of:=[.I26]+(([.K26]-[.I26])/3*2)" office:value-type="string" office:string-value="" calcext:value-type="error">
            <text:p>#NV</text:p>
          </table:table-cell>
          <table:table-cell table:style-name="ce14" table:formula="of:=COM.MICROSOFT.IFS([.E26]=[$Konventionen.$C$2];[.I26]+[$Konventionen.$E$2];[.E26]=[$Konventionen.$C$3];[.I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6]);#NULL!;WEEKNUM([.L26];21))" office:value-type="string" office:string-value="" calcext:value-type="error">
            <text:p>#NULL!</text:p>
          </table:table-cell>
          <table:table-cell table:style-name="ce47" table:formula="of:=IF(AND([.I26]&lt;=[.L26];[.K26]&gt;=[.L26]);IF([.J26]&lt;=[.L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7]);#NULL!;IF(ISBLANK([.H27]);ORG.OPENOFFICE.YEARS([.C27];TODAY();0);ORG.OPENOFFICE.YEARS([.C27];[.H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7]);;WEEKNUM([.F27];21))" office:value-type="float" office:value="0" calcext:value-type="float">
            <text:p>0</text:p>
          </table:table-cell>
          <table:table-cell/>
          <table:table-cell table:style-name="ce14" table:formula="of:=IF(ISBLANK([.H27]);COM.MICROSOFT.IFS([.E27]=[$Konventionen.$C$2];[.F27]+[$Konventionen.$D$2];[.E27]=[$Konventionen.$C$3];[.F27]+[$Konventionen.$D$3]); COM.MICROSOFT.IFS([.E27]=[$Konventionen.$C$2];[.H27]+[$Konventionen.$D$2];[.E27]=[$Konventionen.$C$3];[.H27]+[$Konventionen.$D$3]))" office:value-type="string" office:string-value="" calcext:value-type="error">
            <text:p>#NV</text:p>
          </table:table-cell>
          <table:table-cell table:style-name="ce14" table:formula="of:=[.I27]+(([.K27]-[.I27])/3*2)" office:value-type="string" office:string-value="" calcext:value-type="error">
            <text:p>#NV</text:p>
          </table:table-cell>
          <table:table-cell table:style-name="ce14" table:formula="of:=COM.MICROSOFT.IFS([.E27]=[$Konventionen.$C$2];[.I27]+[$Konventionen.$E$2];[.E27]=[$Konventionen.$C$3];[.I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7]);#NULL!;WEEKNUM([.L27];21))" office:value-type="string" office:string-value="" calcext:value-type="error">
            <text:p>#NULL!</text:p>
          </table:table-cell>
          <table:table-cell table:style-name="ce47" table:formula="of:=IF(AND([.I27]&lt;=[.L27];[.K27]&gt;=[.L27]);IF([.J27]&lt;=[.L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8]);#NULL!;IF(ISBLANK([.H28]);ORG.OPENOFFICE.YEARS([.C28];TODAY();0);ORG.OPENOFFICE.YEARS([.C28];[.H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8]);;WEEKNUM([.F28];21))" office:value-type="float" office:value="0" calcext:value-type="float">
            <text:p>0</text:p>
          </table:table-cell>
          <table:table-cell/>
          <table:table-cell table:style-name="ce14" table:formula="of:=IF(ISBLANK([.H28]);COM.MICROSOFT.IFS([.E28]=[$Konventionen.$C$2];[.F28]+[$Konventionen.$D$2];[.E28]=[$Konventionen.$C$3];[.F28]+[$Konventionen.$D$3]); COM.MICROSOFT.IFS([.E28]=[$Konventionen.$C$2];[.H28]+[$Konventionen.$D$2];[.E28]=[$Konventionen.$C$3];[.H28]+[$Konventionen.$D$3]))" office:value-type="string" office:string-value="" calcext:value-type="error">
            <text:p>#NV</text:p>
          </table:table-cell>
          <table:table-cell table:style-name="ce14" table:formula="of:=[.I28]+(([.K28]-[.I28])/3*2)" office:value-type="string" office:string-value="" calcext:value-type="error">
            <text:p>#NV</text:p>
          </table:table-cell>
          <table:table-cell table:style-name="ce14" table:formula="of:=COM.MICROSOFT.IFS([.E28]=[$Konventionen.$C$2];[.I28]+[$Konventionen.$E$2];[.E28]=[$Konventionen.$C$3];[.I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8]);#NULL!;WEEKNUM([.L28];21))" office:value-type="string" office:string-value="" calcext:value-type="error">
            <text:p>#NULL!</text:p>
          </table:table-cell>
          <table:table-cell table:style-name="ce47" table:formula="of:=IF(AND([.I28]&lt;=[.L28];[.K28]&gt;=[.L28]);IF([.J28]&lt;=[.L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9]);#NULL!;IF(ISBLANK([.H29]);ORG.OPENOFFICE.YEARS([.C29];TODAY();0);ORG.OPENOFFICE.YEARS([.C29];[.H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9]);;WEEKNUM([.F29];21))" office:value-type="float" office:value="0" calcext:value-type="float">
            <text:p>0</text:p>
          </table:table-cell>
          <table:table-cell/>
          <table:table-cell table:style-name="ce14" table:formula="of:=IF(ISBLANK([.H29]);COM.MICROSOFT.IFS([.E29]=[$Konventionen.$C$2];[.F29]+[$Konventionen.$D$2];[.E29]=[$Konventionen.$C$3];[.F29]+[$Konventionen.$D$3]); COM.MICROSOFT.IFS([.E29]=[$Konventionen.$C$2];[.H29]+[$Konventionen.$D$2];[.E29]=[$Konventionen.$C$3];[.H29]+[$Konventionen.$D$3]))" office:value-type="string" office:string-value="" calcext:value-type="error">
            <text:p>#NV</text:p>
          </table:table-cell>
          <table:table-cell table:style-name="ce14" table:formula="of:=[.I29]+(([.K29]-[.I29])/3*2)" office:value-type="string" office:string-value="" calcext:value-type="error">
            <text:p>#NV</text:p>
          </table:table-cell>
          <table:table-cell table:style-name="ce14" table:formula="of:=COM.MICROSOFT.IFS([.E29]=[$Konventionen.$C$2];[.I29]+[$Konventionen.$E$2];[.E29]=[$Konventionen.$C$3];[.I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9]);#NULL!;WEEKNUM([.L29];21))" office:value-type="string" office:string-value="" calcext:value-type="error">
            <text:p>#NULL!</text:p>
          </table:table-cell>
          <table:table-cell table:style-name="ce47" table:formula="of:=IF(AND([.I29]&lt;=[.L29];[.K29]&gt;=[.L29]);IF([.J29]&lt;=[.L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0]);#NULL!;IF(ISBLANK([.H30]);ORG.OPENOFFICE.YEARS([.C30];TODAY();0);ORG.OPENOFFICE.YEARS([.C30];[.H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0]);;WEEKNUM([.F30];21))" office:value-type="float" office:value="0" calcext:value-type="float">
            <text:p>0</text:p>
          </table:table-cell>
          <table:table-cell/>
          <table:table-cell table:style-name="ce14" table:formula="of:=IF(ISBLANK([.H30]);COM.MICROSOFT.IFS([.E30]=[$Konventionen.$C$2];[.F30]+[$Konventionen.$D$2];[.E30]=[$Konventionen.$C$3];[.F30]+[$Konventionen.$D$3]); COM.MICROSOFT.IFS([.E30]=[$Konventionen.$C$2];[.H30]+[$Konventionen.$D$2];[.E30]=[$Konventionen.$C$3];[.H30]+[$Konventionen.$D$3]))" office:value-type="string" office:string-value="" calcext:value-type="error">
            <text:p>#NV</text:p>
          </table:table-cell>
          <table:table-cell table:style-name="ce14" table:formula="of:=[.I30]+(([.K30]-[.I30])/3*2)" office:value-type="string" office:string-value="" calcext:value-type="error">
            <text:p>#NV</text:p>
          </table:table-cell>
          <table:table-cell table:style-name="ce14" table:formula="of:=COM.MICROSOFT.IFS([.E30]=[$Konventionen.$C$2];[.I30]+[$Konventionen.$E$2];[.E30]=[$Konventionen.$C$3];[.I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0]);#NULL!;WEEKNUM([.L30];21))" office:value-type="string" office:string-value="" calcext:value-type="error">
            <text:p>#NULL!</text:p>
          </table:table-cell>
          <table:table-cell table:style-name="ce47" table:formula="of:=IF(AND([.I30]&lt;=[.L30];[.K30]&gt;=[.L30]);IF([.J30]&lt;=[.L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1]);#NULL!;IF(ISBLANK([.H31]);ORG.OPENOFFICE.YEARS([.C31];TODAY();0);ORG.OPENOFFICE.YEARS([.C31];[.H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1]);;WEEKNUM([.F31];21))" office:value-type="float" office:value="0" calcext:value-type="float">
            <text:p>0</text:p>
          </table:table-cell>
          <table:table-cell/>
          <table:table-cell table:style-name="ce14" table:formula="of:=IF(ISBLANK([.H31]);COM.MICROSOFT.IFS([.E31]=[$Konventionen.$C$2];[.F31]+[$Konventionen.$D$2];[.E31]=[$Konventionen.$C$3];[.F31]+[$Konventionen.$D$3]); COM.MICROSOFT.IFS([.E31]=[$Konventionen.$C$2];[.H31]+[$Konventionen.$D$2];[.E31]=[$Konventionen.$C$3];[.H31]+[$Konventionen.$D$3]))" office:value-type="string" office:string-value="" calcext:value-type="error">
            <text:p>#NV</text:p>
          </table:table-cell>
          <table:table-cell table:style-name="ce14" table:formula="of:=[.I31]+(([.K31]-[.I31])/3*2)" office:value-type="string" office:string-value="" calcext:value-type="error">
            <text:p>#NV</text:p>
          </table:table-cell>
          <table:table-cell table:style-name="ce14" table:formula="of:=COM.MICROSOFT.IFS([.E31]=[$Konventionen.$C$2];[.I31]+[$Konventionen.$E$2];[.E31]=[$Konventionen.$C$3];[.I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1]);#NULL!;WEEKNUM([.L31];21))" office:value-type="string" office:string-value="" calcext:value-type="error">
            <text:p>#NULL!</text:p>
          </table:table-cell>
          <table:table-cell table:style-name="ce47" table:formula="of:=IF(AND([.I31]&lt;=[.L31];[.K31]&gt;=[.L31]);IF([.J31]&lt;=[.L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2]);#NULL!;IF(ISBLANK([.H32]);ORG.OPENOFFICE.YEARS([.C32];TODAY();0);ORG.OPENOFFICE.YEARS([.C32];[.H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2]);;WEEKNUM([.F32];21))" office:value-type="float" office:value="0" calcext:value-type="float">
            <text:p>0</text:p>
          </table:table-cell>
          <table:table-cell/>
          <table:table-cell table:style-name="ce14" table:formula="of:=IF(ISBLANK([.H32]);COM.MICROSOFT.IFS([.E32]=[$Konventionen.$C$2];[.F32]+[$Konventionen.$D$2];[.E32]=[$Konventionen.$C$3];[.F32]+[$Konventionen.$D$3]); COM.MICROSOFT.IFS([.E32]=[$Konventionen.$C$2];[.H32]+[$Konventionen.$D$2];[.E32]=[$Konventionen.$C$3];[.H32]+[$Konventionen.$D$3]))" office:value-type="string" office:string-value="" calcext:value-type="error">
            <text:p>#NV</text:p>
          </table:table-cell>
          <table:table-cell table:style-name="ce14" table:formula="of:=[.I32]+(([.K32]-[.I32])/3*2)" office:value-type="string" office:string-value="" calcext:value-type="error">
            <text:p>#NV</text:p>
          </table:table-cell>
          <table:table-cell table:style-name="ce14" table:formula="of:=COM.MICROSOFT.IFS([.E32]=[$Konventionen.$C$2];[.I32]+[$Konventionen.$E$2];[.E32]=[$Konventionen.$C$3];[.I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2]);#NULL!;WEEKNUM([.L32];21))" office:value-type="string" office:string-value="" calcext:value-type="error">
            <text:p>#NULL!</text:p>
          </table:table-cell>
          <table:table-cell table:style-name="ce47" table:formula="of:=IF(AND([.I32]&lt;=[.L32];[.K32]&gt;=[.L32]);IF([.J32]&lt;=[.L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3]);#NULL!;IF(ISBLANK([.H33]);ORG.OPENOFFICE.YEARS([.C33];TODAY();0);ORG.OPENOFFICE.YEARS([.C33];[.H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3]);;WEEKNUM([.F33];21))" office:value-type="float" office:value="0" calcext:value-type="float">
            <text:p>0</text:p>
          </table:table-cell>
          <table:table-cell/>
          <table:table-cell table:style-name="ce14" table:formula="of:=IF(ISBLANK([.H33]);COM.MICROSOFT.IFS([.E33]=[$Konventionen.$C$2];[.F33]+[$Konventionen.$D$2];[.E33]=[$Konventionen.$C$3];[.F33]+[$Konventionen.$D$3]); COM.MICROSOFT.IFS([.E33]=[$Konventionen.$C$2];[.H33]+[$Konventionen.$D$2];[.E33]=[$Konventionen.$C$3];[.H33]+[$Konventionen.$D$3]))" office:value-type="string" office:string-value="" calcext:value-type="error">
            <text:p>#NV</text:p>
          </table:table-cell>
          <table:table-cell table:style-name="ce14" table:formula="of:=[.I33]+(([.K33]-[.I33])/3*2)" office:value-type="string" office:string-value="" calcext:value-type="error">
            <text:p>#NV</text:p>
          </table:table-cell>
          <table:table-cell table:style-name="ce14" table:formula="of:=COM.MICROSOFT.IFS([.E33]=[$Konventionen.$C$2];[.I33]+[$Konventionen.$E$2];[.E33]=[$Konventionen.$C$3];[.I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3]);#NULL!;WEEKNUM([.L33];21))" office:value-type="string" office:string-value="" calcext:value-type="error">
            <text:p>#NULL!</text:p>
          </table:table-cell>
          <table:table-cell table:style-name="ce47" table:formula="of:=IF(AND([.I33]&lt;=[.L33];[.K33]&gt;=[.L33]);IF([.J33]&lt;=[.L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4]);#NULL!;IF(ISBLANK([.H34]);ORG.OPENOFFICE.YEARS([.C34];TODAY();0);ORG.OPENOFFICE.YEARS([.C34];[.H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4]);;WEEKNUM([.F34];21))" office:value-type="float" office:value="0" calcext:value-type="float">
            <text:p>0</text:p>
          </table:table-cell>
          <table:table-cell/>
          <table:table-cell table:style-name="ce14" table:formula="of:=IF(ISBLANK([.H34]);COM.MICROSOFT.IFS([.E34]=[$Konventionen.$C$2];[.F34]+[$Konventionen.$D$2];[.E34]=[$Konventionen.$C$3];[.F34]+[$Konventionen.$D$3]); COM.MICROSOFT.IFS([.E34]=[$Konventionen.$C$2];[.H34]+[$Konventionen.$D$2];[.E34]=[$Konventionen.$C$3];[.H34]+[$Konventionen.$D$3]))" office:value-type="string" office:string-value="" calcext:value-type="error">
            <text:p>#NV</text:p>
          </table:table-cell>
          <table:table-cell table:style-name="ce14" table:formula="of:=[.I34]+(([.K34]-[.I34])/3*2)" office:value-type="string" office:string-value="" calcext:value-type="error">
            <text:p>#NV</text:p>
          </table:table-cell>
          <table:table-cell table:style-name="ce14" table:formula="of:=COM.MICROSOFT.IFS([.E34]=[$Konventionen.$C$2];[.I34]+[$Konventionen.$E$2];[.E34]=[$Konventionen.$C$3];[.I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4]);#NULL!;WEEKNUM([.L34];21))" office:value-type="string" office:string-value="" calcext:value-type="error">
            <text:p>#NULL!</text:p>
          </table:table-cell>
          <table:table-cell table:style-name="ce47" table:formula="of:=IF(AND([.I34]&lt;=[.L34];[.K34]&gt;=[.L34]);IF([.J34]&lt;=[.L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5]);#NULL!;IF(ISBLANK([.H35]);ORG.OPENOFFICE.YEARS([.C35];TODAY();0);ORG.OPENOFFICE.YEARS([.C35];[.H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5]);;WEEKNUM([.F35];21))" office:value-type="float" office:value="0" calcext:value-type="float">
            <text:p>0</text:p>
          </table:table-cell>
          <table:table-cell/>
          <table:table-cell table:style-name="ce14" table:formula="of:=IF(ISBLANK([.H35]);COM.MICROSOFT.IFS([.E35]=[$Konventionen.$C$2];[.F35]+[$Konventionen.$D$2];[.E35]=[$Konventionen.$C$3];[.F35]+[$Konventionen.$D$3]); COM.MICROSOFT.IFS([.E35]=[$Konventionen.$C$2];[.H35]+[$Konventionen.$D$2];[.E35]=[$Konventionen.$C$3];[.H35]+[$Konventionen.$D$3]))" office:value-type="string" office:string-value="" calcext:value-type="error">
            <text:p>#NV</text:p>
          </table:table-cell>
          <table:table-cell table:style-name="ce14" table:formula="of:=[.I35]+(([.K35]-[.I35])/3*2)" office:value-type="string" office:string-value="" calcext:value-type="error">
            <text:p>#NV</text:p>
          </table:table-cell>
          <table:table-cell table:style-name="ce14" table:formula="of:=COM.MICROSOFT.IFS([.E35]=[$Konventionen.$C$2];[.I35]+[$Konventionen.$E$2];[.E35]=[$Konventionen.$C$3];[.I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5]);#NULL!;WEEKNUM([.L35];21))" office:value-type="string" office:string-value="" calcext:value-type="error">
            <text:p>#NULL!</text:p>
          </table:table-cell>
          <table:table-cell table:style-name="ce47" table:formula="of:=IF(AND([.I35]&lt;=[.L35];[.K35]&gt;=[.L35]);IF([.J35]&lt;=[.L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6]);#NULL!;IF(ISBLANK([.H36]);ORG.OPENOFFICE.YEARS([.C36];TODAY();0);ORG.OPENOFFICE.YEARS([.C36];[.H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6]);;WEEKNUM([.F36];21))" office:value-type="float" office:value="0" calcext:value-type="float">
            <text:p>0</text:p>
          </table:table-cell>
          <table:table-cell/>
          <table:table-cell table:style-name="ce14" table:formula="of:=IF(ISBLANK([.H36]);COM.MICROSOFT.IFS([.E36]=[$Konventionen.$C$2];[.F36]+[$Konventionen.$D$2];[.E36]=[$Konventionen.$C$3];[.F36]+[$Konventionen.$D$3]); COM.MICROSOFT.IFS([.E36]=[$Konventionen.$C$2];[.H36]+[$Konventionen.$D$2];[.E36]=[$Konventionen.$C$3];[.H36]+[$Konventionen.$D$3]))" office:value-type="string" office:string-value="" calcext:value-type="error">
            <text:p>#NV</text:p>
          </table:table-cell>
          <table:table-cell table:style-name="ce14" table:formula="of:=[.I36]+(([.K36]-[.I36])/3*2)" office:value-type="string" office:string-value="" calcext:value-type="error">
            <text:p>#NV</text:p>
          </table:table-cell>
          <table:table-cell table:style-name="ce14" table:formula="of:=COM.MICROSOFT.IFS([.E36]=[$Konventionen.$C$2];[.I36]+[$Konventionen.$E$2];[.E36]=[$Konventionen.$C$3];[.I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6]);#NULL!;WEEKNUM([.L36];21))" office:value-type="string" office:string-value="" calcext:value-type="error">
            <text:p>#NULL!</text:p>
          </table:table-cell>
          <table:table-cell table:style-name="ce47" table:formula="of:=IF(AND([.I36]&lt;=[.L36];[.K36]&gt;=[.L36]);IF([.J36]&lt;=[.L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7]);#NULL!;IF(ISBLANK([.H37]);ORG.OPENOFFICE.YEARS([.C37];TODAY();0);ORG.OPENOFFICE.YEARS([.C37];[.H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7]);;WEEKNUM([.F37];21))" office:value-type="float" office:value="0" calcext:value-type="float">
            <text:p>0</text:p>
          </table:table-cell>
          <table:table-cell/>
          <table:table-cell table:style-name="ce14" table:formula="of:=IF(ISBLANK([.H37]);COM.MICROSOFT.IFS([.E37]=[$Konventionen.$C$2];[.F37]+[$Konventionen.$D$2];[.E37]=[$Konventionen.$C$3];[.F37]+[$Konventionen.$D$3]); COM.MICROSOFT.IFS([.E37]=[$Konventionen.$C$2];[.H37]+[$Konventionen.$D$2];[.E37]=[$Konventionen.$C$3];[.H37]+[$Konventionen.$D$3]))" office:value-type="string" office:string-value="" calcext:value-type="error">
            <text:p>#NV</text:p>
          </table:table-cell>
          <table:table-cell table:style-name="ce14" table:formula="of:=[.I37]+(([.K37]-[.I37])/3*2)" office:value-type="string" office:string-value="" calcext:value-type="error">
            <text:p>#NV</text:p>
          </table:table-cell>
          <table:table-cell table:style-name="ce14" table:formula="of:=COM.MICROSOFT.IFS([.E37]=[$Konventionen.$C$2];[.I37]+[$Konventionen.$E$2];[.E37]=[$Konventionen.$C$3];[.I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7]);#NULL!;WEEKNUM([.L37];21))" office:value-type="string" office:string-value="" calcext:value-type="error">
            <text:p>#NULL!</text:p>
          </table:table-cell>
          <table:table-cell table:style-name="ce47" table:formula="of:=IF(AND([.I37]&lt;=[.L37];[.K37]&gt;=[.L37]);IF([.J37]&lt;=[.L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8]);#NULL!;IF(ISBLANK([.H38]);ORG.OPENOFFICE.YEARS([.C38];TODAY();0);ORG.OPENOFFICE.YEARS([.C38];[.H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8]);;WEEKNUM([.F38];21))" office:value-type="float" office:value="0" calcext:value-type="float">
            <text:p>0</text:p>
          </table:table-cell>
          <table:table-cell/>
          <table:table-cell table:style-name="ce14" table:formula="of:=IF(ISBLANK([.H38]);COM.MICROSOFT.IFS([.E38]=[$Konventionen.$C$2];[.F38]+[$Konventionen.$D$2];[.E38]=[$Konventionen.$C$3];[.F38]+[$Konventionen.$D$3]); COM.MICROSOFT.IFS([.E38]=[$Konventionen.$C$2];[.H38]+[$Konventionen.$D$2];[.E38]=[$Konventionen.$C$3];[.H38]+[$Konventionen.$D$3]))" office:value-type="string" office:string-value="" calcext:value-type="error">
            <text:p>#NV</text:p>
          </table:table-cell>
          <table:table-cell table:style-name="ce14" table:formula="of:=[.I38]+(([.K38]-[.I38])/3*2)" office:value-type="string" office:string-value="" calcext:value-type="error">
            <text:p>#NV</text:p>
          </table:table-cell>
          <table:table-cell table:style-name="ce14" table:formula="of:=COM.MICROSOFT.IFS([.E38]=[$Konventionen.$C$2];[.I38]+[$Konventionen.$E$2];[.E38]=[$Konventionen.$C$3];[.I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8]);#NULL!;WEEKNUM([.L38];21))" office:value-type="string" office:string-value="" calcext:value-type="error">
            <text:p>#NULL!</text:p>
          </table:table-cell>
          <table:table-cell table:style-name="ce47" table:formula="of:=IF(AND([.I38]&lt;=[.L38];[.K38]&gt;=[.L38]);IF([.J38]&lt;=[.L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39]);#NULL!;IF(ISBLANK([.H39]);ORG.OPENOFFICE.YEARS([.C39];TODAY();0);ORG.OPENOFFICE.YEARS([.C39];[.H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9]);;WEEKNUM([.F39];21))" office:value-type="float" office:value="0" calcext:value-type="float">
            <text:p>0</text:p>
          </table:table-cell>
          <table:table-cell/>
          <table:table-cell table:style-name="ce14" table:formula="of:=IF(ISBLANK([.H39]);COM.MICROSOFT.IFS([.E39]=[$Konventionen.$C$2];[.F39]+[$Konventionen.$D$2];[.E39]=[$Konventionen.$C$3];[.F39]+[$Konventionen.$D$3]); COM.MICROSOFT.IFS([.E39]=[$Konventionen.$C$2];[.H39]+[$Konventionen.$D$2];[.E39]=[$Konventionen.$C$3];[.H39]+[$Konventionen.$D$3]))" office:value-type="string" office:string-value="" calcext:value-type="error">
            <text:p>#NV</text:p>
          </table:table-cell>
          <table:table-cell table:style-name="ce14" table:formula="of:=[.I39]+(([.K39]-[.I39])/3*2)" office:value-type="string" office:string-value="" calcext:value-type="error">
            <text:p>#NV</text:p>
          </table:table-cell>
          <table:table-cell table:style-name="ce14" table:formula="of:=COM.MICROSOFT.IFS([.E39]=[$Konventionen.$C$2];[.I39]+[$Konventionen.$E$2];[.E39]=[$Konventionen.$C$3];[.I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9]);#NULL!;WEEKNUM([.L39];21))" office:value-type="string" office:string-value="" calcext:value-type="error">
            <text:p>#NULL!</text:p>
          </table:table-cell>
          <table:table-cell table:style-name="ce47" table:formula="of:=IF(AND([.I39]&lt;=[.L39];[.K39]&gt;=[.L39]);IF([.J39]&lt;=[.L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0]);#NULL!;IF(ISBLANK([.H40]);ORG.OPENOFFICE.YEARS([.C40];TODAY();0);ORG.OPENOFFICE.YEARS([.C40];[.H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0]);;WEEKNUM([.F40];21))" office:value-type="float" office:value="0" calcext:value-type="float">
            <text:p>0</text:p>
          </table:table-cell>
          <table:table-cell/>
          <table:table-cell table:style-name="ce14" table:formula="of:=IF(ISBLANK([.H40]);COM.MICROSOFT.IFS([.E40]=[$Konventionen.$C$2];[.F40]+[$Konventionen.$D$2];[.E40]=[$Konventionen.$C$3];[.F40]+[$Konventionen.$D$3]); COM.MICROSOFT.IFS([.E40]=[$Konventionen.$C$2];[.H40]+[$Konventionen.$D$2];[.E40]=[$Konventionen.$C$3];[.H40]+[$Konventionen.$D$3]))" office:value-type="string" office:string-value="" calcext:value-type="error">
            <text:p>#NV</text:p>
          </table:table-cell>
          <table:table-cell table:style-name="ce14" table:formula="of:=[.I40]+(([.K40]-[.I40])/3*2)" office:value-type="string" office:string-value="" calcext:value-type="error">
            <text:p>#NV</text:p>
          </table:table-cell>
          <table:table-cell table:style-name="ce14" table:formula="of:=COM.MICROSOFT.IFS([.E40]=[$Konventionen.$C$2];[.I40]+[$Konventionen.$E$2];[.E40]=[$Konventionen.$C$3];[.I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0]);#NULL!;WEEKNUM([.L40];21))" office:value-type="string" office:string-value="" calcext:value-type="error">
            <text:p>#NULL!</text:p>
          </table:table-cell>
          <table:table-cell table:style-name="ce47" table:formula="of:=IF(AND([.I40]&lt;=[.L40];[.K40]&gt;=[.L40]);IF([.J40]&lt;=[.L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1]);#NULL!;IF(ISBLANK([.H41]);ORG.OPENOFFICE.YEARS([.C41];TODAY();0);ORG.OPENOFFICE.YEARS([.C41];[.H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1]);;WEEKNUM([.F41];21))" office:value-type="float" office:value="0" calcext:value-type="float">
            <text:p>0</text:p>
          </table:table-cell>
          <table:table-cell/>
          <table:table-cell table:style-name="ce14" table:formula="of:=IF(ISBLANK([.H41]);COM.MICROSOFT.IFS([.E41]=[$Konventionen.$C$2];[.F41]+[$Konventionen.$D$2];[.E41]=[$Konventionen.$C$3];[.F41]+[$Konventionen.$D$3]); COM.MICROSOFT.IFS([.E41]=[$Konventionen.$C$2];[.H41]+[$Konventionen.$D$2];[.E41]=[$Konventionen.$C$3];[.H41]+[$Konventionen.$D$3]))" office:value-type="string" office:string-value="" calcext:value-type="error">
            <text:p>#NV</text:p>
          </table:table-cell>
          <table:table-cell table:style-name="ce14" table:formula="of:=[.I41]+(([.K41]-[.I41])/3*2)" office:value-type="string" office:string-value="" calcext:value-type="error">
            <text:p>#NV</text:p>
          </table:table-cell>
          <table:table-cell table:style-name="ce14" table:formula="of:=COM.MICROSOFT.IFS([.E41]=[$Konventionen.$C$2];[.I41]+[$Konventionen.$E$2];[.E41]=[$Konventionen.$C$3];[.I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1]);#NULL!;WEEKNUM([.L41];21))" office:value-type="string" office:string-value="" calcext:value-type="error">
            <text:p>#NULL!</text:p>
          </table:table-cell>
          <table:table-cell table:style-name="ce47" table:formula="of:=IF(AND([.I41]&lt;=[.L41];[.K41]&gt;=[.L41]);IF([.J41]&lt;=[.L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2]);#NULL!;IF(ISBLANK([.H42]);ORG.OPENOFFICE.YEARS([.C42];TODAY();0);ORG.OPENOFFICE.YEARS([.C42];[.H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2]);;WEEKNUM([.F42];21))" office:value-type="float" office:value="0" calcext:value-type="float">
            <text:p>0</text:p>
          </table:table-cell>
          <table:table-cell/>
          <table:table-cell table:style-name="ce14" table:formula="of:=IF(ISBLANK([.H42]);COM.MICROSOFT.IFS([.E42]=[$Konventionen.$C$2];[.F42]+[$Konventionen.$D$2];[.E42]=[$Konventionen.$C$3];[.F42]+[$Konventionen.$D$3]); COM.MICROSOFT.IFS([.E42]=[$Konventionen.$C$2];[.H42]+[$Konventionen.$D$2];[.E42]=[$Konventionen.$C$3];[.H42]+[$Konventionen.$D$3]))" office:value-type="string" office:string-value="" calcext:value-type="error">
            <text:p>#NV</text:p>
          </table:table-cell>
          <table:table-cell table:style-name="ce14" table:formula="of:=[.I42]+(([.K42]-[.I42])/3*2)" office:value-type="string" office:string-value="" calcext:value-type="error">
            <text:p>#NV</text:p>
          </table:table-cell>
          <table:table-cell table:style-name="ce14" table:formula="of:=COM.MICROSOFT.IFS([.E42]=[$Konventionen.$C$2];[.I42]+[$Konventionen.$E$2];[.E42]=[$Konventionen.$C$3];[.I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2]);#NULL!;WEEKNUM([.L42];21))" office:value-type="string" office:string-value="" calcext:value-type="error">
            <text:p>#NULL!</text:p>
          </table:table-cell>
          <table:table-cell table:style-name="ce47" table:formula="of:=IF(AND([.I42]&lt;=[.L42];[.K42]&gt;=[.L42]);IF([.J42]&lt;=[.L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3]);#NULL!;IF(ISBLANK([.H43]);ORG.OPENOFFICE.YEARS([.C43];TODAY();0);ORG.OPENOFFICE.YEARS([.C43];[.H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3]);;WEEKNUM([.F43];21))" office:value-type="float" office:value="0" calcext:value-type="float">
            <text:p>0</text:p>
          </table:table-cell>
          <table:table-cell/>
          <table:table-cell table:style-name="ce14" table:formula="of:=IF(ISBLANK([.H43]);COM.MICROSOFT.IFS([.E43]=[$Konventionen.$C$2];[.F43]+[$Konventionen.$D$2];[.E43]=[$Konventionen.$C$3];[.F43]+[$Konventionen.$D$3]); COM.MICROSOFT.IFS([.E43]=[$Konventionen.$C$2];[.H43]+[$Konventionen.$D$2];[.E43]=[$Konventionen.$C$3];[.H43]+[$Konventionen.$D$3]))" office:value-type="string" office:string-value="" calcext:value-type="error">
            <text:p>#NV</text:p>
          </table:table-cell>
          <table:table-cell table:style-name="ce14" table:formula="of:=[.I43]+(([.K43]-[.I43])/3*2)" office:value-type="string" office:string-value="" calcext:value-type="error">
            <text:p>#NV</text:p>
          </table:table-cell>
          <table:table-cell table:style-name="ce14" table:formula="of:=COM.MICROSOFT.IFS([.E43]=[$Konventionen.$C$2];[.I43]+[$Konventionen.$E$2];[.E43]=[$Konventionen.$C$3];[.I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3]);#NULL!;WEEKNUM([.L43];21))" office:value-type="string" office:string-value="" calcext:value-type="error">
            <text:p>#NULL!</text:p>
          </table:table-cell>
          <table:table-cell table:style-name="ce47" table:formula="of:=IF(AND([.I43]&lt;=[.L43];[.K43]&gt;=[.L43]);IF([.J43]&lt;=[.L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4]);#NULL!;IF(ISBLANK([.H44]);ORG.OPENOFFICE.YEARS([.C44];TODAY();0);ORG.OPENOFFICE.YEARS([.C44];[.H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4]);;WEEKNUM([.F44];21))" office:value-type="float" office:value="0" calcext:value-type="float">
            <text:p>0</text:p>
          </table:table-cell>
          <table:table-cell/>
          <table:table-cell table:style-name="ce14" table:formula="of:=IF(ISBLANK([.H44]);COM.MICROSOFT.IFS([.E44]=[$Konventionen.$C$2];[.F44]+[$Konventionen.$D$2];[.E44]=[$Konventionen.$C$3];[.F44]+[$Konventionen.$D$3]); COM.MICROSOFT.IFS([.E44]=[$Konventionen.$C$2];[.H44]+[$Konventionen.$D$2];[.E44]=[$Konventionen.$C$3];[.H44]+[$Konventionen.$D$3]))" office:value-type="string" office:string-value="" calcext:value-type="error">
            <text:p>#NV</text:p>
          </table:table-cell>
          <table:table-cell table:style-name="ce14" table:formula="of:=[.I44]+(([.K44]-[.I44])/3*2)" office:value-type="string" office:string-value="" calcext:value-type="error">
            <text:p>#NV</text:p>
          </table:table-cell>
          <table:table-cell table:style-name="ce14" table:formula="of:=COM.MICROSOFT.IFS([.E44]=[$Konventionen.$C$2];[.I44]+[$Konventionen.$E$2];[.E44]=[$Konventionen.$C$3];[.I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4]);#NULL!;WEEKNUM([.L44];21))" office:value-type="string" office:string-value="" calcext:value-type="error">
            <text:p>#NULL!</text:p>
          </table:table-cell>
          <table:table-cell table:style-name="ce47" table:formula="of:=IF(AND([.I44]&lt;=[.L44];[.K44]&gt;=[.L44]);IF([.J44]&lt;=[.L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5]);#NULL!;IF(ISBLANK([.H45]);ORG.OPENOFFICE.YEARS([.C45];TODAY();0);ORG.OPENOFFICE.YEARS([.C45];[.H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5]);;WEEKNUM([.F45];21))" office:value-type="float" office:value="0" calcext:value-type="float">
            <text:p>0</text:p>
          </table:table-cell>
          <table:table-cell/>
          <table:table-cell table:style-name="ce14" table:formula="of:=IF(ISBLANK([.H45]);COM.MICROSOFT.IFS([.E45]=[$Konventionen.$C$2];[.F45]+[$Konventionen.$D$2];[.E45]=[$Konventionen.$C$3];[.F45]+[$Konventionen.$D$3]); COM.MICROSOFT.IFS([.E45]=[$Konventionen.$C$2];[.H45]+[$Konventionen.$D$2];[.E45]=[$Konventionen.$C$3];[.H45]+[$Konventionen.$D$3]))" office:value-type="string" office:string-value="" calcext:value-type="error">
            <text:p>#NV</text:p>
          </table:table-cell>
          <table:table-cell table:style-name="ce14" table:formula="of:=[.I45]+(([.K45]-[.I45])/3*2)" office:value-type="string" office:string-value="" calcext:value-type="error">
            <text:p>#NV</text:p>
          </table:table-cell>
          <table:table-cell table:style-name="ce14" table:formula="of:=COM.MICROSOFT.IFS([.E45]=[$Konventionen.$C$2];[.I45]+[$Konventionen.$E$2];[.E45]=[$Konventionen.$C$3];[.I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5]);#NULL!;WEEKNUM([.L45];21))" office:value-type="string" office:string-value="" calcext:value-type="error">
            <text:p>#NULL!</text:p>
          </table:table-cell>
          <table:table-cell table:style-name="ce47" table:formula="of:=IF(AND([.I45]&lt;=[.L45];[.K45]&gt;=[.L45]);IF([.J45]&lt;=[.L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6]);#NULL!;IF(ISBLANK([.H46]);ORG.OPENOFFICE.YEARS([.C46];TODAY();0);ORG.OPENOFFICE.YEARS([.C46];[.H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6]);;WEEKNUM([.F46];21))" office:value-type="float" office:value="0" calcext:value-type="float">
            <text:p>0</text:p>
          </table:table-cell>
          <table:table-cell/>
          <table:table-cell table:style-name="ce14" table:formula="of:=IF(ISBLANK([.H46]);COM.MICROSOFT.IFS([.E46]=[$Konventionen.$C$2];[.F46]+[$Konventionen.$D$2];[.E46]=[$Konventionen.$C$3];[.F46]+[$Konventionen.$D$3]); COM.MICROSOFT.IFS([.E46]=[$Konventionen.$C$2];[.H46]+[$Konventionen.$D$2];[.E46]=[$Konventionen.$C$3];[.H46]+[$Konventionen.$D$3]))" office:value-type="string" office:string-value="" calcext:value-type="error">
            <text:p>#NV</text:p>
          </table:table-cell>
          <table:table-cell table:style-name="ce14" table:formula="of:=[.I46]+(([.K46]-[.I46])/3*2)" office:value-type="string" office:string-value="" calcext:value-type="error">
            <text:p>#NV</text:p>
          </table:table-cell>
          <table:table-cell table:style-name="ce14" table:formula="of:=COM.MICROSOFT.IFS([.E46]=[$Konventionen.$C$2];[.I46]+[$Konventionen.$E$2];[.E46]=[$Konventionen.$C$3];[.I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6]);#NULL!;WEEKNUM([.L46];21))" office:value-type="string" office:string-value="" calcext:value-type="error">
            <text:p>#NULL!</text:p>
          </table:table-cell>
          <table:table-cell table:style-name="ce47" table:formula="of:=IF(AND([.I46]&lt;=[.L46];[.K46]&gt;=[.L46]);IF([.J46]&lt;=[.L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7]);#NULL!;IF(ISBLANK([.H47]);ORG.OPENOFFICE.YEARS([.C47];TODAY();0);ORG.OPENOFFICE.YEARS([.C47];[.H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7]);;WEEKNUM([.F47];21))" office:value-type="float" office:value="0" calcext:value-type="float">
            <text:p>0</text:p>
          </table:table-cell>
          <table:table-cell/>
          <table:table-cell table:style-name="ce14" table:formula="of:=IF(ISBLANK([.H47]);COM.MICROSOFT.IFS([.E47]=[$Konventionen.$C$2];[.F47]+[$Konventionen.$D$2];[.E47]=[$Konventionen.$C$3];[.F47]+[$Konventionen.$D$3]); COM.MICROSOFT.IFS([.E47]=[$Konventionen.$C$2];[.H47]+[$Konventionen.$D$2];[.E47]=[$Konventionen.$C$3];[.H47]+[$Konventionen.$D$3]))" office:value-type="string" office:string-value="" calcext:value-type="error">
            <text:p>#NV</text:p>
          </table:table-cell>
          <table:table-cell table:style-name="ce14" table:formula="of:=[.I47]+(([.K47]-[.I47])/3*2)" office:value-type="string" office:string-value="" calcext:value-type="error">
            <text:p>#NV</text:p>
          </table:table-cell>
          <table:table-cell table:style-name="ce14" table:formula="of:=COM.MICROSOFT.IFS([.E47]=[$Konventionen.$C$2];[.I47]+[$Konventionen.$E$2];[.E47]=[$Konventionen.$C$3];[.I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7]);#NULL!;WEEKNUM([.L47];21))" office:value-type="string" office:string-value="" calcext:value-type="error">
            <text:p>#NULL!</text:p>
          </table:table-cell>
          <table:table-cell table:style-name="ce47" table:formula="of:=IF(AND([.I47]&lt;=[.L47];[.K47]&gt;=[.L47]);IF([.J47]&lt;=[.L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8]);#NULL!;IF(ISBLANK([.H48]);ORG.OPENOFFICE.YEARS([.C48];TODAY();0);ORG.OPENOFFICE.YEARS([.C48];[.H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8]);;WEEKNUM([.F48];21))" office:value-type="float" office:value="0" calcext:value-type="float">
            <text:p>0</text:p>
          </table:table-cell>
          <table:table-cell/>
          <table:table-cell table:style-name="ce14" table:formula="of:=IF(ISBLANK([.H48]);COM.MICROSOFT.IFS([.E48]=[$Konventionen.$C$2];[.F48]+[$Konventionen.$D$2];[.E48]=[$Konventionen.$C$3];[.F48]+[$Konventionen.$D$3]); COM.MICROSOFT.IFS([.E48]=[$Konventionen.$C$2];[.H48]+[$Konventionen.$D$2];[.E48]=[$Konventionen.$C$3];[.H48]+[$Konventionen.$D$3]))" office:value-type="string" office:string-value="" calcext:value-type="error">
            <text:p>#NV</text:p>
          </table:table-cell>
          <table:table-cell table:style-name="ce14" table:formula="of:=[.I48]+(([.K48]-[.I48])/3*2)" office:value-type="string" office:string-value="" calcext:value-type="error">
            <text:p>#NV</text:p>
          </table:table-cell>
          <table:table-cell table:style-name="ce14" table:formula="of:=COM.MICROSOFT.IFS([.E48]=[$Konventionen.$C$2];[.I48]+[$Konventionen.$E$2];[.E48]=[$Konventionen.$C$3];[.I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8]);#NULL!;WEEKNUM([.L48];21))" office:value-type="string" office:string-value="" calcext:value-type="error">
            <text:p>#NULL!</text:p>
          </table:table-cell>
          <table:table-cell table:style-name="ce47" table:formula="of:=IF(AND([.I48]&lt;=[.L48];[.K48]&gt;=[.L48]);IF([.J48]&lt;=[.L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49]);#NULL!;IF(ISBLANK([.H49]);ORG.OPENOFFICE.YEARS([.C49];TODAY();0);ORG.OPENOFFICE.YEARS([.C49];[.H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9]);;WEEKNUM([.F49];21))" office:value-type="float" office:value="0" calcext:value-type="float">
            <text:p>0</text:p>
          </table:table-cell>
          <table:table-cell/>
          <table:table-cell table:style-name="ce14" table:formula="of:=IF(ISBLANK([.H49]);COM.MICROSOFT.IFS([.E49]=[$Konventionen.$C$2];[.F49]+[$Konventionen.$D$2];[.E49]=[$Konventionen.$C$3];[.F49]+[$Konventionen.$D$3]); COM.MICROSOFT.IFS([.E49]=[$Konventionen.$C$2];[.H49]+[$Konventionen.$D$2];[.E49]=[$Konventionen.$C$3];[.H49]+[$Konventionen.$D$3]))" office:value-type="string" office:string-value="" calcext:value-type="error">
            <text:p>#NV</text:p>
          </table:table-cell>
          <table:table-cell table:style-name="ce14" table:formula="of:=[.I49]+(([.K49]-[.I49])/3*2)" office:value-type="string" office:string-value="" calcext:value-type="error">
            <text:p>#NV</text:p>
          </table:table-cell>
          <table:table-cell table:style-name="ce14" table:formula="of:=COM.MICROSOFT.IFS([.E49]=[$Konventionen.$C$2];[.I49]+[$Konventionen.$E$2];[.E49]=[$Konventionen.$C$3];[.I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9]);#NULL!;WEEKNUM([.L49];21))" office:value-type="string" office:string-value="" calcext:value-type="error">
            <text:p>#NULL!</text:p>
          </table:table-cell>
          <table:table-cell table:style-name="ce47" table:formula="of:=IF(AND([.I49]&lt;=[.L49];[.K49]&gt;=[.L49]);IF([.J49]&lt;=[.L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0]);#NULL!;IF(ISBLANK([.H50]);ORG.OPENOFFICE.YEARS([.C50];TODAY();0);ORG.OPENOFFICE.YEARS([.C50];[.H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0]);;WEEKNUM([.F50];21))" office:value-type="float" office:value="0" calcext:value-type="float">
            <text:p>0</text:p>
          </table:table-cell>
          <table:table-cell/>
          <table:table-cell table:style-name="ce14" table:formula="of:=IF(ISBLANK([.H50]);COM.MICROSOFT.IFS([.E50]=[$Konventionen.$C$2];[.F50]+[$Konventionen.$D$2];[.E50]=[$Konventionen.$C$3];[.F50]+[$Konventionen.$D$3]); COM.MICROSOFT.IFS([.E50]=[$Konventionen.$C$2];[.H50]+[$Konventionen.$D$2];[.E50]=[$Konventionen.$C$3];[.H50]+[$Konventionen.$D$3]))" office:value-type="string" office:string-value="" calcext:value-type="error">
            <text:p>#NV</text:p>
          </table:table-cell>
          <table:table-cell table:style-name="ce14" table:formula="of:=[.I50]+(([.K50]-[.I50])/3*2)" office:value-type="string" office:string-value="" calcext:value-type="error">
            <text:p>#NV</text:p>
          </table:table-cell>
          <table:table-cell table:style-name="ce14" table:formula="of:=COM.MICROSOFT.IFS([.E50]=[$Konventionen.$C$2];[.I50]+[$Konventionen.$E$2];[.E50]=[$Konventionen.$C$3];[.I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0]);#NULL!;WEEKNUM([.L50];21))" office:value-type="string" office:string-value="" calcext:value-type="error">
            <text:p>#NULL!</text:p>
          </table:table-cell>
          <table:table-cell table:style-name="ce47" table:formula="of:=IF(AND([.I50]&lt;=[.L50];[.K50]&gt;=[.L50]);IF([.J50]&lt;=[.L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1]);#NULL!;IF(ISBLANK([.H51]);ORG.OPENOFFICE.YEARS([.C51];TODAY();0);ORG.OPENOFFICE.YEARS([.C51];[.H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1]);;WEEKNUM([.F51];21))" office:value-type="float" office:value="0" calcext:value-type="float">
            <text:p>0</text:p>
          </table:table-cell>
          <table:table-cell/>
          <table:table-cell table:style-name="ce14" table:formula="of:=IF(ISBLANK([.H51]);COM.MICROSOFT.IFS([.E51]=[$Konventionen.$C$2];[.F51]+[$Konventionen.$D$2];[.E51]=[$Konventionen.$C$3];[.F51]+[$Konventionen.$D$3]); COM.MICROSOFT.IFS([.E51]=[$Konventionen.$C$2];[.H51]+[$Konventionen.$D$2];[.E51]=[$Konventionen.$C$3];[.H51]+[$Konventionen.$D$3]))" office:value-type="string" office:string-value="" calcext:value-type="error">
            <text:p>#NV</text:p>
          </table:table-cell>
          <table:table-cell table:style-name="ce14" table:formula="of:=[.I51]+(([.K51]-[.I51])/3*2)" office:value-type="string" office:string-value="" calcext:value-type="error">
            <text:p>#NV</text:p>
          </table:table-cell>
          <table:table-cell table:style-name="ce14" table:formula="of:=COM.MICROSOFT.IFS([.E51]=[$Konventionen.$C$2];[.I51]+[$Konventionen.$E$2];[.E51]=[$Konventionen.$C$3];[.I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1]);#NULL!;WEEKNUM([.L51];21))" office:value-type="string" office:string-value="" calcext:value-type="error">
            <text:p>#NULL!</text:p>
          </table:table-cell>
          <table:table-cell table:style-name="ce47" table:formula="of:=IF(AND([.I51]&lt;=[.L51];[.K51]&gt;=[.L51]);IF([.J51]&lt;=[.L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2]);#NULL!;IF(ISBLANK([.H52]);ORG.OPENOFFICE.YEARS([.C52];TODAY();0);ORG.OPENOFFICE.YEARS([.C52];[.H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2]);;WEEKNUM([.F52];21))" office:value-type="float" office:value="0" calcext:value-type="float">
            <text:p>0</text:p>
          </table:table-cell>
          <table:table-cell/>
          <table:table-cell table:style-name="ce14" table:formula="of:=IF(ISBLANK([.H52]);COM.MICROSOFT.IFS([.E52]=[$Konventionen.$C$2];[.F52]+[$Konventionen.$D$2];[.E52]=[$Konventionen.$C$3];[.F52]+[$Konventionen.$D$3]); COM.MICROSOFT.IFS([.E52]=[$Konventionen.$C$2];[.H52]+[$Konventionen.$D$2];[.E52]=[$Konventionen.$C$3];[.H52]+[$Konventionen.$D$3]))" office:value-type="string" office:string-value="" calcext:value-type="error">
            <text:p>#NV</text:p>
          </table:table-cell>
          <table:table-cell table:style-name="ce14" table:formula="of:=[.I52]+(([.K52]-[.I52])/3*2)" office:value-type="string" office:string-value="" calcext:value-type="error">
            <text:p>#NV</text:p>
          </table:table-cell>
          <table:table-cell table:style-name="ce14" table:formula="of:=COM.MICROSOFT.IFS([.E52]=[$Konventionen.$C$2];[.I52]+[$Konventionen.$E$2];[.E52]=[$Konventionen.$C$3];[.I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2]);#NULL!;WEEKNUM([.L52];21))" office:value-type="string" office:string-value="" calcext:value-type="error">
            <text:p>#NULL!</text:p>
          </table:table-cell>
          <table:table-cell table:style-name="ce47" table:formula="of:=IF(AND([.I52]&lt;=[.L52];[.K52]&gt;=[.L52]);IF([.J52]&lt;=[.L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3]);#NULL!;IF(ISBLANK([.H53]);ORG.OPENOFFICE.YEARS([.C53];TODAY();0);ORG.OPENOFFICE.YEARS([.C53];[.H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3]);;WEEKNUM([.F53];21))" office:value-type="float" office:value="0" calcext:value-type="float">
            <text:p>0</text:p>
          </table:table-cell>
          <table:table-cell/>
          <table:table-cell table:style-name="ce14" table:formula="of:=IF(ISBLANK([.H53]);COM.MICROSOFT.IFS([.E53]=[$Konventionen.$C$2];[.F53]+[$Konventionen.$D$2];[.E53]=[$Konventionen.$C$3];[.F53]+[$Konventionen.$D$3]); COM.MICROSOFT.IFS([.E53]=[$Konventionen.$C$2];[.H53]+[$Konventionen.$D$2];[.E53]=[$Konventionen.$C$3];[.H53]+[$Konventionen.$D$3]))" office:value-type="string" office:string-value="" calcext:value-type="error">
            <text:p>#NV</text:p>
          </table:table-cell>
          <table:table-cell table:style-name="ce14" table:formula="of:=[.I53]+(([.K53]-[.I53])/3*2)" office:value-type="string" office:string-value="" calcext:value-type="error">
            <text:p>#NV</text:p>
          </table:table-cell>
          <table:table-cell table:style-name="ce14" table:formula="of:=COM.MICROSOFT.IFS([.E53]=[$Konventionen.$C$2];[.I53]+[$Konventionen.$E$2];[.E53]=[$Konventionen.$C$3];[.I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3]);#NULL!;WEEKNUM([.L53];21))" office:value-type="string" office:string-value="" calcext:value-type="error">
            <text:p>#NULL!</text:p>
          </table:table-cell>
          <table:table-cell table:style-name="ce47" table:formula="of:=IF(AND([.I53]&lt;=[.L53];[.K53]&gt;=[.L53]);IF([.J53]&lt;=[.L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4]);#NULL!;IF(ISBLANK([.H54]);ORG.OPENOFFICE.YEARS([.C54];TODAY();0);ORG.OPENOFFICE.YEARS([.C54];[.H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4]);;WEEKNUM([.F54];21))" office:value-type="float" office:value="0" calcext:value-type="float">
            <text:p>0</text:p>
          </table:table-cell>
          <table:table-cell/>
          <table:table-cell table:style-name="ce14" table:formula="of:=IF(ISBLANK([.H54]);COM.MICROSOFT.IFS([.E54]=[$Konventionen.$C$2];[.F54]+[$Konventionen.$D$2];[.E54]=[$Konventionen.$C$3];[.F54]+[$Konventionen.$D$3]); COM.MICROSOFT.IFS([.E54]=[$Konventionen.$C$2];[.H54]+[$Konventionen.$D$2];[.E54]=[$Konventionen.$C$3];[.H54]+[$Konventionen.$D$3]))" office:value-type="string" office:string-value="" calcext:value-type="error">
            <text:p>#NV</text:p>
          </table:table-cell>
          <table:table-cell table:style-name="ce14" table:formula="of:=[.I54]+(([.K54]-[.I54])/3*2)" office:value-type="string" office:string-value="" calcext:value-type="error">
            <text:p>#NV</text:p>
          </table:table-cell>
          <table:table-cell table:style-name="ce14" table:formula="of:=COM.MICROSOFT.IFS([.E54]=[$Konventionen.$C$2];[.I54]+[$Konventionen.$E$2];[.E54]=[$Konventionen.$C$3];[.I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4]);#NULL!;WEEKNUM([.L54];21))" office:value-type="string" office:string-value="" calcext:value-type="error">
            <text:p>#NULL!</text:p>
          </table:table-cell>
          <table:table-cell table:style-name="ce47" table:formula="of:=IF(AND([.I54]&lt;=[.L54];[.K54]&gt;=[.L54]);IF([.J54]&lt;=[.L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5]);#NULL!;IF(ISBLANK([.H55]);ORG.OPENOFFICE.YEARS([.C55];TODAY();0);ORG.OPENOFFICE.YEARS([.C55];[.H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5]);;WEEKNUM([.F55];21))" office:value-type="float" office:value="0" calcext:value-type="float">
            <text:p>0</text:p>
          </table:table-cell>
          <table:table-cell/>
          <table:table-cell table:style-name="ce14" table:formula="of:=IF(ISBLANK([.H55]);COM.MICROSOFT.IFS([.E55]=[$Konventionen.$C$2];[.F55]+[$Konventionen.$D$2];[.E55]=[$Konventionen.$C$3];[.F55]+[$Konventionen.$D$3]); COM.MICROSOFT.IFS([.E55]=[$Konventionen.$C$2];[.H55]+[$Konventionen.$D$2];[.E55]=[$Konventionen.$C$3];[.H55]+[$Konventionen.$D$3]))" office:value-type="string" office:string-value="" calcext:value-type="error">
            <text:p>#NV</text:p>
          </table:table-cell>
          <table:table-cell table:style-name="ce14" table:formula="of:=[.I55]+(([.K55]-[.I55])/3*2)" office:value-type="string" office:string-value="" calcext:value-type="error">
            <text:p>#NV</text:p>
          </table:table-cell>
          <table:table-cell table:style-name="ce14" table:formula="of:=COM.MICROSOFT.IFS([.E55]=[$Konventionen.$C$2];[.I55]+[$Konventionen.$E$2];[.E55]=[$Konventionen.$C$3];[.I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5]);#NULL!;WEEKNUM([.L55];21))" office:value-type="string" office:string-value="" calcext:value-type="error">
            <text:p>#NULL!</text:p>
          </table:table-cell>
          <table:table-cell table:style-name="ce47" table:formula="of:=IF(AND([.I55]&lt;=[.L55];[.K55]&gt;=[.L55]);IF([.J55]&lt;=[.L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6]);#NULL!;IF(ISBLANK([.H56]);ORG.OPENOFFICE.YEARS([.C56];TODAY();0);ORG.OPENOFFICE.YEARS([.C56];[.H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6]);;WEEKNUM([.F56];21))" office:value-type="float" office:value="0" calcext:value-type="float">
            <text:p>0</text:p>
          </table:table-cell>
          <table:table-cell/>
          <table:table-cell table:style-name="ce14" table:formula="of:=IF(ISBLANK([.H56]);COM.MICROSOFT.IFS([.E56]=[$Konventionen.$C$2];[.F56]+[$Konventionen.$D$2];[.E56]=[$Konventionen.$C$3];[.F56]+[$Konventionen.$D$3]); COM.MICROSOFT.IFS([.E56]=[$Konventionen.$C$2];[.H56]+[$Konventionen.$D$2];[.E56]=[$Konventionen.$C$3];[.H56]+[$Konventionen.$D$3]))" office:value-type="string" office:string-value="" calcext:value-type="error">
            <text:p>#NV</text:p>
          </table:table-cell>
          <table:table-cell table:style-name="ce14" table:formula="of:=[.I56]+(([.K56]-[.I56])/3*2)" office:value-type="string" office:string-value="" calcext:value-type="error">
            <text:p>#NV</text:p>
          </table:table-cell>
          <table:table-cell table:style-name="ce14" table:formula="of:=COM.MICROSOFT.IFS([.E56]=[$Konventionen.$C$2];[.I56]+[$Konventionen.$E$2];[.E56]=[$Konventionen.$C$3];[.I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6]);#NULL!;WEEKNUM([.L56];21))" office:value-type="string" office:string-value="" calcext:value-type="error">
            <text:p>#NULL!</text:p>
          </table:table-cell>
          <table:table-cell table:style-name="ce47" table:formula="of:=IF(AND([.I56]&lt;=[.L56];[.K56]&gt;=[.L56]);IF([.J56]&lt;=[.L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7]);#NULL!;IF(ISBLANK([.H57]);ORG.OPENOFFICE.YEARS([.C57];TODAY();0);ORG.OPENOFFICE.YEARS([.C57];[.H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7]);;WEEKNUM([.F57];21))" office:value-type="float" office:value="0" calcext:value-type="float">
            <text:p>0</text:p>
          </table:table-cell>
          <table:table-cell/>
          <table:table-cell table:style-name="ce14" table:formula="of:=IF(ISBLANK([.H57]);COM.MICROSOFT.IFS([.E57]=[$Konventionen.$C$2];[.F57]+[$Konventionen.$D$2];[.E57]=[$Konventionen.$C$3];[.F57]+[$Konventionen.$D$3]); COM.MICROSOFT.IFS([.E57]=[$Konventionen.$C$2];[.H57]+[$Konventionen.$D$2];[.E57]=[$Konventionen.$C$3];[.H57]+[$Konventionen.$D$3]))" office:value-type="string" office:string-value="" calcext:value-type="error">
            <text:p>#NV</text:p>
          </table:table-cell>
          <table:table-cell table:style-name="ce14" table:formula="of:=[.I57]+(([.K57]-[.I57])/3*2)" office:value-type="string" office:string-value="" calcext:value-type="error">
            <text:p>#NV</text:p>
          </table:table-cell>
          <table:table-cell table:style-name="ce14" table:formula="of:=COM.MICROSOFT.IFS([.E57]=[$Konventionen.$C$2];[.I57]+[$Konventionen.$E$2];[.E57]=[$Konventionen.$C$3];[.I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7]);#NULL!;WEEKNUM([.L57];21))" office:value-type="string" office:string-value="" calcext:value-type="error">
            <text:p>#NULL!</text:p>
          </table:table-cell>
          <table:table-cell table:style-name="ce47" table:formula="of:=IF(AND([.I57]&lt;=[.L57];[.K57]&gt;=[.L57]);IF([.J57]&lt;=[.L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8]);#NULL!;IF(ISBLANK([.H58]);ORG.OPENOFFICE.YEARS([.C58];TODAY();0);ORG.OPENOFFICE.YEARS([.C58];[.H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8]);;WEEKNUM([.F58];21))" office:value-type="float" office:value="0" calcext:value-type="float">
            <text:p>0</text:p>
          </table:table-cell>
          <table:table-cell/>
          <table:table-cell table:style-name="ce14" table:formula="of:=IF(ISBLANK([.H58]);COM.MICROSOFT.IFS([.E58]=[$Konventionen.$C$2];[.F58]+[$Konventionen.$D$2];[.E58]=[$Konventionen.$C$3];[.F58]+[$Konventionen.$D$3]); COM.MICROSOFT.IFS([.E58]=[$Konventionen.$C$2];[.H58]+[$Konventionen.$D$2];[.E58]=[$Konventionen.$C$3];[.H58]+[$Konventionen.$D$3]))" office:value-type="string" office:string-value="" calcext:value-type="error">
            <text:p>#NV</text:p>
          </table:table-cell>
          <table:table-cell table:style-name="ce14" table:formula="of:=[.I58]+(([.K58]-[.I58])/3*2)" office:value-type="string" office:string-value="" calcext:value-type="error">
            <text:p>#NV</text:p>
          </table:table-cell>
          <table:table-cell table:style-name="ce14" table:formula="of:=COM.MICROSOFT.IFS([.E58]=[$Konventionen.$C$2];[.I58]+[$Konventionen.$E$2];[.E58]=[$Konventionen.$C$3];[.I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8]);#NULL!;WEEKNUM([.L58];21))" office:value-type="string" office:string-value="" calcext:value-type="error">
            <text:p>#NULL!</text:p>
          </table:table-cell>
          <table:table-cell table:style-name="ce47" table:formula="of:=IF(AND([.I58]&lt;=[.L58];[.K58]&gt;=[.L58]);IF([.J58]&lt;=[.L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59]);#NULL!;IF(ISBLANK([.H59]);ORG.OPENOFFICE.YEARS([.C59];TODAY();0);ORG.OPENOFFICE.YEARS([.C59];[.H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9]);;WEEKNUM([.F59];21))" office:value-type="float" office:value="0" calcext:value-type="float">
            <text:p>0</text:p>
          </table:table-cell>
          <table:table-cell/>
          <table:table-cell table:style-name="ce14" table:formula="of:=IF(ISBLANK([.H59]);COM.MICROSOFT.IFS([.E59]=[$Konventionen.$C$2];[.F59]+[$Konventionen.$D$2];[.E59]=[$Konventionen.$C$3];[.F59]+[$Konventionen.$D$3]); COM.MICROSOFT.IFS([.E59]=[$Konventionen.$C$2];[.H59]+[$Konventionen.$D$2];[.E59]=[$Konventionen.$C$3];[.H59]+[$Konventionen.$D$3]))" office:value-type="string" office:string-value="" calcext:value-type="error">
            <text:p>#NV</text:p>
          </table:table-cell>
          <table:table-cell table:style-name="ce14" table:formula="of:=[.I59]+(([.K59]-[.I59])/3*2)" office:value-type="string" office:string-value="" calcext:value-type="error">
            <text:p>#NV</text:p>
          </table:table-cell>
          <table:table-cell table:style-name="ce14" table:formula="of:=COM.MICROSOFT.IFS([.E59]=[$Konventionen.$C$2];[.I59]+[$Konventionen.$E$2];[.E59]=[$Konventionen.$C$3];[.I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9]);#NULL!;WEEKNUM([.L59];21))" office:value-type="string" office:string-value="" calcext:value-type="error">
            <text:p>#NULL!</text:p>
          </table:table-cell>
          <table:table-cell table:style-name="ce47" table:formula="of:=IF(AND([.I59]&lt;=[.L59];[.K59]&gt;=[.L59]);IF([.J59]&lt;=[.L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0]);#NULL!;IF(ISBLANK([.H60]);ORG.OPENOFFICE.YEARS([.C60];TODAY();0);ORG.OPENOFFICE.YEARS([.C60];[.H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0]);;WEEKNUM([.F60];21))" office:value-type="float" office:value="0" calcext:value-type="float">
            <text:p>0</text:p>
          </table:table-cell>
          <table:table-cell/>
          <table:table-cell table:style-name="ce14" table:formula="of:=IF(ISBLANK([.H60]);COM.MICROSOFT.IFS([.E60]=[$Konventionen.$C$2];[.F60]+[$Konventionen.$D$2];[.E60]=[$Konventionen.$C$3];[.F60]+[$Konventionen.$D$3]); COM.MICROSOFT.IFS([.E60]=[$Konventionen.$C$2];[.H60]+[$Konventionen.$D$2];[.E60]=[$Konventionen.$C$3];[.H60]+[$Konventionen.$D$3]))" office:value-type="string" office:string-value="" calcext:value-type="error">
            <text:p>#NV</text:p>
          </table:table-cell>
          <table:table-cell table:style-name="ce14" table:formula="of:=[.I60]+(([.K60]-[.I60])/3*2)" office:value-type="string" office:string-value="" calcext:value-type="error">
            <text:p>#NV</text:p>
          </table:table-cell>
          <table:table-cell table:style-name="ce14" table:formula="of:=COM.MICROSOFT.IFS([.E60]=[$Konventionen.$C$2];[.I60]+[$Konventionen.$E$2];[.E60]=[$Konventionen.$C$3];[.I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0]);#NULL!;WEEKNUM([.L60];21))" office:value-type="string" office:string-value="" calcext:value-type="error">
            <text:p>#NULL!</text:p>
          </table:table-cell>
          <table:table-cell table:style-name="ce47" table:formula="of:=IF(AND([.I60]&lt;=[.L60];[.K60]&gt;=[.L60]);IF([.J60]&lt;=[.L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1]);#NULL!;IF(ISBLANK([.H61]);ORG.OPENOFFICE.YEARS([.C61];TODAY();0);ORG.OPENOFFICE.YEARS([.C61];[.H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1]);;WEEKNUM([.F61];21))" office:value-type="float" office:value="0" calcext:value-type="float">
            <text:p>0</text:p>
          </table:table-cell>
          <table:table-cell/>
          <table:table-cell table:style-name="ce14" table:formula="of:=IF(ISBLANK([.H61]);COM.MICROSOFT.IFS([.E61]=[$Konventionen.$C$2];[.F61]+[$Konventionen.$D$2];[.E61]=[$Konventionen.$C$3];[.F61]+[$Konventionen.$D$3]); COM.MICROSOFT.IFS([.E61]=[$Konventionen.$C$2];[.H61]+[$Konventionen.$D$2];[.E61]=[$Konventionen.$C$3];[.H61]+[$Konventionen.$D$3]))" office:value-type="string" office:string-value="" calcext:value-type="error">
            <text:p>#NV</text:p>
          </table:table-cell>
          <table:table-cell table:style-name="ce14" table:formula="of:=[.I61]+(([.K61]-[.I61])/3*2)" office:value-type="string" office:string-value="" calcext:value-type="error">
            <text:p>#NV</text:p>
          </table:table-cell>
          <table:table-cell table:style-name="ce14" table:formula="of:=COM.MICROSOFT.IFS([.E61]=[$Konventionen.$C$2];[.I61]+[$Konventionen.$E$2];[.E61]=[$Konventionen.$C$3];[.I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1]);#NULL!;WEEKNUM([.L61];21))" office:value-type="string" office:string-value="" calcext:value-type="error">
            <text:p>#NULL!</text:p>
          </table:table-cell>
          <table:table-cell table:style-name="ce47" table:formula="of:=IF(AND([.I61]&lt;=[.L61];[.K61]&gt;=[.L61]);IF([.J61]&lt;=[.L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2]);#NULL!;IF(ISBLANK([.H62]);ORG.OPENOFFICE.YEARS([.C62];TODAY();0);ORG.OPENOFFICE.YEARS([.C62];[.H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2]);;WEEKNUM([.F62];21))" office:value-type="float" office:value="0" calcext:value-type="float">
            <text:p>0</text:p>
          </table:table-cell>
          <table:table-cell/>
          <table:table-cell table:style-name="ce14" table:formula="of:=IF(ISBLANK([.H62]);COM.MICROSOFT.IFS([.E62]=[$Konventionen.$C$2];[.F62]+[$Konventionen.$D$2];[.E62]=[$Konventionen.$C$3];[.F62]+[$Konventionen.$D$3]); COM.MICROSOFT.IFS([.E62]=[$Konventionen.$C$2];[.H62]+[$Konventionen.$D$2];[.E62]=[$Konventionen.$C$3];[.H62]+[$Konventionen.$D$3]))" office:value-type="string" office:string-value="" calcext:value-type="error">
            <text:p>#NV</text:p>
          </table:table-cell>
          <table:table-cell table:style-name="ce14" table:formula="of:=[.I62]+(([.K62]-[.I62])/3*2)" office:value-type="string" office:string-value="" calcext:value-type="error">
            <text:p>#NV</text:p>
          </table:table-cell>
          <table:table-cell table:style-name="ce14" table:formula="of:=COM.MICROSOFT.IFS([.E62]=[$Konventionen.$C$2];[.I62]+[$Konventionen.$E$2];[.E62]=[$Konventionen.$C$3];[.I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2]);#NULL!;WEEKNUM([.L62];21))" office:value-type="string" office:string-value="" calcext:value-type="error">
            <text:p>#NULL!</text:p>
          </table:table-cell>
          <table:table-cell table:style-name="ce47" table:formula="of:=IF(AND([.I62]&lt;=[.L62];[.K62]&gt;=[.L62]);IF([.J62]&lt;=[.L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3]);#NULL!;IF(ISBLANK([.H63]);ORG.OPENOFFICE.YEARS([.C63];TODAY();0);ORG.OPENOFFICE.YEARS([.C63];[.H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3]);;WEEKNUM([.F63];21))" office:value-type="float" office:value="0" calcext:value-type="float">
            <text:p>0</text:p>
          </table:table-cell>
          <table:table-cell/>
          <table:table-cell table:style-name="ce14" table:formula="of:=IF(ISBLANK([.H63]);COM.MICROSOFT.IFS([.E63]=[$Konventionen.$C$2];[.F63]+[$Konventionen.$D$2];[.E63]=[$Konventionen.$C$3];[.F63]+[$Konventionen.$D$3]); COM.MICROSOFT.IFS([.E63]=[$Konventionen.$C$2];[.H63]+[$Konventionen.$D$2];[.E63]=[$Konventionen.$C$3];[.H63]+[$Konventionen.$D$3]))" office:value-type="string" office:string-value="" calcext:value-type="error">
            <text:p>#NV</text:p>
          </table:table-cell>
          <table:table-cell table:style-name="ce14" table:formula="of:=[.I63]+(([.K63]-[.I63])/3*2)" office:value-type="string" office:string-value="" calcext:value-type="error">
            <text:p>#NV</text:p>
          </table:table-cell>
          <table:table-cell table:style-name="ce14" table:formula="of:=COM.MICROSOFT.IFS([.E63]=[$Konventionen.$C$2];[.I63]+[$Konventionen.$E$2];[.E63]=[$Konventionen.$C$3];[.I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3]);#NULL!;WEEKNUM([.L63];21))" office:value-type="string" office:string-value="" calcext:value-type="error">
            <text:p>#NULL!</text:p>
          </table:table-cell>
          <table:table-cell table:style-name="ce47" table:formula="of:=IF(AND([.I63]&lt;=[.L63];[.K63]&gt;=[.L63]);IF([.J63]&lt;=[.L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4]);#NULL!;IF(ISBLANK([.H64]);ORG.OPENOFFICE.YEARS([.C64];TODAY();0);ORG.OPENOFFICE.YEARS([.C64];[.H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4]);;WEEKNUM([.F64];21))" office:value-type="float" office:value="0" calcext:value-type="float">
            <text:p>0</text:p>
          </table:table-cell>
          <table:table-cell/>
          <table:table-cell table:style-name="ce14" table:formula="of:=IF(ISBLANK([.H64]);COM.MICROSOFT.IFS([.E64]=[$Konventionen.$C$2];[.F64]+[$Konventionen.$D$2];[.E64]=[$Konventionen.$C$3];[.F64]+[$Konventionen.$D$3]); COM.MICROSOFT.IFS([.E64]=[$Konventionen.$C$2];[.H64]+[$Konventionen.$D$2];[.E64]=[$Konventionen.$C$3];[.H64]+[$Konventionen.$D$3]))" office:value-type="string" office:string-value="" calcext:value-type="error">
            <text:p>#NV</text:p>
          </table:table-cell>
          <table:table-cell table:style-name="ce14" table:formula="of:=[.I64]+(([.K64]-[.I64])/3*2)" office:value-type="string" office:string-value="" calcext:value-type="error">
            <text:p>#NV</text:p>
          </table:table-cell>
          <table:table-cell table:style-name="ce14" table:formula="of:=COM.MICROSOFT.IFS([.E64]=[$Konventionen.$C$2];[.I64]+[$Konventionen.$E$2];[.E64]=[$Konventionen.$C$3];[.I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4]);#NULL!;WEEKNUM([.L64];21))" office:value-type="string" office:string-value="" calcext:value-type="error">
            <text:p>#NULL!</text:p>
          </table:table-cell>
          <table:table-cell table:style-name="ce47" table:formula="of:=IF(AND([.I64]&lt;=[.L64];[.K64]&gt;=[.L64]);IF([.J64]&lt;=[.L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5]);#NULL!;IF(ISBLANK([.H65]);ORG.OPENOFFICE.YEARS([.C65];TODAY();0);ORG.OPENOFFICE.YEARS([.C65];[.H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5]);;WEEKNUM([.F65];21))" office:value-type="float" office:value="0" calcext:value-type="float">
            <text:p>0</text:p>
          </table:table-cell>
          <table:table-cell/>
          <table:table-cell table:style-name="ce14" table:formula="of:=IF(ISBLANK([.H65]);COM.MICROSOFT.IFS([.E65]=[$Konventionen.$C$2];[.F65]+[$Konventionen.$D$2];[.E65]=[$Konventionen.$C$3];[.F65]+[$Konventionen.$D$3]); COM.MICROSOFT.IFS([.E65]=[$Konventionen.$C$2];[.H65]+[$Konventionen.$D$2];[.E65]=[$Konventionen.$C$3];[.H65]+[$Konventionen.$D$3]))" office:value-type="string" office:string-value="" calcext:value-type="error">
            <text:p>#NV</text:p>
          </table:table-cell>
          <table:table-cell table:style-name="ce14" table:formula="of:=[.I65]+(([.K65]-[.I65])/3*2)" office:value-type="string" office:string-value="" calcext:value-type="error">
            <text:p>#NV</text:p>
          </table:table-cell>
          <table:table-cell table:style-name="ce14" table:formula="of:=COM.MICROSOFT.IFS([.E65]=[$Konventionen.$C$2];[.I65]+[$Konventionen.$E$2];[.E65]=[$Konventionen.$C$3];[.I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5]);#NULL!;WEEKNUM([.L65];21))" office:value-type="string" office:string-value="" calcext:value-type="error">
            <text:p>#NULL!</text:p>
          </table:table-cell>
          <table:table-cell table:style-name="ce47" table:formula="of:=IF(AND([.I65]&lt;=[.L65];[.K65]&gt;=[.L65]);IF([.J65]&lt;=[.L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6]);#NULL!;IF(ISBLANK([.H66]);ORG.OPENOFFICE.YEARS([.C66];TODAY();0);ORG.OPENOFFICE.YEARS([.C66];[.H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6]);;WEEKNUM([.F66];21))" office:value-type="float" office:value="0" calcext:value-type="float">
            <text:p>0</text:p>
          </table:table-cell>
          <table:table-cell/>
          <table:table-cell table:style-name="ce14" table:formula="of:=IF(ISBLANK([.H66]);COM.MICROSOFT.IFS([.E66]=[$Konventionen.$C$2];[.F66]+[$Konventionen.$D$2];[.E66]=[$Konventionen.$C$3];[.F66]+[$Konventionen.$D$3]); COM.MICROSOFT.IFS([.E66]=[$Konventionen.$C$2];[.H66]+[$Konventionen.$D$2];[.E66]=[$Konventionen.$C$3];[.H66]+[$Konventionen.$D$3]))" office:value-type="string" office:string-value="" calcext:value-type="error">
            <text:p>#NV</text:p>
          </table:table-cell>
          <table:table-cell table:style-name="ce14" table:formula="of:=[.I66]+(([.K66]-[.I66])/3*2)" office:value-type="string" office:string-value="" calcext:value-type="error">
            <text:p>#NV</text:p>
          </table:table-cell>
          <table:table-cell table:style-name="ce14" table:formula="of:=COM.MICROSOFT.IFS([.E66]=[$Konventionen.$C$2];[.I66]+[$Konventionen.$E$2];[.E66]=[$Konventionen.$C$3];[.I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6]);#NULL!;WEEKNUM([.L66];21))" office:value-type="string" office:string-value="" calcext:value-type="error">
            <text:p>#NULL!</text:p>
          </table:table-cell>
          <table:table-cell table:style-name="ce47" table:formula="of:=IF(AND([.I66]&lt;=[.L66];[.K66]&gt;=[.L66]);IF([.J66]&lt;=[.L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7]);#NULL!;IF(ISBLANK([.H67]);ORG.OPENOFFICE.YEARS([.C67];TODAY();0);ORG.OPENOFFICE.YEARS([.C67];[.H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7]);;WEEKNUM([.F67];21))" office:value-type="float" office:value="0" calcext:value-type="float">
            <text:p>0</text:p>
          </table:table-cell>
          <table:table-cell/>
          <table:table-cell table:style-name="ce14" table:formula="of:=IF(ISBLANK([.H67]);COM.MICROSOFT.IFS([.E67]=[$Konventionen.$C$2];[.F67]+[$Konventionen.$D$2];[.E67]=[$Konventionen.$C$3];[.F67]+[$Konventionen.$D$3]); COM.MICROSOFT.IFS([.E67]=[$Konventionen.$C$2];[.H67]+[$Konventionen.$D$2];[.E67]=[$Konventionen.$C$3];[.H67]+[$Konventionen.$D$3]))" office:value-type="string" office:string-value="" calcext:value-type="error">
            <text:p>#NV</text:p>
          </table:table-cell>
          <table:table-cell table:style-name="ce14" table:formula="of:=[.I67]+(([.K67]-[.I67])/3*2)" office:value-type="string" office:string-value="" calcext:value-type="error">
            <text:p>#NV</text:p>
          </table:table-cell>
          <table:table-cell table:style-name="ce14" table:formula="of:=COM.MICROSOFT.IFS([.E67]=[$Konventionen.$C$2];[.I67]+[$Konventionen.$E$2];[.E67]=[$Konventionen.$C$3];[.I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7]);#NULL!;WEEKNUM([.L67];21))" office:value-type="string" office:string-value="" calcext:value-type="error">
            <text:p>#NULL!</text:p>
          </table:table-cell>
          <table:table-cell table:style-name="ce47" table:formula="of:=IF(AND([.I67]&lt;=[.L67];[.K67]&gt;=[.L67]);IF([.J67]&lt;=[.L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8]);#NULL!;IF(ISBLANK([.H68]);ORG.OPENOFFICE.YEARS([.C68];TODAY();0);ORG.OPENOFFICE.YEARS([.C68];[.H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8]);;WEEKNUM([.F68];21))" office:value-type="float" office:value="0" calcext:value-type="float">
            <text:p>0</text:p>
          </table:table-cell>
          <table:table-cell/>
          <table:table-cell table:style-name="ce14" table:formula="of:=IF(ISBLANK([.H68]);COM.MICROSOFT.IFS([.E68]=[$Konventionen.$C$2];[.F68]+[$Konventionen.$D$2];[.E68]=[$Konventionen.$C$3];[.F68]+[$Konventionen.$D$3]); COM.MICROSOFT.IFS([.E68]=[$Konventionen.$C$2];[.H68]+[$Konventionen.$D$2];[.E68]=[$Konventionen.$C$3];[.H68]+[$Konventionen.$D$3]))" office:value-type="string" office:string-value="" calcext:value-type="error">
            <text:p>#NV</text:p>
          </table:table-cell>
          <table:table-cell table:style-name="ce14" table:formula="of:=[.I68]+(([.K68]-[.I68])/3*2)" office:value-type="string" office:string-value="" calcext:value-type="error">
            <text:p>#NV</text:p>
          </table:table-cell>
          <table:table-cell table:style-name="ce14" table:formula="of:=COM.MICROSOFT.IFS([.E68]=[$Konventionen.$C$2];[.I68]+[$Konventionen.$E$2];[.E68]=[$Konventionen.$C$3];[.I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8]);#NULL!;WEEKNUM([.L68];21))" office:value-type="string" office:string-value="" calcext:value-type="error">
            <text:p>#NULL!</text:p>
          </table:table-cell>
          <table:table-cell table:style-name="ce47" table:formula="of:=IF(AND([.I68]&lt;=[.L68];[.K68]&gt;=[.L68]);IF([.J68]&lt;=[.L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69]);#NULL!;IF(ISBLANK([.H69]);ORG.OPENOFFICE.YEARS([.C69];TODAY();0);ORG.OPENOFFICE.YEARS([.C69];[.H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9]);;WEEKNUM([.F69];21))" office:value-type="float" office:value="0" calcext:value-type="float">
            <text:p>0</text:p>
          </table:table-cell>
          <table:table-cell/>
          <table:table-cell table:style-name="ce14" table:formula="of:=IF(ISBLANK([.H69]);COM.MICROSOFT.IFS([.E69]=[$Konventionen.$C$2];[.F69]+[$Konventionen.$D$2];[.E69]=[$Konventionen.$C$3];[.F69]+[$Konventionen.$D$3]); COM.MICROSOFT.IFS([.E69]=[$Konventionen.$C$2];[.H69]+[$Konventionen.$D$2];[.E69]=[$Konventionen.$C$3];[.H69]+[$Konventionen.$D$3]))" office:value-type="string" office:string-value="" calcext:value-type="error">
            <text:p>#NV</text:p>
          </table:table-cell>
          <table:table-cell table:style-name="ce14" table:formula="of:=[.I69]+(([.K69]-[.I69])/3*2)" office:value-type="string" office:string-value="" calcext:value-type="error">
            <text:p>#NV</text:p>
          </table:table-cell>
          <table:table-cell table:style-name="ce14" table:formula="of:=COM.MICROSOFT.IFS([.E69]=[$Konventionen.$C$2];[.I69]+[$Konventionen.$E$2];[.E69]=[$Konventionen.$C$3];[.I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9]);#NULL!;WEEKNUM([.L69];21))" office:value-type="string" office:string-value="" calcext:value-type="error">
            <text:p>#NULL!</text:p>
          </table:table-cell>
          <table:table-cell table:style-name="ce47" table:formula="of:=IF(AND([.I69]&lt;=[.L69];[.K69]&gt;=[.L69]);IF([.J69]&lt;=[.L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0]);#NULL!;IF(ISBLANK([.H70]);ORG.OPENOFFICE.YEARS([.C70];TODAY();0);ORG.OPENOFFICE.YEARS([.C70];[.H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0]);;WEEKNUM([.F70];21))" office:value-type="float" office:value="0" calcext:value-type="float">
            <text:p>0</text:p>
          </table:table-cell>
          <table:table-cell/>
          <table:table-cell table:style-name="ce14" table:formula="of:=IF(ISBLANK([.H70]);COM.MICROSOFT.IFS([.E70]=[$Konventionen.$C$2];[.F70]+[$Konventionen.$D$2];[.E70]=[$Konventionen.$C$3];[.F70]+[$Konventionen.$D$3]); COM.MICROSOFT.IFS([.E70]=[$Konventionen.$C$2];[.H70]+[$Konventionen.$D$2];[.E70]=[$Konventionen.$C$3];[.H70]+[$Konventionen.$D$3]))" office:value-type="string" office:string-value="" calcext:value-type="error">
            <text:p>#NV</text:p>
          </table:table-cell>
          <table:table-cell table:style-name="ce14" table:formula="of:=[.I70]+(([.K70]-[.I70])/3*2)" office:value-type="string" office:string-value="" calcext:value-type="error">
            <text:p>#NV</text:p>
          </table:table-cell>
          <table:table-cell table:style-name="ce14" table:formula="of:=COM.MICROSOFT.IFS([.E70]=[$Konventionen.$C$2];[.I70]+[$Konventionen.$E$2];[.E70]=[$Konventionen.$C$3];[.I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0]);#NULL!;WEEKNUM([.L70];21))" office:value-type="string" office:string-value="" calcext:value-type="error">
            <text:p>#NULL!</text:p>
          </table:table-cell>
          <table:table-cell table:style-name="ce47" table:formula="of:=IF(AND([.I70]&lt;=[.L70];[.K70]&gt;=[.L70]);IF([.J70]&lt;=[.L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1]);#NULL!;IF(ISBLANK([.H71]);ORG.OPENOFFICE.YEARS([.C71];TODAY();0);ORG.OPENOFFICE.YEARS([.C71];[.H7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1]);;WEEKNUM([.F71];21))" office:value-type="float" office:value="0" calcext:value-type="float">
            <text:p>0</text:p>
          </table:table-cell>
          <table:table-cell/>
          <table:table-cell table:style-name="ce14" table:formula="of:=IF(ISBLANK([.H71]);COM.MICROSOFT.IFS([.E71]=[$Konventionen.$C$2];[.F71]+[$Konventionen.$D$2];[.E71]=[$Konventionen.$C$3];[.F71]+[$Konventionen.$D$3]); COM.MICROSOFT.IFS([.E71]=[$Konventionen.$C$2];[.H71]+[$Konventionen.$D$2];[.E71]=[$Konventionen.$C$3];[.H71]+[$Konventionen.$D$3]))" office:value-type="string" office:string-value="" calcext:value-type="error">
            <text:p>#NV</text:p>
          </table:table-cell>
          <table:table-cell table:style-name="ce14" table:formula="of:=[.I71]+(([.K71]-[.I71])/3*2)" office:value-type="string" office:string-value="" calcext:value-type="error">
            <text:p>#NV</text:p>
          </table:table-cell>
          <table:table-cell table:style-name="ce14" table:formula="of:=COM.MICROSOFT.IFS([.E71]=[$Konventionen.$C$2];[.I71]+[$Konventionen.$E$2];[.E71]=[$Konventionen.$C$3];[.I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1]);#NULL!;WEEKNUM([.L71];21))" office:value-type="string" office:string-value="" calcext:value-type="error">
            <text:p>#NULL!</text:p>
          </table:table-cell>
          <table:table-cell table:style-name="ce47" table:formula="of:=IF(AND([.I71]&lt;=[.L71];[.K71]&gt;=[.L71]);IF([.J71]&lt;=[.L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2]);#NULL!;IF(ISBLANK([.H72]);ORG.OPENOFFICE.YEARS([.C72];TODAY();0);ORG.OPENOFFICE.YEARS([.C72];[.H7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2]);;WEEKNUM([.F72];21))" office:value-type="float" office:value="0" calcext:value-type="float">
            <text:p>0</text:p>
          </table:table-cell>
          <table:table-cell/>
          <table:table-cell table:style-name="ce14" table:formula="of:=IF(ISBLANK([.H72]);COM.MICROSOFT.IFS([.E72]=[$Konventionen.$C$2];[.F72]+[$Konventionen.$D$2];[.E72]=[$Konventionen.$C$3];[.F72]+[$Konventionen.$D$3]); COM.MICROSOFT.IFS([.E72]=[$Konventionen.$C$2];[.H72]+[$Konventionen.$D$2];[.E72]=[$Konventionen.$C$3];[.H72]+[$Konventionen.$D$3]))" office:value-type="string" office:string-value="" calcext:value-type="error">
            <text:p>#NV</text:p>
          </table:table-cell>
          <table:table-cell table:style-name="ce14" table:formula="of:=[.I72]+(([.K72]-[.I72])/3*2)" office:value-type="string" office:string-value="" calcext:value-type="error">
            <text:p>#NV</text:p>
          </table:table-cell>
          <table:table-cell table:style-name="ce14" table:formula="of:=COM.MICROSOFT.IFS([.E72]=[$Konventionen.$C$2];[.I72]+[$Konventionen.$E$2];[.E72]=[$Konventionen.$C$3];[.I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2]);#NULL!;WEEKNUM([.L72];21))" office:value-type="string" office:string-value="" calcext:value-type="error">
            <text:p>#NULL!</text:p>
          </table:table-cell>
          <table:table-cell table:style-name="ce47" table:formula="of:=IF(AND([.I72]&lt;=[.L72];[.K72]&gt;=[.L72]);IF([.J72]&lt;=[.L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3]);#NULL!;IF(ISBLANK([.H73]);ORG.OPENOFFICE.YEARS([.C73];TODAY();0);ORG.OPENOFFICE.YEARS([.C73];[.H7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3]);;WEEKNUM([.F73];21))" office:value-type="float" office:value="0" calcext:value-type="float">
            <text:p>0</text:p>
          </table:table-cell>
          <table:table-cell/>
          <table:table-cell table:style-name="ce14" table:formula="of:=IF(ISBLANK([.H73]);COM.MICROSOFT.IFS([.E73]=[$Konventionen.$C$2];[.F73]+[$Konventionen.$D$2];[.E73]=[$Konventionen.$C$3];[.F73]+[$Konventionen.$D$3]); COM.MICROSOFT.IFS([.E73]=[$Konventionen.$C$2];[.H73]+[$Konventionen.$D$2];[.E73]=[$Konventionen.$C$3];[.H73]+[$Konventionen.$D$3]))" office:value-type="string" office:string-value="" calcext:value-type="error">
            <text:p>#NV</text:p>
          </table:table-cell>
          <table:table-cell table:style-name="ce14" table:formula="of:=[.I73]+(([.K73]-[.I73])/3*2)" office:value-type="string" office:string-value="" calcext:value-type="error">
            <text:p>#NV</text:p>
          </table:table-cell>
          <table:table-cell table:style-name="ce14" table:formula="of:=COM.MICROSOFT.IFS([.E73]=[$Konventionen.$C$2];[.I73]+[$Konventionen.$E$2];[.E73]=[$Konventionen.$C$3];[.I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3]);#NULL!;WEEKNUM([.L73];21))" office:value-type="string" office:string-value="" calcext:value-type="error">
            <text:p>#NULL!</text:p>
          </table:table-cell>
          <table:table-cell table:style-name="ce47" table:formula="of:=IF(AND([.I73]&lt;=[.L73];[.K73]&gt;=[.L73]);IF([.J73]&lt;=[.L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4]);#NULL!;IF(ISBLANK([.H74]);ORG.OPENOFFICE.YEARS([.C74];TODAY();0);ORG.OPENOFFICE.YEARS([.C74];[.H7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4]);;WEEKNUM([.F74];21))" office:value-type="float" office:value="0" calcext:value-type="float">
            <text:p>0</text:p>
          </table:table-cell>
          <table:table-cell/>
          <table:table-cell table:style-name="ce14" table:formula="of:=IF(ISBLANK([.H74]);COM.MICROSOFT.IFS([.E74]=[$Konventionen.$C$2];[.F74]+[$Konventionen.$D$2];[.E74]=[$Konventionen.$C$3];[.F74]+[$Konventionen.$D$3]); COM.MICROSOFT.IFS([.E74]=[$Konventionen.$C$2];[.H74]+[$Konventionen.$D$2];[.E74]=[$Konventionen.$C$3];[.H74]+[$Konventionen.$D$3]))" office:value-type="string" office:string-value="" calcext:value-type="error">
            <text:p>#NV</text:p>
          </table:table-cell>
          <table:table-cell table:style-name="ce14" table:formula="of:=[.I74]+(([.K74]-[.I74])/3*2)" office:value-type="string" office:string-value="" calcext:value-type="error">
            <text:p>#NV</text:p>
          </table:table-cell>
          <table:table-cell table:style-name="ce14" table:formula="of:=COM.MICROSOFT.IFS([.E74]=[$Konventionen.$C$2];[.I74]+[$Konventionen.$E$2];[.E74]=[$Konventionen.$C$3];[.I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4]);#NULL!;WEEKNUM([.L74];21))" office:value-type="string" office:string-value="" calcext:value-type="error">
            <text:p>#NULL!</text:p>
          </table:table-cell>
          <table:table-cell table:style-name="ce47" table:formula="of:=IF(AND([.I74]&lt;=[.L74];[.K74]&gt;=[.L74]);IF([.J74]&lt;=[.L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5]);#NULL!;IF(ISBLANK([.H75]);ORG.OPENOFFICE.YEARS([.C75];TODAY();0);ORG.OPENOFFICE.YEARS([.C75];[.H7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5]);;WEEKNUM([.F75];21))" office:value-type="float" office:value="0" calcext:value-type="float">
            <text:p>0</text:p>
          </table:table-cell>
          <table:table-cell/>
          <table:table-cell table:style-name="ce14" table:formula="of:=IF(ISBLANK([.H75]);COM.MICROSOFT.IFS([.E75]=[$Konventionen.$C$2];[.F75]+[$Konventionen.$D$2];[.E75]=[$Konventionen.$C$3];[.F75]+[$Konventionen.$D$3]); COM.MICROSOFT.IFS([.E75]=[$Konventionen.$C$2];[.H75]+[$Konventionen.$D$2];[.E75]=[$Konventionen.$C$3];[.H75]+[$Konventionen.$D$3]))" office:value-type="string" office:string-value="" calcext:value-type="error">
            <text:p>#NV</text:p>
          </table:table-cell>
          <table:table-cell table:style-name="ce14" table:formula="of:=[.I75]+(([.K75]-[.I75])/3*2)" office:value-type="string" office:string-value="" calcext:value-type="error">
            <text:p>#NV</text:p>
          </table:table-cell>
          <table:table-cell table:style-name="ce14" table:formula="of:=COM.MICROSOFT.IFS([.E75]=[$Konventionen.$C$2];[.I75]+[$Konventionen.$E$2];[.E75]=[$Konventionen.$C$3];[.I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5]);#NULL!;WEEKNUM([.L75];21))" office:value-type="string" office:string-value="" calcext:value-type="error">
            <text:p>#NULL!</text:p>
          </table:table-cell>
          <table:table-cell table:style-name="ce47" table:formula="of:=IF(AND([.I75]&lt;=[.L75];[.K75]&gt;=[.L75]);IF([.J75]&lt;=[.L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6]);#NULL!;IF(ISBLANK([.H76]);ORG.OPENOFFICE.YEARS([.C76];TODAY();0);ORG.OPENOFFICE.YEARS([.C76];[.H7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6]);;WEEKNUM([.F76];21))" office:value-type="float" office:value="0" calcext:value-type="float">
            <text:p>0</text:p>
          </table:table-cell>
          <table:table-cell/>
          <table:table-cell table:style-name="ce14" table:formula="of:=IF(ISBLANK([.H76]);COM.MICROSOFT.IFS([.E76]=[$Konventionen.$C$2];[.F76]+[$Konventionen.$D$2];[.E76]=[$Konventionen.$C$3];[.F76]+[$Konventionen.$D$3]); COM.MICROSOFT.IFS([.E76]=[$Konventionen.$C$2];[.H76]+[$Konventionen.$D$2];[.E76]=[$Konventionen.$C$3];[.H76]+[$Konventionen.$D$3]))" office:value-type="string" office:string-value="" calcext:value-type="error">
            <text:p>#NV</text:p>
          </table:table-cell>
          <table:table-cell table:style-name="ce14" table:formula="of:=[.I76]+(([.K76]-[.I76])/3*2)" office:value-type="string" office:string-value="" calcext:value-type="error">
            <text:p>#NV</text:p>
          </table:table-cell>
          <table:table-cell table:style-name="ce14" table:formula="of:=COM.MICROSOFT.IFS([.E76]=[$Konventionen.$C$2];[.I76]+[$Konventionen.$E$2];[.E76]=[$Konventionen.$C$3];[.I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6]);#NULL!;WEEKNUM([.L76];21))" office:value-type="string" office:string-value="" calcext:value-type="error">
            <text:p>#NULL!</text:p>
          </table:table-cell>
          <table:table-cell table:style-name="ce47" table:formula="of:=IF(AND([.I76]&lt;=[.L76];[.K76]&gt;=[.L76]);IF([.J76]&lt;=[.L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7]);#NULL!;IF(ISBLANK([.H77]);ORG.OPENOFFICE.YEARS([.C77];TODAY();0);ORG.OPENOFFICE.YEARS([.C77];[.H7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7]);;WEEKNUM([.F77];21))" office:value-type="float" office:value="0" calcext:value-type="float">
            <text:p>0</text:p>
          </table:table-cell>
          <table:table-cell/>
          <table:table-cell table:style-name="ce14" table:formula="of:=IF(ISBLANK([.H77]);COM.MICROSOFT.IFS([.E77]=[$Konventionen.$C$2];[.F77]+[$Konventionen.$D$2];[.E77]=[$Konventionen.$C$3];[.F77]+[$Konventionen.$D$3]); COM.MICROSOFT.IFS([.E77]=[$Konventionen.$C$2];[.H77]+[$Konventionen.$D$2];[.E77]=[$Konventionen.$C$3];[.H77]+[$Konventionen.$D$3]))" office:value-type="string" office:string-value="" calcext:value-type="error">
            <text:p>#NV</text:p>
          </table:table-cell>
          <table:table-cell table:style-name="ce14" table:formula="of:=[.I77]+(([.K77]-[.I77])/3*2)" office:value-type="string" office:string-value="" calcext:value-type="error">
            <text:p>#NV</text:p>
          </table:table-cell>
          <table:table-cell table:style-name="ce14" table:formula="of:=COM.MICROSOFT.IFS([.E77]=[$Konventionen.$C$2];[.I77]+[$Konventionen.$E$2];[.E77]=[$Konventionen.$C$3];[.I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7]);#NULL!;WEEKNUM([.L77];21))" office:value-type="string" office:string-value="" calcext:value-type="error">
            <text:p>#NULL!</text:p>
          </table:table-cell>
          <table:table-cell table:style-name="ce47" table:formula="of:=IF(AND([.I77]&lt;=[.L77];[.K77]&gt;=[.L77]);IF([.J77]&lt;=[.L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8]);#NULL!;IF(ISBLANK([.H78]);ORG.OPENOFFICE.YEARS([.C78];TODAY();0);ORG.OPENOFFICE.YEARS([.C78];[.H7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8]);;WEEKNUM([.F78];21))" office:value-type="float" office:value="0" calcext:value-type="float">
            <text:p>0</text:p>
          </table:table-cell>
          <table:table-cell/>
          <table:table-cell table:style-name="ce14" table:formula="of:=IF(ISBLANK([.H78]);COM.MICROSOFT.IFS([.E78]=[$Konventionen.$C$2];[.F78]+[$Konventionen.$D$2];[.E78]=[$Konventionen.$C$3];[.F78]+[$Konventionen.$D$3]); COM.MICROSOFT.IFS([.E78]=[$Konventionen.$C$2];[.H78]+[$Konventionen.$D$2];[.E78]=[$Konventionen.$C$3];[.H78]+[$Konventionen.$D$3]))" office:value-type="string" office:string-value="" calcext:value-type="error">
            <text:p>#NV</text:p>
          </table:table-cell>
          <table:table-cell table:style-name="ce14" table:formula="of:=[.I78]+(([.K78]-[.I78])/3*2)" office:value-type="string" office:string-value="" calcext:value-type="error">
            <text:p>#NV</text:p>
          </table:table-cell>
          <table:table-cell table:style-name="ce14" table:formula="of:=COM.MICROSOFT.IFS([.E78]=[$Konventionen.$C$2];[.I78]+[$Konventionen.$E$2];[.E78]=[$Konventionen.$C$3];[.I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8]);#NULL!;WEEKNUM([.L78];21))" office:value-type="string" office:string-value="" calcext:value-type="error">
            <text:p>#NULL!</text:p>
          </table:table-cell>
          <table:table-cell table:style-name="ce47" table:formula="of:=IF(AND([.I78]&lt;=[.L78];[.K78]&gt;=[.L78]);IF([.J78]&lt;=[.L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79]);#NULL!;IF(ISBLANK([.H79]);ORG.OPENOFFICE.YEARS([.C79];TODAY();0);ORG.OPENOFFICE.YEARS([.C79];[.H7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9]);;WEEKNUM([.F79];21))" office:value-type="float" office:value="0" calcext:value-type="float">
            <text:p>0</text:p>
          </table:table-cell>
          <table:table-cell/>
          <table:table-cell table:style-name="ce14" table:formula="of:=IF(ISBLANK([.H79]);COM.MICROSOFT.IFS([.E79]=[$Konventionen.$C$2];[.F79]+[$Konventionen.$D$2];[.E79]=[$Konventionen.$C$3];[.F79]+[$Konventionen.$D$3]); COM.MICROSOFT.IFS([.E79]=[$Konventionen.$C$2];[.H79]+[$Konventionen.$D$2];[.E79]=[$Konventionen.$C$3];[.H79]+[$Konventionen.$D$3]))" office:value-type="string" office:string-value="" calcext:value-type="error">
            <text:p>#NV</text:p>
          </table:table-cell>
          <table:table-cell table:style-name="ce14" table:formula="of:=[.I79]+(([.K79]-[.I79])/3*2)" office:value-type="string" office:string-value="" calcext:value-type="error">
            <text:p>#NV</text:p>
          </table:table-cell>
          <table:table-cell table:style-name="ce14" table:formula="of:=COM.MICROSOFT.IFS([.E79]=[$Konventionen.$C$2];[.I79]+[$Konventionen.$E$2];[.E79]=[$Konventionen.$C$3];[.I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9]);#NULL!;WEEKNUM([.L79];21))" office:value-type="string" office:string-value="" calcext:value-type="error">
            <text:p>#NULL!</text:p>
          </table:table-cell>
          <table:table-cell table:style-name="ce47" table:formula="of:=IF(AND([.I79]&lt;=[.L79];[.K79]&gt;=[.L79]);IF([.J79]&lt;=[.L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0]);#NULL!;IF(ISBLANK([.H80]);ORG.OPENOFFICE.YEARS([.C80];TODAY();0);ORG.OPENOFFICE.YEARS([.C80];[.H8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0]);;WEEKNUM([.F80];21))" office:value-type="float" office:value="0" calcext:value-type="float">
            <text:p>0</text:p>
          </table:table-cell>
          <table:table-cell/>
          <table:table-cell table:style-name="ce14" table:formula="of:=IF(ISBLANK([.H80]);COM.MICROSOFT.IFS([.E80]=[$Konventionen.$C$2];[.F80]+[$Konventionen.$D$2];[.E80]=[$Konventionen.$C$3];[.F80]+[$Konventionen.$D$3]); COM.MICROSOFT.IFS([.E80]=[$Konventionen.$C$2];[.H80]+[$Konventionen.$D$2];[.E80]=[$Konventionen.$C$3];[.H80]+[$Konventionen.$D$3]))" office:value-type="string" office:string-value="" calcext:value-type="error">
            <text:p>#NV</text:p>
          </table:table-cell>
          <table:table-cell table:style-name="ce14" table:formula="of:=[.I80]+(([.K80]-[.I80])/3*2)" office:value-type="string" office:string-value="" calcext:value-type="error">
            <text:p>#NV</text:p>
          </table:table-cell>
          <table:table-cell table:style-name="ce14" table:formula="of:=COM.MICROSOFT.IFS([.E80]=[$Konventionen.$C$2];[.I80]+[$Konventionen.$E$2];[.E80]=[$Konventionen.$C$3];[.I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0]);#NULL!;WEEKNUM([.L80];21))" office:value-type="string" office:string-value="" calcext:value-type="error">
            <text:p>#NULL!</text:p>
          </table:table-cell>
          <table:table-cell table:style-name="ce47" table:formula="of:=IF(AND([.I80]&lt;=[.L80];[.K80]&gt;=[.L80]);IF([.J80]&lt;=[.L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1]);#NULL!;IF(ISBLANK([.H81]);ORG.OPENOFFICE.YEARS([.C81];TODAY();0);ORG.OPENOFFICE.YEARS([.C81];[.H8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1]);;WEEKNUM([.F81];21))" office:value-type="float" office:value="0" calcext:value-type="float">
            <text:p>0</text:p>
          </table:table-cell>
          <table:table-cell/>
          <table:table-cell table:style-name="ce14" table:formula="of:=IF(ISBLANK([.H81]);COM.MICROSOFT.IFS([.E81]=[$Konventionen.$C$2];[.F81]+[$Konventionen.$D$2];[.E81]=[$Konventionen.$C$3];[.F81]+[$Konventionen.$D$3]); COM.MICROSOFT.IFS([.E81]=[$Konventionen.$C$2];[.H81]+[$Konventionen.$D$2];[.E81]=[$Konventionen.$C$3];[.H81]+[$Konventionen.$D$3]))" office:value-type="string" office:string-value="" calcext:value-type="error">
            <text:p>#NV</text:p>
          </table:table-cell>
          <table:table-cell table:style-name="ce14" table:formula="of:=[.I81]+(([.K81]-[.I81])/3*2)" office:value-type="string" office:string-value="" calcext:value-type="error">
            <text:p>#NV</text:p>
          </table:table-cell>
          <table:table-cell table:style-name="ce14" table:formula="of:=COM.MICROSOFT.IFS([.E81]=[$Konventionen.$C$2];[.I81]+[$Konventionen.$E$2];[.E81]=[$Konventionen.$C$3];[.I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1]);#NULL!;WEEKNUM([.L81];21))" office:value-type="string" office:string-value="" calcext:value-type="error">
            <text:p>#NULL!</text:p>
          </table:table-cell>
          <table:table-cell table:style-name="ce47" table:formula="of:=IF(AND([.I81]&lt;=[.L81];[.K81]&gt;=[.L81]);IF([.J81]&lt;=[.L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2]);#NULL!;IF(ISBLANK([.H82]);ORG.OPENOFFICE.YEARS([.C82];TODAY();0);ORG.OPENOFFICE.YEARS([.C82];[.H8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2]);;WEEKNUM([.F82];21))" office:value-type="float" office:value="0" calcext:value-type="float">
            <text:p>0</text:p>
          </table:table-cell>
          <table:table-cell/>
          <table:table-cell table:style-name="ce14" table:formula="of:=IF(ISBLANK([.H82]);COM.MICROSOFT.IFS([.E82]=[$Konventionen.$C$2];[.F82]+[$Konventionen.$D$2];[.E82]=[$Konventionen.$C$3];[.F82]+[$Konventionen.$D$3]); COM.MICROSOFT.IFS([.E82]=[$Konventionen.$C$2];[.H82]+[$Konventionen.$D$2];[.E82]=[$Konventionen.$C$3];[.H82]+[$Konventionen.$D$3]))" office:value-type="string" office:string-value="" calcext:value-type="error">
            <text:p>#NV</text:p>
          </table:table-cell>
          <table:table-cell table:style-name="ce14" table:formula="of:=[.I82]+(([.K82]-[.I82])/3*2)" office:value-type="string" office:string-value="" calcext:value-type="error">
            <text:p>#NV</text:p>
          </table:table-cell>
          <table:table-cell table:style-name="ce14" table:formula="of:=COM.MICROSOFT.IFS([.E82]=[$Konventionen.$C$2];[.I82]+[$Konventionen.$E$2];[.E82]=[$Konventionen.$C$3];[.I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2]);#NULL!;WEEKNUM([.L82];21))" office:value-type="string" office:string-value="" calcext:value-type="error">
            <text:p>#NULL!</text:p>
          </table:table-cell>
          <table:table-cell table:style-name="ce47" table:formula="of:=IF(AND([.I82]&lt;=[.L82];[.K82]&gt;=[.L82]);IF([.J82]&lt;=[.L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3]);#NULL!;IF(ISBLANK([.H83]);ORG.OPENOFFICE.YEARS([.C83];TODAY();0);ORG.OPENOFFICE.YEARS([.C83];[.H8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3]);;WEEKNUM([.F83];21))" office:value-type="float" office:value="0" calcext:value-type="float">
            <text:p>0</text:p>
          </table:table-cell>
          <table:table-cell/>
          <table:table-cell table:style-name="ce14" table:formula="of:=IF(ISBLANK([.H83]);COM.MICROSOFT.IFS([.E83]=[$Konventionen.$C$2];[.F83]+[$Konventionen.$D$2];[.E83]=[$Konventionen.$C$3];[.F83]+[$Konventionen.$D$3]); COM.MICROSOFT.IFS([.E83]=[$Konventionen.$C$2];[.H83]+[$Konventionen.$D$2];[.E83]=[$Konventionen.$C$3];[.H83]+[$Konventionen.$D$3]))" office:value-type="string" office:string-value="" calcext:value-type="error">
            <text:p>#NV</text:p>
          </table:table-cell>
          <table:table-cell table:style-name="ce14" table:formula="of:=[.I83]+(([.K83]-[.I83])/3*2)" office:value-type="string" office:string-value="" calcext:value-type="error">
            <text:p>#NV</text:p>
          </table:table-cell>
          <table:table-cell table:style-name="ce14" table:formula="of:=COM.MICROSOFT.IFS([.E83]=[$Konventionen.$C$2];[.I83]+[$Konventionen.$E$2];[.E83]=[$Konventionen.$C$3];[.I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3]);#NULL!;WEEKNUM([.L83];21))" office:value-type="string" office:string-value="" calcext:value-type="error">
            <text:p>#NULL!</text:p>
          </table:table-cell>
          <table:table-cell table:style-name="ce47" table:formula="of:=IF(AND([.I83]&lt;=[.L83];[.K83]&gt;=[.L83]);IF([.J83]&lt;=[.L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4]);#NULL!;IF(ISBLANK([.H84]);ORG.OPENOFFICE.YEARS([.C84];TODAY();0);ORG.OPENOFFICE.YEARS([.C84];[.H8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4]);;WEEKNUM([.F84];21))" office:value-type="float" office:value="0" calcext:value-type="float">
            <text:p>0</text:p>
          </table:table-cell>
          <table:table-cell/>
          <table:table-cell table:style-name="ce14" table:formula="of:=IF(ISBLANK([.H84]);COM.MICROSOFT.IFS([.E84]=[$Konventionen.$C$2];[.F84]+[$Konventionen.$D$2];[.E84]=[$Konventionen.$C$3];[.F84]+[$Konventionen.$D$3]); COM.MICROSOFT.IFS([.E84]=[$Konventionen.$C$2];[.H84]+[$Konventionen.$D$2];[.E84]=[$Konventionen.$C$3];[.H84]+[$Konventionen.$D$3]))" office:value-type="string" office:string-value="" calcext:value-type="error">
            <text:p>#NV</text:p>
          </table:table-cell>
          <table:table-cell table:style-name="ce14" table:formula="of:=[.I84]+(([.K84]-[.I84])/3*2)" office:value-type="string" office:string-value="" calcext:value-type="error">
            <text:p>#NV</text:p>
          </table:table-cell>
          <table:table-cell table:style-name="ce14" table:formula="of:=COM.MICROSOFT.IFS([.E84]=[$Konventionen.$C$2];[.I84]+[$Konventionen.$E$2];[.E84]=[$Konventionen.$C$3];[.I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4]);#NULL!;WEEKNUM([.L84];21))" office:value-type="string" office:string-value="" calcext:value-type="error">
            <text:p>#NULL!</text:p>
          </table:table-cell>
          <table:table-cell table:style-name="ce47" table:formula="of:=IF(AND([.I84]&lt;=[.L84];[.K84]&gt;=[.L84]);IF([.J84]&lt;=[.L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5]);#NULL!;IF(ISBLANK([.H85]);ORG.OPENOFFICE.YEARS([.C85];TODAY();0);ORG.OPENOFFICE.YEARS([.C85];[.H8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5]);;WEEKNUM([.F85];21))" office:value-type="float" office:value="0" calcext:value-type="float">
            <text:p>0</text:p>
          </table:table-cell>
          <table:table-cell/>
          <table:table-cell table:style-name="ce14" table:formula="of:=IF(ISBLANK([.H85]);COM.MICROSOFT.IFS([.E85]=[$Konventionen.$C$2];[.F85]+[$Konventionen.$D$2];[.E85]=[$Konventionen.$C$3];[.F85]+[$Konventionen.$D$3]); COM.MICROSOFT.IFS([.E85]=[$Konventionen.$C$2];[.H85]+[$Konventionen.$D$2];[.E85]=[$Konventionen.$C$3];[.H85]+[$Konventionen.$D$3]))" office:value-type="string" office:string-value="" calcext:value-type="error">
            <text:p>#NV</text:p>
          </table:table-cell>
          <table:table-cell table:style-name="ce14" table:formula="of:=[.I85]+(([.K85]-[.I85])/3*2)" office:value-type="string" office:string-value="" calcext:value-type="error">
            <text:p>#NV</text:p>
          </table:table-cell>
          <table:table-cell table:style-name="ce14" table:formula="of:=COM.MICROSOFT.IFS([.E85]=[$Konventionen.$C$2];[.I85]+[$Konventionen.$E$2];[.E85]=[$Konventionen.$C$3];[.I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5]);#NULL!;WEEKNUM([.L85];21))" office:value-type="string" office:string-value="" calcext:value-type="error">
            <text:p>#NULL!</text:p>
          </table:table-cell>
          <table:table-cell table:style-name="ce47" table:formula="of:=IF(AND([.I85]&lt;=[.L85];[.K85]&gt;=[.L85]);IF([.J85]&lt;=[.L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6]);#NULL!;IF(ISBLANK([.H86]);ORG.OPENOFFICE.YEARS([.C86];TODAY();0);ORG.OPENOFFICE.YEARS([.C86];[.H8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6]);;WEEKNUM([.F86];21))" office:value-type="float" office:value="0" calcext:value-type="float">
            <text:p>0</text:p>
          </table:table-cell>
          <table:table-cell/>
          <table:table-cell table:style-name="ce14" table:formula="of:=IF(ISBLANK([.H86]);COM.MICROSOFT.IFS([.E86]=[$Konventionen.$C$2];[.F86]+[$Konventionen.$D$2];[.E86]=[$Konventionen.$C$3];[.F86]+[$Konventionen.$D$3]); COM.MICROSOFT.IFS([.E86]=[$Konventionen.$C$2];[.H86]+[$Konventionen.$D$2];[.E86]=[$Konventionen.$C$3];[.H86]+[$Konventionen.$D$3]))" office:value-type="string" office:string-value="" calcext:value-type="error">
            <text:p>#NV</text:p>
          </table:table-cell>
          <table:table-cell table:style-name="ce14" table:formula="of:=[.I86]+(([.K86]-[.I86])/3*2)" office:value-type="string" office:string-value="" calcext:value-type="error">
            <text:p>#NV</text:p>
          </table:table-cell>
          <table:table-cell table:style-name="ce14" table:formula="of:=COM.MICROSOFT.IFS([.E86]=[$Konventionen.$C$2];[.I86]+[$Konventionen.$E$2];[.E86]=[$Konventionen.$C$3];[.I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6]);#NULL!;WEEKNUM([.L86];21))" office:value-type="string" office:string-value="" calcext:value-type="error">
            <text:p>#NULL!</text:p>
          </table:table-cell>
          <table:table-cell table:style-name="ce47" table:formula="of:=IF(AND([.I86]&lt;=[.L86];[.K86]&gt;=[.L86]);IF([.J86]&lt;=[.L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7]);#NULL!;IF(ISBLANK([.H87]);ORG.OPENOFFICE.YEARS([.C87];TODAY();0);ORG.OPENOFFICE.YEARS([.C87];[.H8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7]);;WEEKNUM([.F87];21))" office:value-type="float" office:value="0" calcext:value-type="float">
            <text:p>0</text:p>
          </table:table-cell>
          <table:table-cell/>
          <table:table-cell table:style-name="ce14" table:formula="of:=IF(ISBLANK([.H87]);COM.MICROSOFT.IFS([.E87]=[$Konventionen.$C$2];[.F87]+[$Konventionen.$D$2];[.E87]=[$Konventionen.$C$3];[.F87]+[$Konventionen.$D$3]); COM.MICROSOFT.IFS([.E87]=[$Konventionen.$C$2];[.H87]+[$Konventionen.$D$2];[.E87]=[$Konventionen.$C$3];[.H87]+[$Konventionen.$D$3]))" office:value-type="string" office:string-value="" calcext:value-type="error">
            <text:p>#NV</text:p>
          </table:table-cell>
          <table:table-cell table:style-name="ce14" table:formula="of:=[.I87]+(([.K87]-[.I87])/3*2)" office:value-type="string" office:string-value="" calcext:value-type="error">
            <text:p>#NV</text:p>
          </table:table-cell>
          <table:table-cell table:style-name="ce14" table:formula="of:=COM.MICROSOFT.IFS([.E87]=[$Konventionen.$C$2];[.I87]+[$Konventionen.$E$2];[.E87]=[$Konventionen.$C$3];[.I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7]);#NULL!;WEEKNUM([.L87];21))" office:value-type="string" office:string-value="" calcext:value-type="error">
            <text:p>#NULL!</text:p>
          </table:table-cell>
          <table:table-cell table:style-name="ce47" table:formula="of:=IF(AND([.I87]&lt;=[.L87];[.K87]&gt;=[.L87]);IF([.J87]&lt;=[.L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8]);#NULL!;IF(ISBLANK([.H88]);ORG.OPENOFFICE.YEARS([.C88];TODAY();0);ORG.OPENOFFICE.YEARS([.C88];[.H8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8]);;WEEKNUM([.F88];21))" office:value-type="float" office:value="0" calcext:value-type="float">
            <text:p>0</text:p>
          </table:table-cell>
          <table:table-cell/>
          <table:table-cell table:style-name="ce14" table:formula="of:=IF(ISBLANK([.H88]);COM.MICROSOFT.IFS([.E88]=[$Konventionen.$C$2];[.F88]+[$Konventionen.$D$2];[.E88]=[$Konventionen.$C$3];[.F88]+[$Konventionen.$D$3]); COM.MICROSOFT.IFS([.E88]=[$Konventionen.$C$2];[.H88]+[$Konventionen.$D$2];[.E88]=[$Konventionen.$C$3];[.H88]+[$Konventionen.$D$3]))" office:value-type="string" office:string-value="" calcext:value-type="error">
            <text:p>#NV</text:p>
          </table:table-cell>
          <table:table-cell table:style-name="ce14" table:formula="of:=[.I88]+(([.K88]-[.I88])/3*2)" office:value-type="string" office:string-value="" calcext:value-type="error">
            <text:p>#NV</text:p>
          </table:table-cell>
          <table:table-cell table:style-name="ce14" table:formula="of:=COM.MICROSOFT.IFS([.E88]=[$Konventionen.$C$2];[.I88]+[$Konventionen.$E$2];[.E88]=[$Konventionen.$C$3];[.I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8]);#NULL!;WEEKNUM([.L88];21))" office:value-type="string" office:string-value="" calcext:value-type="error">
            <text:p>#NULL!</text:p>
          </table:table-cell>
          <table:table-cell table:style-name="ce47" table:formula="of:=IF(AND([.I88]&lt;=[.L88];[.K88]&gt;=[.L88]);IF([.J88]&lt;=[.L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9]);#NULL!;IF(ISBLANK([.H89]);ORG.OPENOFFICE.YEARS([.C89];TODAY();0);ORG.OPENOFFICE.YEARS([.C89];[.H8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9]);;WEEKNUM([.F89];21))" office:value-type="float" office:value="0" calcext:value-type="float">
            <text:p>0</text:p>
          </table:table-cell>
          <table:table-cell/>
          <table:table-cell table:style-name="ce14" table:formula="of:=IF(ISBLANK([.H89]);COM.MICROSOFT.IFS([.E89]=[$Konventionen.$C$2];[.F89]+[$Konventionen.$D$2];[.E89]=[$Konventionen.$C$3];[.F89]+[$Konventionen.$D$3]); COM.MICROSOFT.IFS([.E89]=[$Konventionen.$C$2];[.H89]+[$Konventionen.$D$2];[.E89]=[$Konventionen.$C$3];[.H89]+[$Konventionen.$D$3]))" office:value-type="string" office:string-value="" calcext:value-type="error">
            <text:p>#NV</text:p>
          </table:table-cell>
          <table:table-cell table:style-name="ce14" table:formula="of:=[.I89]+(([.K89]-[.I89])/3*2)" office:value-type="string" office:string-value="" calcext:value-type="error">
            <text:p>#NV</text:p>
          </table:table-cell>
          <table:table-cell table:style-name="ce14" table:formula="of:=COM.MICROSOFT.IFS([.E89]=[$Konventionen.$C$2];[.I89]+[$Konventionen.$E$2];[.E89]=[$Konventionen.$C$3];[.I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9]);#NULL!;WEEKNUM([.L89];21))" office:value-type="string" office:string-value="" calcext:value-type="error">
            <text:p>#NULL!</text:p>
          </table:table-cell>
          <table:table-cell table:style-name="ce47" table:formula="of:=IF(AND([.I89]&lt;=[.L89];[.K89]&gt;=[.L89]);IF([.J89]&lt;=[.L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0]);#NULL!;IF(ISBLANK([.H90]);ORG.OPENOFFICE.YEARS([.C90];TODAY();0);ORG.OPENOFFICE.YEARS([.C90];[.H9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0]);;WEEKNUM([.F90];21))" office:value-type="float" office:value="0" calcext:value-type="float">
            <text:p>0</text:p>
          </table:table-cell>
          <table:table-cell/>
          <table:table-cell table:style-name="ce14" table:formula="of:=IF(ISBLANK([.H90]);COM.MICROSOFT.IFS([.E90]=[$Konventionen.$C$2];[.F90]+[$Konventionen.$D$2];[.E90]=[$Konventionen.$C$3];[.F90]+[$Konventionen.$D$3]); COM.MICROSOFT.IFS([.E90]=[$Konventionen.$C$2];[.H90]+[$Konventionen.$D$2];[.E90]=[$Konventionen.$C$3];[.H90]+[$Konventionen.$D$3]))" office:value-type="string" office:string-value="" calcext:value-type="error">
            <text:p>#NV</text:p>
          </table:table-cell>
          <table:table-cell table:style-name="ce14" table:formula="of:=[.I90]+(([.K90]-[.I90])/3*2)" office:value-type="string" office:string-value="" calcext:value-type="error">
            <text:p>#NV</text:p>
          </table:table-cell>
          <table:table-cell table:style-name="ce14" table:formula="of:=COM.MICROSOFT.IFS([.E90]=[$Konventionen.$C$2];[.I90]+[$Konventionen.$E$2];[.E90]=[$Konventionen.$C$3];[.I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0]);#NULL!;WEEKNUM([.L90];21))" office:value-type="string" office:string-value="" calcext:value-type="error">
            <text:p>#NULL!</text:p>
          </table:table-cell>
          <table:table-cell table:style-name="ce47" table:formula="of:=IF(AND([.I90]&lt;=[.L90];[.K90]&gt;=[.L90]);IF([.J90]&lt;=[.L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1]);#NULL!;IF(ISBLANK([.H91]);ORG.OPENOFFICE.YEARS([.C91];TODAY();0);ORG.OPENOFFICE.YEARS([.C91];[.H9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1]);;WEEKNUM([.F91];21))" office:value-type="float" office:value="0" calcext:value-type="float">
            <text:p>0</text:p>
          </table:table-cell>
          <table:table-cell/>
          <table:table-cell table:style-name="ce14" table:formula="of:=IF(ISBLANK([.H91]);COM.MICROSOFT.IFS([.E91]=[$Konventionen.$C$2];[.F91]+[$Konventionen.$D$2];[.E91]=[$Konventionen.$C$3];[.F91]+[$Konventionen.$D$3]); COM.MICROSOFT.IFS([.E91]=[$Konventionen.$C$2];[.H91]+[$Konventionen.$D$2];[.E91]=[$Konventionen.$C$3];[.H91]+[$Konventionen.$D$3]))" office:value-type="string" office:string-value="" calcext:value-type="error">
            <text:p>#NV</text:p>
          </table:table-cell>
          <table:table-cell table:style-name="ce14" table:formula="of:=[.I91]+(([.K91]-[.I91])/3*2)" office:value-type="string" office:string-value="" calcext:value-type="error">
            <text:p>#NV</text:p>
          </table:table-cell>
          <table:table-cell table:style-name="ce14" table:formula="of:=COM.MICROSOFT.IFS([.E91]=[$Konventionen.$C$2];[.I91]+[$Konventionen.$E$2];[.E91]=[$Konventionen.$C$3];[.I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1]);#NULL!;WEEKNUM([.L91];21))" office:value-type="string" office:string-value="" calcext:value-type="error">
            <text:p>#NULL!</text:p>
          </table:table-cell>
          <table:table-cell table:style-name="ce47" table:formula="of:=IF(AND([.I91]&lt;=[.L91];[.K91]&gt;=[.L91]);IF([.J91]&lt;=[.L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2]);#NULL!;IF(ISBLANK([.H92]);ORG.OPENOFFICE.YEARS([.C92];TODAY();0);ORG.OPENOFFICE.YEARS([.C92];[.H9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2]);;WEEKNUM([.F92];21))" office:value-type="float" office:value="0" calcext:value-type="float">
            <text:p>0</text:p>
          </table:table-cell>
          <table:table-cell/>
          <table:table-cell table:style-name="ce14" table:formula="of:=IF(ISBLANK([.H92]);COM.MICROSOFT.IFS([.E92]=[$Konventionen.$C$2];[.F92]+[$Konventionen.$D$2];[.E92]=[$Konventionen.$C$3];[.F92]+[$Konventionen.$D$3]); COM.MICROSOFT.IFS([.E92]=[$Konventionen.$C$2];[.H92]+[$Konventionen.$D$2];[.E92]=[$Konventionen.$C$3];[.H92]+[$Konventionen.$D$3]))" office:value-type="string" office:string-value="" calcext:value-type="error">
            <text:p>#NV</text:p>
          </table:table-cell>
          <table:table-cell table:style-name="ce14" table:formula="of:=[.I92]+(([.K92]-[.I92])/3*2)" office:value-type="string" office:string-value="" calcext:value-type="error">
            <text:p>#NV</text:p>
          </table:table-cell>
          <table:table-cell table:style-name="ce14" table:formula="of:=COM.MICROSOFT.IFS([.E92]=[$Konventionen.$C$2];[.I92]+[$Konventionen.$E$2];[.E92]=[$Konventionen.$C$3];[.I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2]);#NULL!;WEEKNUM([.L92];21))" office:value-type="string" office:string-value="" calcext:value-type="error">
            <text:p>#NULL!</text:p>
          </table:table-cell>
          <table:table-cell table:style-name="ce47" table:formula="of:=IF(AND([.I92]&lt;=[.L92];[.K92]&gt;=[.L92]);IF([.J92]&lt;=[.L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3]);#NULL!;IF(ISBLANK([.H93]);ORG.OPENOFFICE.YEARS([.C93];TODAY();0);ORG.OPENOFFICE.YEARS([.C93];[.H9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3]);;WEEKNUM([.F93];21))" office:value-type="float" office:value="0" calcext:value-type="float">
            <text:p>0</text:p>
          </table:table-cell>
          <table:table-cell/>
          <table:table-cell table:style-name="ce14" table:formula="of:=IF(ISBLANK([.H93]);COM.MICROSOFT.IFS([.E93]=[$Konventionen.$C$2];[.F93]+[$Konventionen.$D$2];[.E93]=[$Konventionen.$C$3];[.F93]+[$Konventionen.$D$3]); COM.MICROSOFT.IFS([.E93]=[$Konventionen.$C$2];[.H93]+[$Konventionen.$D$2];[.E93]=[$Konventionen.$C$3];[.H93]+[$Konventionen.$D$3]))" office:value-type="string" office:string-value="" calcext:value-type="error">
            <text:p>#NV</text:p>
          </table:table-cell>
          <table:table-cell table:style-name="ce14" table:formula="of:=[.I93]+(([.K93]-[.I93])/3*2)" office:value-type="string" office:string-value="" calcext:value-type="error">
            <text:p>#NV</text:p>
          </table:table-cell>
          <table:table-cell table:style-name="ce14" table:formula="of:=COM.MICROSOFT.IFS([.E93]=[$Konventionen.$C$2];[.I93]+[$Konventionen.$E$2];[.E93]=[$Konventionen.$C$3];[.I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3]);#NULL!;WEEKNUM([.L93];21))" office:value-type="string" office:string-value="" calcext:value-type="error">
            <text:p>#NULL!</text:p>
          </table:table-cell>
          <table:table-cell table:style-name="ce47" table:formula="of:=IF(AND([.I93]&lt;=[.L93];[.K93]&gt;=[.L93]);IF([.J93]&lt;=[.L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4]);#NULL!;IF(ISBLANK([.H94]);ORG.OPENOFFICE.YEARS([.C94];TODAY();0);ORG.OPENOFFICE.YEARS([.C94];[.H9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4]);;WEEKNUM([.F94];21))" office:value-type="float" office:value="0" calcext:value-type="float">
            <text:p>0</text:p>
          </table:table-cell>
          <table:table-cell/>
          <table:table-cell table:style-name="ce14" table:formula="of:=IF(ISBLANK([.H94]);COM.MICROSOFT.IFS([.E94]=[$Konventionen.$C$2];[.F94]+[$Konventionen.$D$2];[.E94]=[$Konventionen.$C$3];[.F94]+[$Konventionen.$D$3]); COM.MICROSOFT.IFS([.E94]=[$Konventionen.$C$2];[.H94]+[$Konventionen.$D$2];[.E94]=[$Konventionen.$C$3];[.H94]+[$Konventionen.$D$3]))" office:value-type="string" office:string-value="" calcext:value-type="error">
            <text:p>#NV</text:p>
          </table:table-cell>
          <table:table-cell table:style-name="ce14" table:formula="of:=[.I94]+(([.K94]-[.I94])/3*2)" office:value-type="string" office:string-value="" calcext:value-type="error">
            <text:p>#NV</text:p>
          </table:table-cell>
          <table:table-cell table:style-name="ce14" table:formula="of:=COM.MICROSOFT.IFS([.E94]=[$Konventionen.$C$2];[.I94]+[$Konventionen.$E$2];[.E94]=[$Konventionen.$C$3];[.I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4]);#NULL!;WEEKNUM([.L94];21))" office:value-type="string" office:string-value="" calcext:value-type="error">
            <text:p>#NULL!</text:p>
          </table:table-cell>
          <table:table-cell table:style-name="ce47" table:formula="of:=IF(AND([.I94]&lt;=[.L94];[.K94]&gt;=[.L94]);IF([.J94]&lt;=[.L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5]);#NULL!;IF(ISBLANK([.H95]);ORG.OPENOFFICE.YEARS([.C95];TODAY();0);ORG.OPENOFFICE.YEARS([.C95];[.H9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5]);;WEEKNUM([.F95];21))" office:value-type="float" office:value="0" calcext:value-type="float">
            <text:p>0</text:p>
          </table:table-cell>
          <table:table-cell/>
          <table:table-cell table:style-name="ce14" table:formula="of:=IF(ISBLANK([.H95]);COM.MICROSOFT.IFS([.E95]=[$Konventionen.$C$2];[.F95]+[$Konventionen.$D$2];[.E95]=[$Konventionen.$C$3];[.F95]+[$Konventionen.$D$3]); COM.MICROSOFT.IFS([.E95]=[$Konventionen.$C$2];[.H95]+[$Konventionen.$D$2];[.E95]=[$Konventionen.$C$3];[.H95]+[$Konventionen.$D$3]))" office:value-type="string" office:string-value="" calcext:value-type="error">
            <text:p>#NV</text:p>
          </table:table-cell>
          <table:table-cell table:style-name="ce14" table:formula="of:=[.I95]+(([.K95]-[.I95])/3*2)" office:value-type="string" office:string-value="" calcext:value-type="error">
            <text:p>#NV</text:p>
          </table:table-cell>
          <table:table-cell table:style-name="ce14" table:formula="of:=COM.MICROSOFT.IFS([.E95]=[$Konventionen.$C$2];[.I95]+[$Konventionen.$E$2];[.E95]=[$Konventionen.$C$3];[.I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5]);#NULL!;WEEKNUM([.L95];21))" office:value-type="string" office:string-value="" calcext:value-type="error">
            <text:p>#NULL!</text:p>
          </table:table-cell>
          <table:table-cell table:style-name="ce47" table:formula="of:=IF(AND([.I95]&lt;=[.L95];[.K95]&gt;=[.L95]);IF([.J95]&lt;=[.L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6]);#NULL!;IF(ISBLANK([.H96]);ORG.OPENOFFICE.YEARS([.C96];TODAY();0);ORG.OPENOFFICE.YEARS([.C96];[.H9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6]);;WEEKNUM([.F96];21))" office:value-type="float" office:value="0" calcext:value-type="float">
            <text:p>0</text:p>
          </table:table-cell>
          <table:table-cell/>
          <table:table-cell table:style-name="ce14" table:formula="of:=IF(ISBLANK([.H96]);COM.MICROSOFT.IFS([.E96]=[$Konventionen.$C$2];[.F96]+[$Konventionen.$D$2];[.E96]=[$Konventionen.$C$3];[.F96]+[$Konventionen.$D$3]); COM.MICROSOFT.IFS([.E96]=[$Konventionen.$C$2];[.H96]+[$Konventionen.$D$2];[.E96]=[$Konventionen.$C$3];[.H96]+[$Konventionen.$D$3]))" office:value-type="string" office:string-value="" calcext:value-type="error">
            <text:p>#NV</text:p>
          </table:table-cell>
          <table:table-cell table:style-name="ce14" table:formula="of:=[.I96]+(([.K96]-[.I96])/3*2)" office:value-type="string" office:string-value="" calcext:value-type="error">
            <text:p>#NV</text:p>
          </table:table-cell>
          <table:table-cell table:style-name="ce14" table:formula="of:=COM.MICROSOFT.IFS([.E96]=[$Konventionen.$C$2];[.I96]+[$Konventionen.$E$2];[.E96]=[$Konventionen.$C$3];[.I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6]);#NULL!;WEEKNUM([.L96];21))" office:value-type="string" office:string-value="" calcext:value-type="error">
            <text:p>#NULL!</text:p>
          </table:table-cell>
          <table:table-cell table:style-name="ce47" table:formula="of:=IF(AND([.I96]&lt;=[.L96];[.K96]&gt;=[.L96]);IF([.J96]&lt;=[.L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7]);#NULL!;IF(ISBLANK([.H97]);ORG.OPENOFFICE.YEARS([.C97];TODAY();0);ORG.OPENOFFICE.YEARS([.C97];[.H9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7]);;WEEKNUM([.F97];21))" office:value-type="float" office:value="0" calcext:value-type="float">
            <text:p>0</text:p>
          </table:table-cell>
          <table:table-cell/>
          <table:table-cell table:style-name="ce14" table:formula="of:=IF(ISBLANK([.H97]);COM.MICROSOFT.IFS([.E97]=[$Konventionen.$C$2];[.F97]+[$Konventionen.$D$2];[.E97]=[$Konventionen.$C$3];[.F97]+[$Konventionen.$D$3]); COM.MICROSOFT.IFS([.E97]=[$Konventionen.$C$2];[.H97]+[$Konventionen.$D$2];[.E97]=[$Konventionen.$C$3];[.H97]+[$Konventionen.$D$3]))" office:value-type="string" office:string-value="" calcext:value-type="error">
            <text:p>#NV</text:p>
          </table:table-cell>
          <table:table-cell table:style-name="ce14" table:formula="of:=[.I97]+(([.K97]-[.I97])/3*2)" office:value-type="string" office:string-value="" calcext:value-type="error">
            <text:p>#NV</text:p>
          </table:table-cell>
          <table:table-cell table:style-name="ce14" table:formula="of:=COM.MICROSOFT.IFS([.E97]=[$Konventionen.$C$2];[.I97]+[$Konventionen.$E$2];[.E97]=[$Konventionen.$C$3];[.I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7]);#NULL!;WEEKNUM([.L97];21))" office:value-type="string" office:string-value="" calcext:value-type="error">
            <text:p>#NULL!</text:p>
          </table:table-cell>
          <table:table-cell table:style-name="ce47" table:formula="of:=IF(AND([.I97]&lt;=[.L97];[.K97]&gt;=[.L97]);IF([.J97]&lt;=[.L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8]);#NULL!;IF(ISBLANK([.H98]);ORG.OPENOFFICE.YEARS([.C98];TODAY();0);ORG.OPENOFFICE.YEARS([.C98];[.H9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8]);;WEEKNUM([.F98];21))" office:value-type="float" office:value="0" calcext:value-type="float">
            <text:p>0</text:p>
          </table:table-cell>
          <table:table-cell/>
          <table:table-cell table:style-name="ce14" table:formula="of:=IF(ISBLANK([.H98]);COM.MICROSOFT.IFS([.E98]=[$Konventionen.$C$2];[.F98]+[$Konventionen.$D$2];[.E98]=[$Konventionen.$C$3];[.F98]+[$Konventionen.$D$3]); COM.MICROSOFT.IFS([.E98]=[$Konventionen.$C$2];[.H98]+[$Konventionen.$D$2];[.E98]=[$Konventionen.$C$3];[.H98]+[$Konventionen.$D$3]))" office:value-type="string" office:string-value="" calcext:value-type="error">
            <text:p>#NV</text:p>
          </table:table-cell>
          <table:table-cell table:style-name="ce14" table:formula="of:=[.I98]+(([.K98]-[.I98])/3*2)" office:value-type="string" office:string-value="" calcext:value-type="error">
            <text:p>#NV</text:p>
          </table:table-cell>
          <table:table-cell table:style-name="ce14" table:formula="of:=COM.MICROSOFT.IFS([.E98]=[$Konventionen.$C$2];[.I98]+[$Konventionen.$E$2];[.E98]=[$Konventionen.$C$3];[.I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8]);#NULL!;WEEKNUM([.L98];21))" office:value-type="string" office:string-value="" calcext:value-type="error">
            <text:p>#NULL!</text:p>
          </table:table-cell>
          <table:table-cell table:style-name="ce47" table:formula="of:=IF(AND([.I98]&lt;=[.L98];[.K98]&gt;=[.L98]);IF([.J98]&lt;=[.L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9]);#NULL!;IF(ISBLANK([.H99]);ORG.OPENOFFICE.YEARS([.C99];TODAY();0);ORG.OPENOFFICE.YEARS([.C99];[.H9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9]);;WEEKNUM([.F99];21))" office:value-type="float" office:value="0" calcext:value-type="float">
            <text:p>0</text:p>
          </table:table-cell>
          <table:table-cell/>
          <table:table-cell table:style-name="ce14" table:formula="of:=IF(ISBLANK([.H99]);COM.MICROSOFT.IFS([.E99]=[$Konventionen.$C$2];[.F99]+[$Konventionen.$D$2];[.E99]=[$Konventionen.$C$3];[.F99]+[$Konventionen.$D$3]); COM.MICROSOFT.IFS([.E99]=[$Konventionen.$C$2];[.H99]+[$Konventionen.$D$2];[.E99]=[$Konventionen.$C$3];[.H99]+[$Konventionen.$D$3]))" office:value-type="string" office:string-value="" calcext:value-type="error">
            <text:p>#NV</text:p>
          </table:table-cell>
          <table:table-cell table:style-name="ce14" table:formula="of:=[.I99]+(([.K99]-[.I99])/3*2)" office:value-type="string" office:string-value="" calcext:value-type="error">
            <text:p>#NV</text:p>
          </table:table-cell>
          <table:table-cell table:style-name="ce14" table:formula="of:=COM.MICROSOFT.IFS([.E99]=[$Konventionen.$C$2];[.I99]+[$Konventionen.$E$2];[.E99]=[$Konventionen.$C$3];[.I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9]);#NULL!;WEEKNUM([.L99];21))" office:value-type="string" office:string-value="" calcext:value-type="error">
            <text:p>#NULL!</text:p>
          </table:table-cell>
          <table:table-cell table:style-name="ce47" table:formula="of:=IF(AND([.I99]&lt;=[.L99];[.K99]&gt;=[.L99]);IF([.J99]&lt;=[.L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0]);#NULL!;IF(ISBLANK([.H100]);ORG.OPENOFFICE.YEARS([.C100];TODAY();0);ORG.OPENOFFICE.YEARS([.C100];[.H10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0]);;WEEKNUM([.F100];21))" office:value-type="float" office:value="0" calcext:value-type="float">
            <text:p>0</text:p>
          </table:table-cell>
          <table:table-cell/>
          <table:table-cell table:style-name="ce14" table:formula="of:=IF(ISBLANK([.H100]);COM.MICROSOFT.IFS([.E100]=[$Konventionen.$C$2];[.F100]+[$Konventionen.$D$2];[.E100]=[$Konventionen.$C$3];[.F100]+[$Konventionen.$D$3]); COM.MICROSOFT.IFS([.E100]=[$Konventionen.$C$2];[.H100]+[$Konventionen.$D$2];[.E100]=[$Konventionen.$C$3];[.H100]+[$Konventionen.$D$3]))" office:value-type="string" office:string-value="" calcext:value-type="error">
            <text:p>#NV</text:p>
          </table:table-cell>
          <table:table-cell table:style-name="ce14" table:formula="of:=[.I100]+(([.K100]-[.I100])/3*2)" office:value-type="string" office:string-value="" calcext:value-type="error">
            <text:p>#NV</text:p>
          </table:table-cell>
          <table:table-cell table:style-name="ce14" table:formula="of:=COM.MICROSOFT.IFS([.E100]=[$Konventionen.$C$2];[.I100]+[$Konventionen.$E$2];[.E100]=[$Konventionen.$C$3];[.I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0]);#NULL!;WEEKNUM([.L100];21))" office:value-type="string" office:string-value="" calcext:value-type="error">
            <text:p>#NULL!</text:p>
          </table:table-cell>
          <table:table-cell table:style-name="ce47" table:formula="of:=IF(AND([.I100]&lt;=[.L100];[.K100]&gt;=[.L100]);IF([.J100]&lt;=[.L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1]);#NULL!;IF(ISBLANK([.H101]);ORG.OPENOFFICE.YEARS([.C101];TODAY();0);ORG.OPENOFFICE.YEARS([.C101];[.H10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1]);;WEEKNUM([.F101];21))" office:value-type="float" office:value="0" calcext:value-type="float">
            <text:p>0</text:p>
          </table:table-cell>
          <table:table-cell/>
          <table:table-cell table:style-name="ce14" table:formula="of:=IF(ISBLANK([.H101]);COM.MICROSOFT.IFS([.E101]=[$Konventionen.$C$2];[.F101]+[$Konventionen.$D$2];[.E101]=[$Konventionen.$C$3];[.F101]+[$Konventionen.$D$3]); COM.MICROSOFT.IFS([.E101]=[$Konventionen.$C$2];[.H101]+[$Konventionen.$D$2];[.E101]=[$Konventionen.$C$3];[.H101]+[$Konventionen.$D$3]))" office:value-type="string" office:string-value="" calcext:value-type="error">
            <text:p>#NV</text:p>
          </table:table-cell>
          <table:table-cell table:style-name="ce14" table:formula="of:=[.I101]+(([.K101]-[.I101])/3*2)" office:value-type="string" office:string-value="" calcext:value-type="error">
            <text:p>#NV</text:p>
          </table:table-cell>
          <table:table-cell table:style-name="ce14" table:formula="of:=COM.MICROSOFT.IFS([.E101]=[$Konventionen.$C$2];[.I101]+[$Konventionen.$E$2];[.E101]=[$Konventionen.$C$3];[.I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1]);#NULL!;WEEKNUM([.L101];21))" office:value-type="string" office:string-value="" calcext:value-type="error">
            <text:p>#NULL!</text:p>
          </table:table-cell>
          <table:table-cell table:style-name="ce47" table:formula="of:=IF(AND([.I101]&lt;=[.L101];[.K101]&gt;=[.L101]);IF([.J101]&lt;=[.L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2]);#NULL!;IF(ISBLANK([.H102]);ORG.OPENOFFICE.YEARS([.C102];TODAY();0);ORG.OPENOFFICE.YEARS([.C102];[.H10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2]);;WEEKNUM([.F102];21))" office:value-type="float" office:value="0" calcext:value-type="float">
            <text:p>0</text:p>
          </table:table-cell>
          <table:table-cell/>
          <table:table-cell table:style-name="ce14" table:formula="of:=IF(ISBLANK([.H102]);COM.MICROSOFT.IFS([.E102]=[$Konventionen.$C$2];[.F102]+[$Konventionen.$D$2];[.E102]=[$Konventionen.$C$3];[.F102]+[$Konventionen.$D$3]); COM.MICROSOFT.IFS([.E102]=[$Konventionen.$C$2];[.H102]+[$Konventionen.$D$2];[.E102]=[$Konventionen.$C$3];[.H102]+[$Konventionen.$D$3]))" office:value-type="string" office:string-value="" calcext:value-type="error">
            <text:p>#NV</text:p>
          </table:table-cell>
          <table:table-cell table:style-name="ce14" table:formula="of:=[.I102]+(([.K102]-[.I102])/3*2)" office:value-type="string" office:string-value="" calcext:value-type="error">
            <text:p>#NV</text:p>
          </table:table-cell>
          <table:table-cell table:style-name="ce14" table:formula="of:=COM.MICROSOFT.IFS([.E102]=[$Konventionen.$C$2];[.I102]+[$Konventionen.$E$2];[.E102]=[$Konventionen.$C$3];[.I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2]);#NULL!;WEEKNUM([.L102];21))" office:value-type="string" office:string-value="" calcext:value-type="error">
            <text:p>#NULL!</text:p>
          </table:table-cell>
          <table:table-cell table:style-name="ce47" table:formula="of:=IF(AND([.I102]&lt;=[.L102];[.K102]&gt;=[.L102]);IF([.J102]&lt;=[.L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3]);#NULL!;IF(ISBLANK([.H103]);ORG.OPENOFFICE.YEARS([.C103];TODAY();0);ORG.OPENOFFICE.YEARS([.C103];[.H10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3]);;WEEKNUM([.F103];21))" office:value-type="float" office:value="0" calcext:value-type="float">
            <text:p>0</text:p>
          </table:table-cell>
          <table:table-cell/>
          <table:table-cell table:style-name="ce14" table:formula="of:=IF(ISBLANK([.H103]);COM.MICROSOFT.IFS([.E103]=[$Konventionen.$C$2];[.F103]+[$Konventionen.$D$2];[.E103]=[$Konventionen.$C$3];[.F103]+[$Konventionen.$D$3]); COM.MICROSOFT.IFS([.E103]=[$Konventionen.$C$2];[.H103]+[$Konventionen.$D$2];[.E103]=[$Konventionen.$C$3];[.H103]+[$Konventionen.$D$3]))" office:value-type="string" office:string-value="" calcext:value-type="error">
            <text:p>#NV</text:p>
          </table:table-cell>
          <table:table-cell table:style-name="ce14" table:formula="of:=[.I103]+(([.K103]-[.I103])/3*2)" office:value-type="string" office:string-value="" calcext:value-type="error">
            <text:p>#NV</text:p>
          </table:table-cell>
          <table:table-cell table:style-name="ce14" table:formula="of:=COM.MICROSOFT.IFS([.E103]=[$Konventionen.$C$2];[.I103]+[$Konventionen.$E$2];[.E103]=[$Konventionen.$C$3];[.I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3]);#NULL!;WEEKNUM([.L103];21))" office:value-type="string" office:string-value="" calcext:value-type="error">
            <text:p>#NULL!</text:p>
          </table:table-cell>
          <table:table-cell table:style-name="ce47" table:formula="of:=IF(AND([.I103]&lt;=[.L103];[.K103]&gt;=[.L103]);IF([.J103]&lt;=[.L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4]);#NULL!;IF(ISBLANK([.H104]);ORG.OPENOFFICE.YEARS([.C104];TODAY();0);ORG.OPENOFFICE.YEARS([.C104];[.H10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4]);;WEEKNUM([.F104];21))" office:value-type="float" office:value="0" calcext:value-type="float">
            <text:p>0</text:p>
          </table:table-cell>
          <table:table-cell/>
          <table:table-cell table:style-name="ce14" table:formula="of:=IF(ISBLANK([.H104]);COM.MICROSOFT.IFS([.E104]=[$Konventionen.$C$2];[.F104]+[$Konventionen.$D$2];[.E104]=[$Konventionen.$C$3];[.F104]+[$Konventionen.$D$3]); COM.MICROSOFT.IFS([.E104]=[$Konventionen.$C$2];[.H104]+[$Konventionen.$D$2];[.E104]=[$Konventionen.$C$3];[.H104]+[$Konventionen.$D$3]))" office:value-type="string" office:string-value="" calcext:value-type="error">
            <text:p>#NV</text:p>
          </table:table-cell>
          <table:table-cell table:style-name="ce14" table:formula="of:=[.I104]+(([.K104]-[.I104])/3*2)" office:value-type="string" office:string-value="" calcext:value-type="error">
            <text:p>#NV</text:p>
          </table:table-cell>
          <table:table-cell table:style-name="ce14" table:formula="of:=COM.MICROSOFT.IFS([.E104]=[$Konventionen.$C$2];[.I104]+[$Konventionen.$E$2];[.E104]=[$Konventionen.$C$3];[.I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4]);#NULL!;WEEKNUM([.L104];21))" office:value-type="string" office:string-value="" calcext:value-type="error">
            <text:p>#NULL!</text:p>
          </table:table-cell>
          <table:table-cell table:style-name="ce47" table:formula="of:=IF(AND([.I104]&lt;=[.L104];[.K104]&gt;=[.L104]);IF([.J104]&lt;=[.L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5]);#NULL!;IF(ISBLANK([.H105]);ORG.OPENOFFICE.YEARS([.C105];TODAY();0);ORG.OPENOFFICE.YEARS([.C105];[.H10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5]);;WEEKNUM([.F105];21))" office:value-type="float" office:value="0" calcext:value-type="float">
            <text:p>0</text:p>
          </table:table-cell>
          <table:table-cell/>
          <table:table-cell table:style-name="ce14" table:formula="of:=IF(ISBLANK([.H105]);COM.MICROSOFT.IFS([.E105]=[$Konventionen.$C$2];[.F105]+[$Konventionen.$D$2];[.E105]=[$Konventionen.$C$3];[.F105]+[$Konventionen.$D$3]); COM.MICROSOFT.IFS([.E105]=[$Konventionen.$C$2];[.H105]+[$Konventionen.$D$2];[.E105]=[$Konventionen.$C$3];[.H105]+[$Konventionen.$D$3]))" office:value-type="string" office:string-value="" calcext:value-type="error">
            <text:p>#NV</text:p>
          </table:table-cell>
          <table:table-cell table:style-name="ce14" table:formula="of:=[.I105]+(([.K105]-[.I105])/3*2)" office:value-type="string" office:string-value="" calcext:value-type="error">
            <text:p>#NV</text:p>
          </table:table-cell>
          <table:table-cell table:style-name="ce14" table:formula="of:=COM.MICROSOFT.IFS([.E105]=[$Konventionen.$C$2];[.I105]+[$Konventionen.$E$2];[.E105]=[$Konventionen.$C$3];[.I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5]);#NULL!;WEEKNUM([.L105];21))" office:value-type="string" office:string-value="" calcext:value-type="error">
            <text:p>#NULL!</text:p>
          </table:table-cell>
          <table:table-cell table:style-name="ce47" table:formula="of:=IF(AND([.I105]&lt;=[.L105];[.K105]&gt;=[.L105]);IF([.J105]&lt;=[.L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6]);#NULL!;IF(ISBLANK([.H106]);ORG.OPENOFFICE.YEARS([.C106];TODAY();0);ORG.OPENOFFICE.YEARS([.C106];[.H10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6]);;WEEKNUM([.F106];21))" office:value-type="float" office:value="0" calcext:value-type="float">
            <text:p>0</text:p>
          </table:table-cell>
          <table:table-cell/>
          <table:table-cell table:style-name="ce14" table:formula="of:=IF(ISBLANK([.H106]);COM.MICROSOFT.IFS([.E106]=[$Konventionen.$C$2];[.F106]+[$Konventionen.$D$2];[.E106]=[$Konventionen.$C$3];[.F106]+[$Konventionen.$D$3]); COM.MICROSOFT.IFS([.E106]=[$Konventionen.$C$2];[.H106]+[$Konventionen.$D$2];[.E106]=[$Konventionen.$C$3];[.H106]+[$Konventionen.$D$3]))" office:value-type="string" office:string-value="" calcext:value-type="error">
            <text:p>#NV</text:p>
          </table:table-cell>
          <table:table-cell table:style-name="ce14" table:formula="of:=[.I106]+(([.K106]-[.I106])/3*2)" office:value-type="string" office:string-value="" calcext:value-type="error">
            <text:p>#NV</text:p>
          </table:table-cell>
          <table:table-cell table:style-name="ce14" table:formula="of:=COM.MICROSOFT.IFS([.E106]=[$Konventionen.$C$2];[.I106]+[$Konventionen.$E$2];[.E106]=[$Konventionen.$C$3];[.I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6]);#NULL!;WEEKNUM([.L106];21))" office:value-type="string" office:string-value="" calcext:value-type="error">
            <text:p>#NULL!</text:p>
          </table:table-cell>
          <table:table-cell table:style-name="ce47" table:formula="of:=IF(AND([.I106]&lt;=[.L106];[.K106]&gt;=[.L106]);IF([.J106]&lt;=[.L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7]);#NULL!;IF(ISBLANK([.H107]);ORG.OPENOFFICE.YEARS([.C107];TODAY();0);ORG.OPENOFFICE.YEARS([.C107];[.H10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7]);;WEEKNUM([.F107];21))" office:value-type="float" office:value="0" calcext:value-type="float">
            <text:p>0</text:p>
          </table:table-cell>
          <table:table-cell/>
          <table:table-cell table:style-name="ce14" table:formula="of:=IF(ISBLANK([.H107]);COM.MICROSOFT.IFS([.E107]=[$Konventionen.$C$2];[.F107]+[$Konventionen.$D$2];[.E107]=[$Konventionen.$C$3];[.F107]+[$Konventionen.$D$3]); COM.MICROSOFT.IFS([.E107]=[$Konventionen.$C$2];[.H107]+[$Konventionen.$D$2];[.E107]=[$Konventionen.$C$3];[.H107]+[$Konventionen.$D$3]))" office:value-type="string" office:string-value="" calcext:value-type="error">
            <text:p>#NV</text:p>
          </table:table-cell>
          <table:table-cell table:style-name="ce14" table:formula="of:=[.I107]+(([.K107]-[.I107])/3*2)" office:value-type="string" office:string-value="" calcext:value-type="error">
            <text:p>#NV</text:p>
          </table:table-cell>
          <table:table-cell table:style-name="ce14" table:formula="of:=COM.MICROSOFT.IFS([.E107]=[$Konventionen.$C$2];[.I107]+[$Konventionen.$E$2];[.E107]=[$Konventionen.$C$3];[.I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7]);#NULL!;WEEKNUM([.L107];21))" office:value-type="string" office:string-value="" calcext:value-type="error">
            <text:p>#NULL!</text:p>
          </table:table-cell>
          <table:table-cell table:style-name="ce47" table:formula="of:=IF(AND([.I107]&lt;=[.L107];[.K107]&gt;=[.L107]);IF([.J107]&lt;=[.L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8]);#NULL!;IF(ISBLANK([.H108]);ORG.OPENOFFICE.YEARS([.C108];TODAY();0);ORG.OPENOFFICE.YEARS([.C108];[.H10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8]);;WEEKNUM([.F108];21))" office:value-type="float" office:value="0" calcext:value-type="float">
            <text:p>0</text:p>
          </table:table-cell>
          <table:table-cell/>
          <table:table-cell table:style-name="ce14" table:formula="of:=IF(ISBLANK([.H108]);COM.MICROSOFT.IFS([.E108]=[$Konventionen.$C$2];[.F108]+[$Konventionen.$D$2];[.E108]=[$Konventionen.$C$3];[.F108]+[$Konventionen.$D$3]); COM.MICROSOFT.IFS([.E108]=[$Konventionen.$C$2];[.H108]+[$Konventionen.$D$2];[.E108]=[$Konventionen.$C$3];[.H108]+[$Konventionen.$D$3]))" office:value-type="string" office:string-value="" calcext:value-type="error">
            <text:p>#NV</text:p>
          </table:table-cell>
          <table:table-cell table:style-name="ce14" table:formula="of:=[.I108]+(([.K108]-[.I108])/3*2)" office:value-type="string" office:string-value="" calcext:value-type="error">
            <text:p>#NV</text:p>
          </table:table-cell>
          <table:table-cell table:style-name="ce14" table:formula="of:=COM.MICROSOFT.IFS([.E108]=[$Konventionen.$C$2];[.I108]+[$Konventionen.$E$2];[.E108]=[$Konventionen.$C$3];[.I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8]);#NULL!;WEEKNUM([.L108];21))" office:value-type="string" office:string-value="" calcext:value-type="error">
            <text:p>#NULL!</text:p>
          </table:table-cell>
          <table:table-cell table:style-name="ce47" table:formula="of:=IF(AND([.I108]&lt;=[.L108];[.K108]&gt;=[.L108]);IF([.J108]&lt;=[.L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9]);#NULL!;IF(ISBLANK([.H109]);ORG.OPENOFFICE.YEARS([.C109];TODAY();0);ORG.OPENOFFICE.YEARS([.C109];[.H10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9]);;WEEKNUM([.F109];21))" office:value-type="float" office:value="0" calcext:value-type="float">
            <text:p>0</text:p>
          </table:table-cell>
          <table:table-cell/>
          <table:table-cell table:style-name="ce14" table:formula="of:=IF(ISBLANK([.H109]);COM.MICROSOFT.IFS([.E109]=[$Konventionen.$C$2];[.F109]+[$Konventionen.$D$2];[.E109]=[$Konventionen.$C$3];[.F109]+[$Konventionen.$D$3]); COM.MICROSOFT.IFS([.E109]=[$Konventionen.$C$2];[.H109]+[$Konventionen.$D$2];[.E109]=[$Konventionen.$C$3];[.H109]+[$Konventionen.$D$3]))" office:value-type="string" office:string-value="" calcext:value-type="error">
            <text:p>#NV</text:p>
          </table:table-cell>
          <table:table-cell table:style-name="ce14" table:formula="of:=[.I109]+(([.K109]-[.I109])/3*2)" office:value-type="string" office:string-value="" calcext:value-type="error">
            <text:p>#NV</text:p>
          </table:table-cell>
          <table:table-cell table:style-name="ce14" table:formula="of:=COM.MICROSOFT.IFS([.E109]=[$Konventionen.$C$2];[.I109]+[$Konventionen.$E$2];[.E109]=[$Konventionen.$C$3];[.I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9]);#NULL!;WEEKNUM([.L109];21))" office:value-type="string" office:string-value="" calcext:value-type="error">
            <text:p>#NULL!</text:p>
          </table:table-cell>
          <table:table-cell table:style-name="ce47" table:formula="of:=IF(AND([.I109]&lt;=[.L109];[.K109]&gt;=[.L109]);IF([.J109]&lt;=[.L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0]);#NULL!;IF(ISBLANK([.H110]);ORG.OPENOFFICE.YEARS([.C110];TODAY();0);ORG.OPENOFFICE.YEARS([.C110];[.H1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0]);;WEEKNUM([.F110];21))" office:value-type="float" office:value="0" calcext:value-type="float">
            <text:p>0</text:p>
          </table:table-cell>
          <table:table-cell/>
          <table:table-cell table:style-name="ce14" table:formula="of:=IF(ISBLANK([.H110]);COM.MICROSOFT.IFS([.E110]=[$Konventionen.$C$2];[.F110]+[$Konventionen.$D$2];[.E110]=[$Konventionen.$C$3];[.F110]+[$Konventionen.$D$3]); COM.MICROSOFT.IFS([.E110]=[$Konventionen.$C$2];[.H110]+[$Konventionen.$D$2];[.E110]=[$Konventionen.$C$3];[.H110]+[$Konventionen.$D$3]))" office:value-type="string" office:string-value="" calcext:value-type="error">
            <text:p>#NV</text:p>
          </table:table-cell>
          <table:table-cell table:style-name="ce14" table:formula="of:=[.I110]+(([.K110]-[.I110])/3*2)" office:value-type="string" office:string-value="" calcext:value-type="error">
            <text:p>#NV</text:p>
          </table:table-cell>
          <table:table-cell table:style-name="ce14" table:formula="of:=COM.MICROSOFT.IFS([.E110]=[$Konventionen.$C$2];[.I110]+[$Konventionen.$E$2];[.E110]=[$Konventionen.$C$3];[.I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0]);#NULL!;WEEKNUM([.L110];21))" office:value-type="string" office:string-value="" calcext:value-type="error">
            <text:p>#NULL!</text:p>
          </table:table-cell>
          <table:table-cell table:style-name="ce47" table:formula="of:=IF(AND([.I110]&lt;=[.L110];[.K110]&gt;=[.L110]);IF([.J110]&lt;=[.L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1]);#NULL!;IF(ISBLANK([.H111]);ORG.OPENOFFICE.YEARS([.C111];TODAY();0);ORG.OPENOFFICE.YEARS([.C111];[.H1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1]);;WEEKNUM([.F111];21))" office:value-type="float" office:value="0" calcext:value-type="float">
            <text:p>0</text:p>
          </table:table-cell>
          <table:table-cell/>
          <table:table-cell table:style-name="ce14" table:formula="of:=IF(ISBLANK([.H111]);COM.MICROSOFT.IFS([.E111]=[$Konventionen.$C$2];[.F111]+[$Konventionen.$D$2];[.E111]=[$Konventionen.$C$3];[.F111]+[$Konventionen.$D$3]); COM.MICROSOFT.IFS([.E111]=[$Konventionen.$C$2];[.H111]+[$Konventionen.$D$2];[.E111]=[$Konventionen.$C$3];[.H111]+[$Konventionen.$D$3]))" office:value-type="string" office:string-value="" calcext:value-type="error">
            <text:p>#NV</text:p>
          </table:table-cell>
          <table:table-cell table:style-name="ce14" table:formula="of:=[.I111]+(([.K111]-[.I111])/3*2)" office:value-type="string" office:string-value="" calcext:value-type="error">
            <text:p>#NV</text:p>
          </table:table-cell>
          <table:table-cell table:style-name="ce14" table:formula="of:=COM.MICROSOFT.IFS([.E111]=[$Konventionen.$C$2];[.I111]+[$Konventionen.$E$2];[.E111]=[$Konventionen.$C$3];[.I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1]);#NULL!;WEEKNUM([.L111];21))" office:value-type="string" office:string-value="" calcext:value-type="error">
            <text:p>#NULL!</text:p>
          </table:table-cell>
          <table:table-cell table:style-name="ce47" table:formula="of:=IF(AND([.I111]&lt;=[.L111];[.K111]&gt;=[.L111]);IF([.J111]&lt;=[.L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2]);#NULL!;IF(ISBLANK([.H112]);ORG.OPENOFFICE.YEARS([.C112];TODAY();0);ORG.OPENOFFICE.YEARS([.C112];[.H1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2]);;WEEKNUM([.F112];21))" office:value-type="float" office:value="0" calcext:value-type="float">
            <text:p>0</text:p>
          </table:table-cell>
          <table:table-cell/>
          <table:table-cell table:style-name="ce14" table:formula="of:=IF(ISBLANK([.H112]);COM.MICROSOFT.IFS([.E112]=[$Konventionen.$C$2];[.F112]+[$Konventionen.$D$2];[.E112]=[$Konventionen.$C$3];[.F112]+[$Konventionen.$D$3]); COM.MICROSOFT.IFS([.E112]=[$Konventionen.$C$2];[.H112]+[$Konventionen.$D$2];[.E112]=[$Konventionen.$C$3];[.H112]+[$Konventionen.$D$3]))" office:value-type="string" office:string-value="" calcext:value-type="error">
            <text:p>#NV</text:p>
          </table:table-cell>
          <table:table-cell table:style-name="ce14" table:formula="of:=[.I112]+(([.K112]-[.I112])/3*2)" office:value-type="string" office:string-value="" calcext:value-type="error">
            <text:p>#NV</text:p>
          </table:table-cell>
          <table:table-cell table:style-name="ce14" table:formula="of:=COM.MICROSOFT.IFS([.E112]=[$Konventionen.$C$2];[.I112]+[$Konventionen.$E$2];[.E112]=[$Konventionen.$C$3];[.I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2]);#NULL!;WEEKNUM([.L112];21))" office:value-type="string" office:string-value="" calcext:value-type="error">
            <text:p>#NULL!</text:p>
          </table:table-cell>
          <table:table-cell table:style-name="ce47" table:formula="of:=IF(AND([.I112]&lt;=[.L112];[.K112]&gt;=[.L112]);IF([.J112]&lt;=[.L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3]);#NULL!;IF(ISBLANK([.H113]);ORG.OPENOFFICE.YEARS([.C113];TODAY();0);ORG.OPENOFFICE.YEARS([.C113];[.H1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3]);;WEEKNUM([.F113];21))" office:value-type="float" office:value="0" calcext:value-type="float">
            <text:p>0</text:p>
          </table:table-cell>
          <table:table-cell/>
          <table:table-cell table:style-name="ce14" table:formula="of:=IF(ISBLANK([.H113]);COM.MICROSOFT.IFS([.E113]=[$Konventionen.$C$2];[.F113]+[$Konventionen.$D$2];[.E113]=[$Konventionen.$C$3];[.F113]+[$Konventionen.$D$3]); COM.MICROSOFT.IFS([.E113]=[$Konventionen.$C$2];[.H113]+[$Konventionen.$D$2];[.E113]=[$Konventionen.$C$3];[.H113]+[$Konventionen.$D$3]))" office:value-type="string" office:string-value="" calcext:value-type="error">
            <text:p>#NV</text:p>
          </table:table-cell>
          <table:table-cell table:style-name="ce14" table:formula="of:=[.I113]+(([.K113]-[.I113])/3*2)" office:value-type="string" office:string-value="" calcext:value-type="error">
            <text:p>#NV</text:p>
          </table:table-cell>
          <table:table-cell table:style-name="ce14" table:formula="of:=COM.MICROSOFT.IFS([.E113]=[$Konventionen.$C$2];[.I113]+[$Konventionen.$E$2];[.E113]=[$Konventionen.$C$3];[.I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3]);#NULL!;WEEKNUM([.L113];21))" office:value-type="string" office:string-value="" calcext:value-type="error">
            <text:p>#NULL!</text:p>
          </table:table-cell>
          <table:table-cell table:style-name="ce47" table:formula="of:=IF(AND([.I113]&lt;=[.L113];[.K113]&gt;=[.L113]);IF([.J113]&lt;=[.L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4]);#NULL!;IF(ISBLANK([.H114]);ORG.OPENOFFICE.YEARS([.C114];TODAY();0);ORG.OPENOFFICE.YEARS([.C114];[.H1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4]);;WEEKNUM([.F114];21))" office:value-type="float" office:value="0" calcext:value-type="float">
            <text:p>0</text:p>
          </table:table-cell>
          <table:table-cell/>
          <table:table-cell table:style-name="ce14" table:formula="of:=IF(ISBLANK([.H114]);COM.MICROSOFT.IFS([.E114]=[$Konventionen.$C$2];[.F114]+[$Konventionen.$D$2];[.E114]=[$Konventionen.$C$3];[.F114]+[$Konventionen.$D$3]); COM.MICROSOFT.IFS([.E114]=[$Konventionen.$C$2];[.H114]+[$Konventionen.$D$2];[.E114]=[$Konventionen.$C$3];[.H114]+[$Konventionen.$D$3]))" office:value-type="string" office:string-value="" calcext:value-type="error">
            <text:p>#NV</text:p>
          </table:table-cell>
          <table:table-cell table:style-name="ce14" table:formula="of:=[.I114]+(([.K114]-[.I114])/3*2)" office:value-type="string" office:string-value="" calcext:value-type="error">
            <text:p>#NV</text:p>
          </table:table-cell>
          <table:table-cell table:style-name="ce14" table:formula="of:=COM.MICROSOFT.IFS([.E114]=[$Konventionen.$C$2];[.I114]+[$Konventionen.$E$2];[.E114]=[$Konventionen.$C$3];[.I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4]);#NULL!;WEEKNUM([.L114];21))" office:value-type="string" office:string-value="" calcext:value-type="error">
            <text:p>#NULL!</text:p>
          </table:table-cell>
          <table:table-cell table:style-name="ce47" table:formula="of:=IF(AND([.I114]&lt;=[.L114];[.K114]&gt;=[.L114]);IF([.J114]&lt;=[.L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5]);#NULL!;IF(ISBLANK([.H115]);ORG.OPENOFFICE.YEARS([.C115];TODAY();0);ORG.OPENOFFICE.YEARS([.C115];[.H1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5]);;WEEKNUM([.F115];21))" office:value-type="float" office:value="0" calcext:value-type="float">
            <text:p>0</text:p>
          </table:table-cell>
          <table:table-cell/>
          <table:table-cell table:style-name="ce14" table:formula="of:=IF(ISBLANK([.H115]);COM.MICROSOFT.IFS([.E115]=[$Konventionen.$C$2];[.F115]+[$Konventionen.$D$2];[.E115]=[$Konventionen.$C$3];[.F115]+[$Konventionen.$D$3]); COM.MICROSOFT.IFS([.E115]=[$Konventionen.$C$2];[.H115]+[$Konventionen.$D$2];[.E115]=[$Konventionen.$C$3];[.H115]+[$Konventionen.$D$3]))" office:value-type="string" office:string-value="" calcext:value-type="error">
            <text:p>#NV</text:p>
          </table:table-cell>
          <table:table-cell table:style-name="ce14" table:formula="of:=[.I115]+(([.K115]-[.I115])/3*2)" office:value-type="string" office:string-value="" calcext:value-type="error">
            <text:p>#NV</text:p>
          </table:table-cell>
          <table:table-cell table:style-name="ce14" table:formula="of:=COM.MICROSOFT.IFS([.E115]=[$Konventionen.$C$2];[.I115]+[$Konventionen.$E$2];[.E115]=[$Konventionen.$C$3];[.I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5]);#NULL!;WEEKNUM([.L115];21))" office:value-type="string" office:string-value="" calcext:value-type="error">
            <text:p>#NULL!</text:p>
          </table:table-cell>
          <table:table-cell table:style-name="ce47" table:formula="of:=IF(AND([.I115]&lt;=[.L115];[.K115]&gt;=[.L115]);IF([.J115]&lt;=[.L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6]);#NULL!;IF(ISBLANK([.H116]);ORG.OPENOFFICE.YEARS([.C116];TODAY();0);ORG.OPENOFFICE.YEARS([.C116];[.H1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6]);;WEEKNUM([.F116];21))" office:value-type="float" office:value="0" calcext:value-type="float">
            <text:p>0</text:p>
          </table:table-cell>
          <table:table-cell/>
          <table:table-cell table:style-name="ce14" table:formula="of:=IF(ISBLANK([.H116]);COM.MICROSOFT.IFS([.E116]=[$Konventionen.$C$2];[.F116]+[$Konventionen.$D$2];[.E116]=[$Konventionen.$C$3];[.F116]+[$Konventionen.$D$3]); COM.MICROSOFT.IFS([.E116]=[$Konventionen.$C$2];[.H116]+[$Konventionen.$D$2];[.E116]=[$Konventionen.$C$3];[.H116]+[$Konventionen.$D$3]))" office:value-type="string" office:string-value="" calcext:value-type="error">
            <text:p>#NV</text:p>
          </table:table-cell>
          <table:table-cell table:style-name="ce14" table:formula="of:=[.I116]+(([.K116]-[.I116])/3*2)" office:value-type="string" office:string-value="" calcext:value-type="error">
            <text:p>#NV</text:p>
          </table:table-cell>
          <table:table-cell table:style-name="ce14" table:formula="of:=COM.MICROSOFT.IFS([.E116]=[$Konventionen.$C$2];[.I116]+[$Konventionen.$E$2];[.E116]=[$Konventionen.$C$3];[.I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6]);#NULL!;WEEKNUM([.L116];21))" office:value-type="string" office:string-value="" calcext:value-type="error">
            <text:p>#NULL!</text:p>
          </table:table-cell>
          <table:table-cell table:style-name="ce47" table:formula="of:=IF(AND([.I116]&lt;=[.L116];[.K116]&gt;=[.L116]);IF([.J116]&lt;=[.L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7]);#NULL!;IF(ISBLANK([.H117]);ORG.OPENOFFICE.YEARS([.C117];TODAY();0);ORG.OPENOFFICE.YEARS([.C117];[.H1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7]);;WEEKNUM([.F117];21))" office:value-type="float" office:value="0" calcext:value-type="float">
            <text:p>0</text:p>
          </table:table-cell>
          <table:table-cell/>
          <table:table-cell table:style-name="ce14" table:formula="of:=IF(ISBLANK([.H117]);COM.MICROSOFT.IFS([.E117]=[$Konventionen.$C$2];[.F117]+[$Konventionen.$D$2];[.E117]=[$Konventionen.$C$3];[.F117]+[$Konventionen.$D$3]); COM.MICROSOFT.IFS([.E117]=[$Konventionen.$C$2];[.H117]+[$Konventionen.$D$2];[.E117]=[$Konventionen.$C$3];[.H117]+[$Konventionen.$D$3]))" office:value-type="string" office:string-value="" calcext:value-type="error">
            <text:p>#NV</text:p>
          </table:table-cell>
          <table:table-cell table:style-name="ce14" table:formula="of:=[.I117]+(([.K117]-[.I117])/3*2)" office:value-type="string" office:string-value="" calcext:value-type="error">
            <text:p>#NV</text:p>
          </table:table-cell>
          <table:table-cell table:style-name="ce14" table:formula="of:=COM.MICROSOFT.IFS([.E117]=[$Konventionen.$C$2];[.I117]+[$Konventionen.$E$2];[.E117]=[$Konventionen.$C$3];[.I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7]);#NULL!;WEEKNUM([.L117];21))" office:value-type="string" office:string-value="" calcext:value-type="error">
            <text:p>#NULL!</text:p>
          </table:table-cell>
          <table:table-cell table:style-name="ce47" table:formula="of:=IF(AND([.I117]&lt;=[.L117];[.K117]&gt;=[.L117]);IF([.J117]&lt;=[.L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8]);#NULL!;IF(ISBLANK([.H118]);ORG.OPENOFFICE.YEARS([.C118];TODAY();0);ORG.OPENOFFICE.YEARS([.C118];[.H1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8]);;WEEKNUM([.F118];21))" office:value-type="float" office:value="0" calcext:value-type="float">
            <text:p>0</text:p>
          </table:table-cell>
          <table:table-cell/>
          <table:table-cell table:style-name="ce14" table:formula="of:=IF(ISBLANK([.H118]);COM.MICROSOFT.IFS([.E118]=[$Konventionen.$C$2];[.F118]+[$Konventionen.$D$2];[.E118]=[$Konventionen.$C$3];[.F118]+[$Konventionen.$D$3]); COM.MICROSOFT.IFS([.E118]=[$Konventionen.$C$2];[.H118]+[$Konventionen.$D$2];[.E118]=[$Konventionen.$C$3];[.H118]+[$Konventionen.$D$3]))" office:value-type="string" office:string-value="" calcext:value-type="error">
            <text:p>#NV</text:p>
          </table:table-cell>
          <table:table-cell table:style-name="ce14" table:formula="of:=[.I118]+(([.K118]-[.I118])/3*2)" office:value-type="string" office:string-value="" calcext:value-type="error">
            <text:p>#NV</text:p>
          </table:table-cell>
          <table:table-cell table:style-name="ce14" table:formula="of:=COM.MICROSOFT.IFS([.E118]=[$Konventionen.$C$2];[.I118]+[$Konventionen.$E$2];[.E118]=[$Konventionen.$C$3];[.I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8]);#NULL!;WEEKNUM([.L118];21))" office:value-type="string" office:string-value="" calcext:value-type="error">
            <text:p>#NULL!</text:p>
          </table:table-cell>
          <table:table-cell table:style-name="ce47" table:formula="of:=IF(AND([.I118]&lt;=[.L118];[.K118]&gt;=[.L118]);IF([.J118]&lt;=[.L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9]);#NULL!;IF(ISBLANK([.H119]);ORG.OPENOFFICE.YEARS([.C119];TODAY();0);ORG.OPENOFFICE.YEARS([.C119];[.H1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9]);;WEEKNUM([.F119];21))" office:value-type="float" office:value="0" calcext:value-type="float">
            <text:p>0</text:p>
          </table:table-cell>
          <table:table-cell/>
          <table:table-cell table:style-name="ce14" table:formula="of:=IF(ISBLANK([.H119]);COM.MICROSOFT.IFS([.E119]=[$Konventionen.$C$2];[.F119]+[$Konventionen.$D$2];[.E119]=[$Konventionen.$C$3];[.F119]+[$Konventionen.$D$3]); COM.MICROSOFT.IFS([.E119]=[$Konventionen.$C$2];[.H119]+[$Konventionen.$D$2];[.E119]=[$Konventionen.$C$3];[.H119]+[$Konventionen.$D$3]))" office:value-type="string" office:string-value="" calcext:value-type="error">
            <text:p>#NV</text:p>
          </table:table-cell>
          <table:table-cell table:style-name="ce14" table:formula="of:=[.I119]+(([.K119]-[.I119])/3*2)" office:value-type="string" office:string-value="" calcext:value-type="error">
            <text:p>#NV</text:p>
          </table:table-cell>
          <table:table-cell table:style-name="ce14" table:formula="of:=COM.MICROSOFT.IFS([.E119]=[$Konventionen.$C$2];[.I119]+[$Konventionen.$E$2];[.E119]=[$Konventionen.$C$3];[.I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9]);#NULL!;WEEKNUM([.L119];21))" office:value-type="string" office:string-value="" calcext:value-type="error">
            <text:p>#NULL!</text:p>
          </table:table-cell>
          <table:table-cell table:style-name="ce47" table:formula="of:=IF(AND([.I119]&lt;=[.L119];[.K119]&gt;=[.L119]);IF([.J119]&lt;=[.L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0]);#NULL!;IF(ISBLANK([.H120]);ORG.OPENOFFICE.YEARS([.C120];TODAY();0);ORG.OPENOFFICE.YEARS([.C120];[.H1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0]);;WEEKNUM([.F120];21))" office:value-type="float" office:value="0" calcext:value-type="float">
            <text:p>0</text:p>
          </table:table-cell>
          <table:table-cell/>
          <table:table-cell table:style-name="ce14" table:formula="of:=IF(ISBLANK([.H120]);COM.MICROSOFT.IFS([.E120]=[$Konventionen.$C$2];[.F120]+[$Konventionen.$D$2];[.E120]=[$Konventionen.$C$3];[.F120]+[$Konventionen.$D$3]); COM.MICROSOFT.IFS([.E120]=[$Konventionen.$C$2];[.H120]+[$Konventionen.$D$2];[.E120]=[$Konventionen.$C$3];[.H120]+[$Konventionen.$D$3]))" office:value-type="string" office:string-value="" calcext:value-type="error">
            <text:p>#NV</text:p>
          </table:table-cell>
          <table:table-cell table:style-name="ce14" table:formula="of:=[.I120]+(([.K120]-[.I120])/3*2)" office:value-type="string" office:string-value="" calcext:value-type="error">
            <text:p>#NV</text:p>
          </table:table-cell>
          <table:table-cell table:style-name="ce14" table:formula="of:=COM.MICROSOFT.IFS([.E120]=[$Konventionen.$C$2];[.I120]+[$Konventionen.$E$2];[.E120]=[$Konventionen.$C$3];[.I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0]);#NULL!;WEEKNUM([.L120];21))" office:value-type="string" office:string-value="" calcext:value-type="error">
            <text:p>#NULL!</text:p>
          </table:table-cell>
          <table:table-cell table:style-name="ce47" table:formula="of:=IF(AND([.I120]&lt;=[.L120];[.K120]&gt;=[.L120]);IF([.J120]&lt;=[.L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1]);#NULL!;IF(ISBLANK([.H121]);ORG.OPENOFFICE.YEARS([.C121];TODAY();0);ORG.OPENOFFICE.YEARS([.C121];[.H1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1]);;WEEKNUM([.F121];21))" office:value-type="float" office:value="0" calcext:value-type="float">
            <text:p>0</text:p>
          </table:table-cell>
          <table:table-cell/>
          <table:table-cell table:style-name="ce14" table:formula="of:=IF(ISBLANK([.H121]);COM.MICROSOFT.IFS([.E121]=[$Konventionen.$C$2];[.F121]+[$Konventionen.$D$2];[.E121]=[$Konventionen.$C$3];[.F121]+[$Konventionen.$D$3]); COM.MICROSOFT.IFS([.E121]=[$Konventionen.$C$2];[.H121]+[$Konventionen.$D$2];[.E121]=[$Konventionen.$C$3];[.H121]+[$Konventionen.$D$3]))" office:value-type="string" office:string-value="" calcext:value-type="error">
            <text:p>#NV</text:p>
          </table:table-cell>
          <table:table-cell table:style-name="ce14" table:formula="of:=[.I121]+(([.K121]-[.I121])/3*2)" office:value-type="string" office:string-value="" calcext:value-type="error">
            <text:p>#NV</text:p>
          </table:table-cell>
          <table:table-cell table:style-name="ce14" table:formula="of:=COM.MICROSOFT.IFS([.E121]=[$Konventionen.$C$2];[.I121]+[$Konventionen.$E$2];[.E121]=[$Konventionen.$C$3];[.I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1]);#NULL!;WEEKNUM([.L121];21))" office:value-type="string" office:string-value="" calcext:value-type="error">
            <text:p>#NULL!</text:p>
          </table:table-cell>
          <table:table-cell table:style-name="ce47" table:formula="of:=IF(AND([.I121]&lt;=[.L121];[.K121]&gt;=[.L121]);IF([.J121]&lt;=[.L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2]);#NULL!;IF(ISBLANK([.H122]);ORG.OPENOFFICE.YEARS([.C122];TODAY();0);ORG.OPENOFFICE.YEARS([.C122];[.H1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2]);;WEEKNUM([.F122];21))" office:value-type="float" office:value="0" calcext:value-type="float">
            <text:p>0</text:p>
          </table:table-cell>
          <table:table-cell/>
          <table:table-cell table:style-name="ce14" table:formula="of:=IF(ISBLANK([.H122]);COM.MICROSOFT.IFS([.E122]=[$Konventionen.$C$2];[.F122]+[$Konventionen.$D$2];[.E122]=[$Konventionen.$C$3];[.F122]+[$Konventionen.$D$3]); COM.MICROSOFT.IFS([.E122]=[$Konventionen.$C$2];[.H122]+[$Konventionen.$D$2];[.E122]=[$Konventionen.$C$3];[.H122]+[$Konventionen.$D$3]))" office:value-type="string" office:string-value="" calcext:value-type="error">
            <text:p>#NV</text:p>
          </table:table-cell>
          <table:table-cell table:style-name="ce14" table:formula="of:=[.I122]+(([.K122]-[.I122])/3*2)" office:value-type="string" office:string-value="" calcext:value-type="error">
            <text:p>#NV</text:p>
          </table:table-cell>
          <table:table-cell table:style-name="ce14" table:formula="of:=COM.MICROSOFT.IFS([.E122]=[$Konventionen.$C$2];[.I122]+[$Konventionen.$E$2];[.E122]=[$Konventionen.$C$3];[.I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2]);#NULL!;WEEKNUM([.L122];21))" office:value-type="string" office:string-value="" calcext:value-type="error">
            <text:p>#NULL!</text:p>
          </table:table-cell>
          <table:table-cell table:style-name="ce47" table:formula="of:=IF(AND([.I122]&lt;=[.L122];[.K122]&gt;=[.L122]);IF([.J122]&lt;=[.L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3]);#NULL!;IF(ISBLANK([.H123]);ORG.OPENOFFICE.YEARS([.C123];TODAY();0);ORG.OPENOFFICE.YEARS([.C123];[.H1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3]);;WEEKNUM([.F123];21))" office:value-type="float" office:value="0" calcext:value-type="float">
            <text:p>0</text:p>
          </table:table-cell>
          <table:table-cell/>
          <table:table-cell table:style-name="ce14" table:formula="of:=IF(ISBLANK([.H123]);COM.MICROSOFT.IFS([.E123]=[$Konventionen.$C$2];[.F123]+[$Konventionen.$D$2];[.E123]=[$Konventionen.$C$3];[.F123]+[$Konventionen.$D$3]); COM.MICROSOFT.IFS([.E123]=[$Konventionen.$C$2];[.H123]+[$Konventionen.$D$2];[.E123]=[$Konventionen.$C$3];[.H123]+[$Konventionen.$D$3]))" office:value-type="string" office:string-value="" calcext:value-type="error">
            <text:p>#NV</text:p>
          </table:table-cell>
          <table:table-cell table:style-name="ce14" table:formula="of:=[.I123]+(([.K123]-[.I123])/3*2)" office:value-type="string" office:string-value="" calcext:value-type="error">
            <text:p>#NV</text:p>
          </table:table-cell>
          <table:table-cell table:style-name="ce14" table:formula="of:=COM.MICROSOFT.IFS([.E123]=[$Konventionen.$C$2];[.I123]+[$Konventionen.$E$2];[.E123]=[$Konventionen.$C$3];[.I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3]);#NULL!;WEEKNUM([.L123];21))" office:value-type="string" office:string-value="" calcext:value-type="error">
            <text:p>#NULL!</text:p>
          </table:table-cell>
          <table:table-cell table:style-name="ce47" table:formula="of:=IF(AND([.I123]&lt;=[.L123];[.K123]&gt;=[.L123]);IF([.J123]&lt;=[.L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4]);#NULL!;IF(ISBLANK([.H124]);ORG.OPENOFFICE.YEARS([.C124];TODAY();0);ORG.OPENOFFICE.YEARS([.C124];[.H1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4]);;WEEKNUM([.F124];21))" office:value-type="float" office:value="0" calcext:value-type="float">
            <text:p>0</text:p>
          </table:table-cell>
          <table:table-cell/>
          <table:table-cell table:style-name="ce14" table:formula="of:=IF(ISBLANK([.H124]);COM.MICROSOFT.IFS([.E124]=[$Konventionen.$C$2];[.F124]+[$Konventionen.$D$2];[.E124]=[$Konventionen.$C$3];[.F124]+[$Konventionen.$D$3]); COM.MICROSOFT.IFS([.E124]=[$Konventionen.$C$2];[.H124]+[$Konventionen.$D$2];[.E124]=[$Konventionen.$C$3];[.H124]+[$Konventionen.$D$3]))" office:value-type="string" office:string-value="" calcext:value-type="error">
            <text:p>#NV</text:p>
          </table:table-cell>
          <table:table-cell table:style-name="ce14" table:formula="of:=[.I124]+(([.K124]-[.I124])/3*2)" office:value-type="string" office:string-value="" calcext:value-type="error">
            <text:p>#NV</text:p>
          </table:table-cell>
          <table:table-cell table:style-name="ce14" table:formula="of:=COM.MICROSOFT.IFS([.E124]=[$Konventionen.$C$2];[.I124]+[$Konventionen.$E$2];[.E124]=[$Konventionen.$C$3];[.I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4]);#NULL!;WEEKNUM([.L124];21))" office:value-type="string" office:string-value="" calcext:value-type="error">
            <text:p>#NULL!</text:p>
          </table:table-cell>
          <table:table-cell table:style-name="ce47" table:formula="of:=IF(AND([.I124]&lt;=[.L124];[.K124]&gt;=[.L124]);IF([.J124]&lt;=[.L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5]);#NULL!;IF(ISBLANK([.H125]);ORG.OPENOFFICE.YEARS([.C125];TODAY();0);ORG.OPENOFFICE.YEARS([.C125];[.H1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5]);;WEEKNUM([.F125];21))" office:value-type="float" office:value="0" calcext:value-type="float">
            <text:p>0</text:p>
          </table:table-cell>
          <table:table-cell/>
          <table:table-cell table:style-name="ce14" table:formula="of:=IF(ISBLANK([.H125]);COM.MICROSOFT.IFS([.E125]=[$Konventionen.$C$2];[.F125]+[$Konventionen.$D$2];[.E125]=[$Konventionen.$C$3];[.F125]+[$Konventionen.$D$3]); COM.MICROSOFT.IFS([.E125]=[$Konventionen.$C$2];[.H125]+[$Konventionen.$D$2];[.E125]=[$Konventionen.$C$3];[.H125]+[$Konventionen.$D$3]))" office:value-type="string" office:string-value="" calcext:value-type="error">
            <text:p>#NV</text:p>
          </table:table-cell>
          <table:table-cell table:style-name="ce14" table:formula="of:=[.I125]+(([.K125]-[.I125])/3*2)" office:value-type="string" office:string-value="" calcext:value-type="error">
            <text:p>#NV</text:p>
          </table:table-cell>
          <table:table-cell table:style-name="ce14" table:formula="of:=COM.MICROSOFT.IFS([.E125]=[$Konventionen.$C$2];[.I125]+[$Konventionen.$E$2];[.E125]=[$Konventionen.$C$3];[.I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5]);#NULL!;WEEKNUM([.L125];21))" office:value-type="string" office:string-value="" calcext:value-type="error">
            <text:p>#NULL!</text:p>
          </table:table-cell>
          <table:table-cell table:style-name="ce47" table:formula="of:=IF(AND([.I125]&lt;=[.L125];[.K125]&gt;=[.L125]);IF([.J125]&lt;=[.L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6]);#NULL!;IF(ISBLANK([.H126]);ORG.OPENOFFICE.YEARS([.C126];TODAY();0);ORG.OPENOFFICE.YEARS([.C126];[.H1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6]);;WEEKNUM([.F126];21))" office:value-type="float" office:value="0" calcext:value-type="float">
            <text:p>0</text:p>
          </table:table-cell>
          <table:table-cell/>
          <table:table-cell table:style-name="ce14" table:formula="of:=IF(ISBLANK([.H126]);COM.MICROSOFT.IFS([.E126]=[$Konventionen.$C$2];[.F126]+[$Konventionen.$D$2];[.E126]=[$Konventionen.$C$3];[.F126]+[$Konventionen.$D$3]); COM.MICROSOFT.IFS([.E126]=[$Konventionen.$C$2];[.H126]+[$Konventionen.$D$2];[.E126]=[$Konventionen.$C$3];[.H126]+[$Konventionen.$D$3]))" office:value-type="string" office:string-value="" calcext:value-type="error">
            <text:p>#NV</text:p>
          </table:table-cell>
          <table:table-cell table:style-name="ce14" table:formula="of:=[.I126]+(([.K126]-[.I126])/3*2)" office:value-type="string" office:string-value="" calcext:value-type="error">
            <text:p>#NV</text:p>
          </table:table-cell>
          <table:table-cell table:style-name="ce14" table:formula="of:=COM.MICROSOFT.IFS([.E126]=[$Konventionen.$C$2];[.I126]+[$Konventionen.$E$2];[.E126]=[$Konventionen.$C$3];[.I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6]);#NULL!;WEEKNUM([.L126];21))" office:value-type="string" office:string-value="" calcext:value-type="error">
            <text:p>#NULL!</text:p>
          </table:table-cell>
          <table:table-cell table:style-name="ce47" table:formula="of:=IF(AND([.I126]&lt;=[.L126];[.K126]&gt;=[.L126]);IF([.J126]&lt;=[.L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7]);#NULL!;IF(ISBLANK([.H127]);ORG.OPENOFFICE.YEARS([.C127];TODAY();0);ORG.OPENOFFICE.YEARS([.C127];[.H1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7]);;WEEKNUM([.F127];21))" office:value-type="float" office:value="0" calcext:value-type="float">
            <text:p>0</text:p>
          </table:table-cell>
          <table:table-cell/>
          <table:table-cell table:style-name="ce14" table:formula="of:=IF(ISBLANK([.H127]);COM.MICROSOFT.IFS([.E127]=[$Konventionen.$C$2];[.F127]+[$Konventionen.$D$2];[.E127]=[$Konventionen.$C$3];[.F127]+[$Konventionen.$D$3]); COM.MICROSOFT.IFS([.E127]=[$Konventionen.$C$2];[.H127]+[$Konventionen.$D$2];[.E127]=[$Konventionen.$C$3];[.H127]+[$Konventionen.$D$3]))" office:value-type="string" office:string-value="" calcext:value-type="error">
            <text:p>#NV</text:p>
          </table:table-cell>
          <table:table-cell table:style-name="ce14" table:formula="of:=[.I127]+(([.K127]-[.I127])/3*2)" office:value-type="string" office:string-value="" calcext:value-type="error">
            <text:p>#NV</text:p>
          </table:table-cell>
          <table:table-cell table:style-name="ce14" table:formula="of:=COM.MICROSOFT.IFS([.E127]=[$Konventionen.$C$2];[.I127]+[$Konventionen.$E$2];[.E127]=[$Konventionen.$C$3];[.I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7]);#NULL!;WEEKNUM([.L127];21))" office:value-type="string" office:string-value="" calcext:value-type="error">
            <text:p>#NULL!</text:p>
          </table:table-cell>
          <table:table-cell table:style-name="ce47" table:formula="of:=IF(AND([.I127]&lt;=[.L127];[.K127]&gt;=[.L127]);IF([.J127]&lt;=[.L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8]);#NULL!;IF(ISBLANK([.H128]);ORG.OPENOFFICE.YEARS([.C128];TODAY();0);ORG.OPENOFFICE.YEARS([.C128];[.H1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8]);;WEEKNUM([.F128];21))" office:value-type="float" office:value="0" calcext:value-type="float">
            <text:p>0</text:p>
          </table:table-cell>
          <table:table-cell/>
          <table:table-cell table:style-name="ce14" table:formula="of:=IF(ISBLANK([.H128]);COM.MICROSOFT.IFS([.E128]=[$Konventionen.$C$2];[.F128]+[$Konventionen.$D$2];[.E128]=[$Konventionen.$C$3];[.F128]+[$Konventionen.$D$3]); COM.MICROSOFT.IFS([.E128]=[$Konventionen.$C$2];[.H128]+[$Konventionen.$D$2];[.E128]=[$Konventionen.$C$3];[.H128]+[$Konventionen.$D$3]))" office:value-type="string" office:string-value="" calcext:value-type="error">
            <text:p>#NV</text:p>
          </table:table-cell>
          <table:table-cell table:style-name="ce14" table:formula="of:=[.I128]+(([.K128]-[.I128])/3*2)" office:value-type="string" office:string-value="" calcext:value-type="error">
            <text:p>#NV</text:p>
          </table:table-cell>
          <table:table-cell table:style-name="ce14" table:formula="of:=COM.MICROSOFT.IFS([.E128]=[$Konventionen.$C$2];[.I128]+[$Konventionen.$E$2];[.E128]=[$Konventionen.$C$3];[.I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8]);#NULL!;WEEKNUM([.L128];21))" office:value-type="string" office:string-value="" calcext:value-type="error">
            <text:p>#NULL!</text:p>
          </table:table-cell>
          <table:table-cell table:style-name="ce47" table:formula="of:=IF(AND([.I128]&lt;=[.L128];[.K128]&gt;=[.L128]);IF([.J128]&lt;=[.L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9]);#NULL!;IF(ISBLANK([.H129]);ORG.OPENOFFICE.YEARS([.C129];TODAY();0);ORG.OPENOFFICE.YEARS([.C129];[.H1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9]);;WEEKNUM([.F129];21))" office:value-type="float" office:value="0" calcext:value-type="float">
            <text:p>0</text:p>
          </table:table-cell>
          <table:table-cell/>
          <table:table-cell table:style-name="ce14" table:formula="of:=IF(ISBLANK([.H129]);COM.MICROSOFT.IFS([.E129]=[$Konventionen.$C$2];[.F129]+[$Konventionen.$D$2];[.E129]=[$Konventionen.$C$3];[.F129]+[$Konventionen.$D$3]); COM.MICROSOFT.IFS([.E129]=[$Konventionen.$C$2];[.H129]+[$Konventionen.$D$2];[.E129]=[$Konventionen.$C$3];[.H129]+[$Konventionen.$D$3]))" office:value-type="string" office:string-value="" calcext:value-type="error">
            <text:p>#NV</text:p>
          </table:table-cell>
          <table:table-cell table:style-name="ce14" table:formula="of:=[.I129]+(([.K129]-[.I129])/3*2)" office:value-type="string" office:string-value="" calcext:value-type="error">
            <text:p>#NV</text:p>
          </table:table-cell>
          <table:table-cell table:style-name="ce14" table:formula="of:=COM.MICROSOFT.IFS([.E129]=[$Konventionen.$C$2];[.I129]+[$Konventionen.$E$2];[.E129]=[$Konventionen.$C$3];[.I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9]);#NULL!;WEEKNUM([.L129];21))" office:value-type="string" office:string-value="" calcext:value-type="error">
            <text:p>#NULL!</text:p>
          </table:table-cell>
          <table:table-cell table:style-name="ce47" table:formula="of:=IF(AND([.I129]&lt;=[.L129];[.K129]&gt;=[.L129]);IF([.J129]&lt;=[.L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0]);#NULL!;IF(ISBLANK([.H130]);ORG.OPENOFFICE.YEARS([.C130];TODAY();0);ORG.OPENOFFICE.YEARS([.C130];[.H1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0]);;WEEKNUM([.F130];21))" office:value-type="float" office:value="0" calcext:value-type="float">
            <text:p>0</text:p>
          </table:table-cell>
          <table:table-cell/>
          <table:table-cell table:style-name="ce14" table:formula="of:=IF(ISBLANK([.H130]);COM.MICROSOFT.IFS([.E130]=[$Konventionen.$C$2];[.F130]+[$Konventionen.$D$2];[.E130]=[$Konventionen.$C$3];[.F130]+[$Konventionen.$D$3]); COM.MICROSOFT.IFS([.E130]=[$Konventionen.$C$2];[.H130]+[$Konventionen.$D$2];[.E130]=[$Konventionen.$C$3];[.H130]+[$Konventionen.$D$3]))" office:value-type="string" office:string-value="" calcext:value-type="error">
            <text:p>#NV</text:p>
          </table:table-cell>
          <table:table-cell table:style-name="ce14" table:formula="of:=[.I130]+(([.K130]-[.I130])/3*2)" office:value-type="string" office:string-value="" calcext:value-type="error">
            <text:p>#NV</text:p>
          </table:table-cell>
          <table:table-cell table:style-name="ce14" table:formula="of:=COM.MICROSOFT.IFS([.E130]=[$Konventionen.$C$2];[.I130]+[$Konventionen.$E$2];[.E130]=[$Konventionen.$C$3];[.I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0]);#NULL!;WEEKNUM([.L130];21))" office:value-type="string" office:string-value="" calcext:value-type="error">
            <text:p>#NULL!</text:p>
          </table:table-cell>
          <table:table-cell table:style-name="ce47" table:formula="of:=IF(AND([.I130]&lt;=[.L130];[.K130]&gt;=[.L130]);IF([.J130]&lt;=[.L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1]);#NULL!;IF(ISBLANK([.H131]);ORG.OPENOFFICE.YEARS([.C131];TODAY();0);ORG.OPENOFFICE.YEARS([.C131];[.H1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1]);;WEEKNUM([.F131];21))" office:value-type="float" office:value="0" calcext:value-type="float">
            <text:p>0</text:p>
          </table:table-cell>
          <table:table-cell/>
          <table:table-cell table:style-name="ce14" table:formula="of:=IF(ISBLANK([.H131]);COM.MICROSOFT.IFS([.E131]=[$Konventionen.$C$2];[.F131]+[$Konventionen.$D$2];[.E131]=[$Konventionen.$C$3];[.F131]+[$Konventionen.$D$3]); COM.MICROSOFT.IFS([.E131]=[$Konventionen.$C$2];[.H131]+[$Konventionen.$D$2];[.E131]=[$Konventionen.$C$3];[.H131]+[$Konventionen.$D$3]))" office:value-type="string" office:string-value="" calcext:value-type="error">
            <text:p>#NV</text:p>
          </table:table-cell>
          <table:table-cell table:style-name="ce14" table:formula="of:=[.I131]+(([.K131]-[.I131])/3*2)" office:value-type="string" office:string-value="" calcext:value-type="error">
            <text:p>#NV</text:p>
          </table:table-cell>
          <table:table-cell table:style-name="ce14" table:formula="of:=COM.MICROSOFT.IFS([.E131]=[$Konventionen.$C$2];[.I131]+[$Konventionen.$E$2];[.E131]=[$Konventionen.$C$3];[.I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1]);#NULL!;WEEKNUM([.L131];21))" office:value-type="string" office:string-value="" calcext:value-type="error">
            <text:p>#NULL!</text:p>
          </table:table-cell>
          <table:table-cell table:style-name="ce47" table:formula="of:=IF(AND([.I131]&lt;=[.L131];[.K131]&gt;=[.L131]);IF([.J131]&lt;=[.L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2]);#NULL!;IF(ISBLANK([.H132]);ORG.OPENOFFICE.YEARS([.C132];TODAY();0);ORG.OPENOFFICE.YEARS([.C132];[.H1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2]);;WEEKNUM([.F132];21))" office:value-type="float" office:value="0" calcext:value-type="float">
            <text:p>0</text:p>
          </table:table-cell>
          <table:table-cell/>
          <table:table-cell table:style-name="ce14" table:formula="of:=IF(ISBLANK([.H132]);COM.MICROSOFT.IFS([.E132]=[$Konventionen.$C$2];[.F132]+[$Konventionen.$D$2];[.E132]=[$Konventionen.$C$3];[.F132]+[$Konventionen.$D$3]); COM.MICROSOFT.IFS([.E132]=[$Konventionen.$C$2];[.H132]+[$Konventionen.$D$2];[.E132]=[$Konventionen.$C$3];[.H132]+[$Konventionen.$D$3]))" office:value-type="string" office:string-value="" calcext:value-type="error">
            <text:p>#NV</text:p>
          </table:table-cell>
          <table:table-cell table:style-name="ce14" table:formula="of:=[.I132]+(([.K132]-[.I132])/3*2)" office:value-type="string" office:string-value="" calcext:value-type="error">
            <text:p>#NV</text:p>
          </table:table-cell>
          <table:table-cell table:style-name="ce14" table:formula="of:=COM.MICROSOFT.IFS([.E132]=[$Konventionen.$C$2];[.I132]+[$Konventionen.$E$2];[.E132]=[$Konventionen.$C$3];[.I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2]);#NULL!;WEEKNUM([.L132];21))" office:value-type="string" office:string-value="" calcext:value-type="error">
            <text:p>#NULL!</text:p>
          </table:table-cell>
          <table:table-cell table:style-name="ce47" table:formula="of:=IF(AND([.I132]&lt;=[.L132];[.K132]&gt;=[.L132]);IF([.J132]&lt;=[.L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3]);#NULL!;IF(ISBLANK([.H133]);ORG.OPENOFFICE.YEARS([.C133];TODAY();0);ORG.OPENOFFICE.YEARS([.C133];[.H1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3]);;WEEKNUM([.F133];21))" office:value-type="float" office:value="0" calcext:value-type="float">
            <text:p>0</text:p>
          </table:table-cell>
          <table:table-cell/>
          <table:table-cell table:style-name="ce14" table:formula="of:=IF(ISBLANK([.H133]);COM.MICROSOFT.IFS([.E133]=[$Konventionen.$C$2];[.F133]+[$Konventionen.$D$2];[.E133]=[$Konventionen.$C$3];[.F133]+[$Konventionen.$D$3]); COM.MICROSOFT.IFS([.E133]=[$Konventionen.$C$2];[.H133]+[$Konventionen.$D$2];[.E133]=[$Konventionen.$C$3];[.H133]+[$Konventionen.$D$3]))" office:value-type="string" office:string-value="" calcext:value-type="error">
            <text:p>#NV</text:p>
          </table:table-cell>
          <table:table-cell table:style-name="ce14" table:formula="of:=[.I133]+(([.K133]-[.I133])/3*2)" office:value-type="string" office:string-value="" calcext:value-type="error">
            <text:p>#NV</text:p>
          </table:table-cell>
          <table:table-cell table:style-name="ce14" table:formula="of:=COM.MICROSOFT.IFS([.E133]=[$Konventionen.$C$2];[.I133]+[$Konventionen.$E$2];[.E133]=[$Konventionen.$C$3];[.I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3]);#NULL!;WEEKNUM([.L133];21))" office:value-type="string" office:string-value="" calcext:value-type="error">
            <text:p>#NULL!</text:p>
          </table:table-cell>
          <table:table-cell table:style-name="ce47" table:formula="of:=IF(AND([.I133]&lt;=[.L133];[.K133]&gt;=[.L133]);IF([.J133]&lt;=[.L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4]);#NULL!;IF(ISBLANK([.H134]);ORG.OPENOFFICE.YEARS([.C134];TODAY();0);ORG.OPENOFFICE.YEARS([.C134];[.H1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4]);;WEEKNUM([.F134];21))" office:value-type="float" office:value="0" calcext:value-type="float">
            <text:p>0</text:p>
          </table:table-cell>
          <table:table-cell/>
          <table:table-cell table:style-name="ce14" table:formula="of:=IF(ISBLANK([.H134]);COM.MICROSOFT.IFS([.E134]=[$Konventionen.$C$2];[.F134]+[$Konventionen.$D$2];[.E134]=[$Konventionen.$C$3];[.F134]+[$Konventionen.$D$3]); COM.MICROSOFT.IFS([.E134]=[$Konventionen.$C$2];[.H134]+[$Konventionen.$D$2];[.E134]=[$Konventionen.$C$3];[.H134]+[$Konventionen.$D$3]))" office:value-type="string" office:string-value="" calcext:value-type="error">
            <text:p>#NV</text:p>
          </table:table-cell>
          <table:table-cell table:style-name="ce14" table:formula="of:=[.I134]+(([.K134]-[.I134])/3*2)" office:value-type="string" office:string-value="" calcext:value-type="error">
            <text:p>#NV</text:p>
          </table:table-cell>
          <table:table-cell table:style-name="ce14" table:formula="of:=COM.MICROSOFT.IFS([.E134]=[$Konventionen.$C$2];[.I134]+[$Konventionen.$E$2];[.E134]=[$Konventionen.$C$3];[.I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4]);#NULL!;WEEKNUM([.L134];21))" office:value-type="string" office:string-value="" calcext:value-type="error">
            <text:p>#NULL!</text:p>
          </table:table-cell>
          <table:table-cell table:style-name="ce47" table:formula="of:=IF(AND([.I134]&lt;=[.L134];[.K134]&gt;=[.L134]);IF([.J134]&lt;=[.L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5]);#NULL!;IF(ISBLANK([.H135]);ORG.OPENOFFICE.YEARS([.C135];TODAY();0);ORG.OPENOFFICE.YEARS([.C135];[.H1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5]);;WEEKNUM([.F135];21))" office:value-type="float" office:value="0" calcext:value-type="float">
            <text:p>0</text:p>
          </table:table-cell>
          <table:table-cell/>
          <table:table-cell table:style-name="ce14" table:formula="of:=IF(ISBLANK([.H135]);COM.MICROSOFT.IFS([.E135]=[$Konventionen.$C$2];[.F135]+[$Konventionen.$D$2];[.E135]=[$Konventionen.$C$3];[.F135]+[$Konventionen.$D$3]); COM.MICROSOFT.IFS([.E135]=[$Konventionen.$C$2];[.H135]+[$Konventionen.$D$2];[.E135]=[$Konventionen.$C$3];[.H135]+[$Konventionen.$D$3]))" office:value-type="string" office:string-value="" calcext:value-type="error">
            <text:p>#NV</text:p>
          </table:table-cell>
          <table:table-cell table:style-name="ce14" table:formula="of:=[.I135]+(([.K135]-[.I135])/3*2)" office:value-type="string" office:string-value="" calcext:value-type="error">
            <text:p>#NV</text:p>
          </table:table-cell>
          <table:table-cell table:style-name="ce14" table:formula="of:=COM.MICROSOFT.IFS([.E135]=[$Konventionen.$C$2];[.I135]+[$Konventionen.$E$2];[.E135]=[$Konventionen.$C$3];[.I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5]);#NULL!;WEEKNUM([.L135];21))" office:value-type="string" office:string-value="" calcext:value-type="error">
            <text:p>#NULL!</text:p>
          </table:table-cell>
          <table:table-cell table:style-name="ce47" table:formula="of:=IF(AND([.I135]&lt;=[.L135];[.K135]&gt;=[.L135]);IF([.J135]&lt;=[.L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6]);#NULL!;IF(ISBLANK([.H136]);ORG.OPENOFFICE.YEARS([.C136];TODAY();0);ORG.OPENOFFICE.YEARS([.C136];[.H1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6]);;WEEKNUM([.F136];21))" office:value-type="float" office:value="0" calcext:value-type="float">
            <text:p>0</text:p>
          </table:table-cell>
          <table:table-cell/>
          <table:table-cell table:style-name="ce14" table:formula="of:=IF(ISBLANK([.H136]);COM.MICROSOFT.IFS([.E136]=[$Konventionen.$C$2];[.F136]+[$Konventionen.$D$2];[.E136]=[$Konventionen.$C$3];[.F136]+[$Konventionen.$D$3]); COM.MICROSOFT.IFS([.E136]=[$Konventionen.$C$2];[.H136]+[$Konventionen.$D$2];[.E136]=[$Konventionen.$C$3];[.H136]+[$Konventionen.$D$3]))" office:value-type="string" office:string-value="" calcext:value-type="error">
            <text:p>#NV</text:p>
          </table:table-cell>
          <table:table-cell table:style-name="ce14" table:formula="of:=[.I136]+(([.K136]-[.I136])/3*2)" office:value-type="string" office:string-value="" calcext:value-type="error">
            <text:p>#NV</text:p>
          </table:table-cell>
          <table:table-cell table:style-name="ce14" table:formula="of:=COM.MICROSOFT.IFS([.E136]=[$Konventionen.$C$2];[.I136]+[$Konventionen.$E$2];[.E136]=[$Konventionen.$C$3];[.I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6]);#NULL!;WEEKNUM([.L136];21))" office:value-type="string" office:string-value="" calcext:value-type="error">
            <text:p>#NULL!</text:p>
          </table:table-cell>
          <table:table-cell table:style-name="ce47" table:formula="of:=IF(AND([.I136]&lt;=[.L136];[.K136]&gt;=[.L136]);IF([.J136]&lt;=[.L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7]);#NULL!;IF(ISBLANK([.H137]);ORG.OPENOFFICE.YEARS([.C137];TODAY();0);ORG.OPENOFFICE.YEARS([.C137];[.H1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7]);;WEEKNUM([.F137];21))" office:value-type="float" office:value="0" calcext:value-type="float">
            <text:p>0</text:p>
          </table:table-cell>
          <table:table-cell/>
          <table:table-cell table:style-name="ce14" table:formula="of:=IF(ISBLANK([.H137]);COM.MICROSOFT.IFS([.E137]=[$Konventionen.$C$2];[.F137]+[$Konventionen.$D$2];[.E137]=[$Konventionen.$C$3];[.F137]+[$Konventionen.$D$3]); COM.MICROSOFT.IFS([.E137]=[$Konventionen.$C$2];[.H137]+[$Konventionen.$D$2];[.E137]=[$Konventionen.$C$3];[.H137]+[$Konventionen.$D$3]))" office:value-type="string" office:string-value="" calcext:value-type="error">
            <text:p>#NV</text:p>
          </table:table-cell>
          <table:table-cell table:style-name="ce14" table:formula="of:=[.I137]+(([.K137]-[.I137])/3*2)" office:value-type="string" office:string-value="" calcext:value-type="error">
            <text:p>#NV</text:p>
          </table:table-cell>
          <table:table-cell table:style-name="ce14" table:formula="of:=COM.MICROSOFT.IFS([.E137]=[$Konventionen.$C$2];[.I137]+[$Konventionen.$E$2];[.E137]=[$Konventionen.$C$3];[.I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7]);#NULL!;WEEKNUM([.L137];21))" office:value-type="string" office:string-value="" calcext:value-type="error">
            <text:p>#NULL!</text:p>
          </table:table-cell>
          <table:table-cell table:style-name="ce47" table:formula="of:=IF(AND([.I137]&lt;=[.L137];[.K137]&gt;=[.L137]);IF([.J137]&lt;=[.L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8]);#NULL!;IF(ISBLANK([.H138]);ORG.OPENOFFICE.YEARS([.C138];TODAY();0);ORG.OPENOFFICE.YEARS([.C138];[.H1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8]);;WEEKNUM([.F138];21))" office:value-type="float" office:value="0" calcext:value-type="float">
            <text:p>0</text:p>
          </table:table-cell>
          <table:table-cell/>
          <table:table-cell table:style-name="ce14" table:formula="of:=IF(ISBLANK([.H138]);COM.MICROSOFT.IFS([.E138]=[$Konventionen.$C$2];[.F138]+[$Konventionen.$D$2];[.E138]=[$Konventionen.$C$3];[.F138]+[$Konventionen.$D$3]); COM.MICROSOFT.IFS([.E138]=[$Konventionen.$C$2];[.H138]+[$Konventionen.$D$2];[.E138]=[$Konventionen.$C$3];[.H138]+[$Konventionen.$D$3]))" office:value-type="string" office:string-value="" calcext:value-type="error">
            <text:p>#NV</text:p>
          </table:table-cell>
          <table:table-cell table:style-name="ce14" table:formula="of:=[.I138]+(([.K138]-[.I138])/3*2)" office:value-type="string" office:string-value="" calcext:value-type="error">
            <text:p>#NV</text:p>
          </table:table-cell>
          <table:table-cell table:style-name="ce14" table:formula="of:=COM.MICROSOFT.IFS([.E138]=[$Konventionen.$C$2];[.I138]+[$Konventionen.$E$2];[.E138]=[$Konventionen.$C$3];[.I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8]);#NULL!;WEEKNUM([.L138];21))" office:value-type="string" office:string-value="" calcext:value-type="error">
            <text:p>#NULL!</text:p>
          </table:table-cell>
          <table:table-cell table:style-name="ce47" table:formula="of:=IF(AND([.I138]&lt;=[.L138];[.K138]&gt;=[.L138]);IF([.J138]&lt;=[.L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9]);#NULL!;IF(ISBLANK([.H139]);ORG.OPENOFFICE.YEARS([.C139];TODAY();0);ORG.OPENOFFICE.YEARS([.C139];[.H1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9]);;WEEKNUM([.F139];21))" office:value-type="float" office:value="0" calcext:value-type="float">
            <text:p>0</text:p>
          </table:table-cell>
          <table:table-cell/>
          <table:table-cell table:style-name="ce14" table:formula="of:=IF(ISBLANK([.H139]);COM.MICROSOFT.IFS([.E139]=[$Konventionen.$C$2];[.F139]+[$Konventionen.$D$2];[.E139]=[$Konventionen.$C$3];[.F139]+[$Konventionen.$D$3]); COM.MICROSOFT.IFS([.E139]=[$Konventionen.$C$2];[.H139]+[$Konventionen.$D$2];[.E139]=[$Konventionen.$C$3];[.H139]+[$Konventionen.$D$3]))" office:value-type="string" office:string-value="" calcext:value-type="error">
            <text:p>#NV</text:p>
          </table:table-cell>
          <table:table-cell table:style-name="ce14" table:formula="of:=[.I139]+(([.K139]-[.I139])/3*2)" office:value-type="string" office:string-value="" calcext:value-type="error">
            <text:p>#NV</text:p>
          </table:table-cell>
          <table:table-cell table:style-name="ce14" table:formula="of:=COM.MICROSOFT.IFS([.E139]=[$Konventionen.$C$2];[.I139]+[$Konventionen.$E$2];[.E139]=[$Konventionen.$C$3];[.I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9]);#NULL!;WEEKNUM([.L139];21))" office:value-type="string" office:string-value="" calcext:value-type="error">
            <text:p>#NULL!</text:p>
          </table:table-cell>
          <table:table-cell table:style-name="ce47" table:formula="of:=IF(AND([.I139]&lt;=[.L139];[.K139]&gt;=[.L139]);IF([.J139]&lt;=[.L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0]);#NULL!;IF(ISBLANK([.H140]);ORG.OPENOFFICE.YEARS([.C140];TODAY();0);ORG.OPENOFFICE.YEARS([.C140];[.H1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0]);;WEEKNUM([.F140];21))" office:value-type="float" office:value="0" calcext:value-type="float">
            <text:p>0</text:p>
          </table:table-cell>
          <table:table-cell/>
          <table:table-cell table:style-name="ce14" table:formula="of:=IF(ISBLANK([.H140]);COM.MICROSOFT.IFS([.E140]=[$Konventionen.$C$2];[.F140]+[$Konventionen.$D$2];[.E140]=[$Konventionen.$C$3];[.F140]+[$Konventionen.$D$3]); COM.MICROSOFT.IFS([.E140]=[$Konventionen.$C$2];[.H140]+[$Konventionen.$D$2];[.E140]=[$Konventionen.$C$3];[.H140]+[$Konventionen.$D$3]))" office:value-type="string" office:string-value="" calcext:value-type="error">
            <text:p>#NV</text:p>
          </table:table-cell>
          <table:table-cell table:style-name="ce14" table:formula="of:=[.I140]+(([.K140]-[.I140])/3*2)" office:value-type="string" office:string-value="" calcext:value-type="error">
            <text:p>#NV</text:p>
          </table:table-cell>
          <table:table-cell table:style-name="ce14" table:formula="of:=COM.MICROSOFT.IFS([.E140]=[$Konventionen.$C$2];[.I140]+[$Konventionen.$E$2];[.E140]=[$Konventionen.$C$3];[.I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0]);#NULL!;WEEKNUM([.L140];21))" office:value-type="string" office:string-value="" calcext:value-type="error">
            <text:p>#NULL!</text:p>
          </table:table-cell>
          <table:table-cell table:style-name="ce47" table:formula="of:=IF(AND([.I140]&lt;=[.L140];[.K140]&gt;=[.L140]);IF([.J140]&lt;=[.L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1]);#NULL!;IF(ISBLANK([.H141]);ORG.OPENOFFICE.YEARS([.C141];TODAY();0);ORG.OPENOFFICE.YEARS([.C141];[.H1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1]);;WEEKNUM([.F141];21))" office:value-type="float" office:value="0" calcext:value-type="float">
            <text:p>0</text:p>
          </table:table-cell>
          <table:table-cell/>
          <table:table-cell table:style-name="ce14" table:formula="of:=IF(ISBLANK([.H141]);COM.MICROSOFT.IFS([.E141]=[$Konventionen.$C$2];[.F141]+[$Konventionen.$D$2];[.E141]=[$Konventionen.$C$3];[.F141]+[$Konventionen.$D$3]); COM.MICROSOFT.IFS([.E141]=[$Konventionen.$C$2];[.H141]+[$Konventionen.$D$2];[.E141]=[$Konventionen.$C$3];[.H141]+[$Konventionen.$D$3]))" office:value-type="string" office:string-value="" calcext:value-type="error">
            <text:p>#NV</text:p>
          </table:table-cell>
          <table:table-cell table:style-name="ce14" table:formula="of:=[.I141]+(([.K141]-[.I141])/3*2)" office:value-type="string" office:string-value="" calcext:value-type="error">
            <text:p>#NV</text:p>
          </table:table-cell>
          <table:table-cell table:style-name="ce14" table:formula="of:=COM.MICROSOFT.IFS([.E141]=[$Konventionen.$C$2];[.I141]+[$Konventionen.$E$2];[.E141]=[$Konventionen.$C$3];[.I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1]);#NULL!;WEEKNUM([.L141];21))" office:value-type="string" office:string-value="" calcext:value-type="error">
            <text:p>#NULL!</text:p>
          </table:table-cell>
          <table:table-cell table:style-name="ce47" table:formula="of:=IF(AND([.I141]&lt;=[.L141];[.K141]&gt;=[.L141]);IF([.J141]&lt;=[.L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2]);#NULL!;IF(ISBLANK([.H142]);ORG.OPENOFFICE.YEARS([.C142];TODAY();0);ORG.OPENOFFICE.YEARS([.C142];[.H1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2]);;WEEKNUM([.F142];21))" office:value-type="float" office:value="0" calcext:value-type="float">
            <text:p>0</text:p>
          </table:table-cell>
          <table:table-cell/>
          <table:table-cell table:style-name="ce14" table:formula="of:=IF(ISBLANK([.H142]);COM.MICROSOFT.IFS([.E142]=[$Konventionen.$C$2];[.F142]+[$Konventionen.$D$2];[.E142]=[$Konventionen.$C$3];[.F142]+[$Konventionen.$D$3]); COM.MICROSOFT.IFS([.E142]=[$Konventionen.$C$2];[.H142]+[$Konventionen.$D$2];[.E142]=[$Konventionen.$C$3];[.H142]+[$Konventionen.$D$3]))" office:value-type="string" office:string-value="" calcext:value-type="error">
            <text:p>#NV</text:p>
          </table:table-cell>
          <table:table-cell table:style-name="ce14" table:formula="of:=[.I142]+(([.K142]-[.I142])/3*2)" office:value-type="string" office:string-value="" calcext:value-type="error">
            <text:p>#NV</text:p>
          </table:table-cell>
          <table:table-cell table:style-name="ce14" table:formula="of:=COM.MICROSOFT.IFS([.E142]=[$Konventionen.$C$2];[.I142]+[$Konventionen.$E$2];[.E142]=[$Konventionen.$C$3];[.I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2]);#NULL!;WEEKNUM([.L142];21))" office:value-type="string" office:string-value="" calcext:value-type="error">
            <text:p>#NULL!</text:p>
          </table:table-cell>
          <table:table-cell table:style-name="ce47" table:formula="of:=IF(AND([.I142]&lt;=[.L142];[.K142]&gt;=[.L142]);IF([.J142]&lt;=[.L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3]);#NULL!;IF(ISBLANK([.H143]);ORG.OPENOFFICE.YEARS([.C143];TODAY();0);ORG.OPENOFFICE.YEARS([.C143];[.H1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3]);;WEEKNUM([.F143];21))" office:value-type="float" office:value="0" calcext:value-type="float">
            <text:p>0</text:p>
          </table:table-cell>
          <table:table-cell/>
          <table:table-cell table:style-name="ce14" table:formula="of:=IF(ISBLANK([.H143]);COM.MICROSOFT.IFS([.E143]=[$Konventionen.$C$2];[.F143]+[$Konventionen.$D$2];[.E143]=[$Konventionen.$C$3];[.F143]+[$Konventionen.$D$3]); COM.MICROSOFT.IFS([.E143]=[$Konventionen.$C$2];[.H143]+[$Konventionen.$D$2];[.E143]=[$Konventionen.$C$3];[.H143]+[$Konventionen.$D$3]))" office:value-type="string" office:string-value="" calcext:value-type="error">
            <text:p>#NV</text:p>
          </table:table-cell>
          <table:table-cell table:style-name="ce14" table:formula="of:=[.I143]+(([.K143]-[.I143])/3*2)" office:value-type="string" office:string-value="" calcext:value-type="error">
            <text:p>#NV</text:p>
          </table:table-cell>
          <table:table-cell table:style-name="ce14" table:formula="of:=COM.MICROSOFT.IFS([.E143]=[$Konventionen.$C$2];[.I143]+[$Konventionen.$E$2];[.E143]=[$Konventionen.$C$3];[.I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3]);#NULL!;WEEKNUM([.L143];21))" office:value-type="string" office:string-value="" calcext:value-type="error">
            <text:p>#NULL!</text:p>
          </table:table-cell>
          <table:table-cell table:style-name="ce47" table:formula="of:=IF(AND([.I143]&lt;=[.L143];[.K143]&gt;=[.L143]);IF([.J143]&lt;=[.L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4]);#NULL!;IF(ISBLANK([.H144]);ORG.OPENOFFICE.YEARS([.C144];TODAY();0);ORG.OPENOFFICE.YEARS([.C144];[.H1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4]);;WEEKNUM([.F144];21))" office:value-type="float" office:value="0" calcext:value-type="float">
            <text:p>0</text:p>
          </table:table-cell>
          <table:table-cell/>
          <table:table-cell table:style-name="ce14" table:formula="of:=IF(ISBLANK([.H144]);COM.MICROSOFT.IFS([.E144]=[$Konventionen.$C$2];[.F144]+[$Konventionen.$D$2];[.E144]=[$Konventionen.$C$3];[.F144]+[$Konventionen.$D$3]); COM.MICROSOFT.IFS([.E144]=[$Konventionen.$C$2];[.H144]+[$Konventionen.$D$2];[.E144]=[$Konventionen.$C$3];[.H144]+[$Konventionen.$D$3]))" office:value-type="string" office:string-value="" calcext:value-type="error">
            <text:p>#NV</text:p>
          </table:table-cell>
          <table:table-cell table:style-name="ce14" table:formula="of:=[.I144]+(([.K144]-[.I144])/3*2)" office:value-type="string" office:string-value="" calcext:value-type="error">
            <text:p>#NV</text:p>
          </table:table-cell>
          <table:table-cell table:style-name="ce14" table:formula="of:=COM.MICROSOFT.IFS([.E144]=[$Konventionen.$C$2];[.I144]+[$Konventionen.$E$2];[.E144]=[$Konventionen.$C$3];[.I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4]);#NULL!;WEEKNUM([.L144];21))" office:value-type="string" office:string-value="" calcext:value-type="error">
            <text:p>#NULL!</text:p>
          </table:table-cell>
          <table:table-cell table:style-name="ce47" table:formula="of:=IF(AND([.I144]&lt;=[.L144];[.K144]&gt;=[.L144]);IF([.J144]&lt;=[.L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5]);#NULL!;IF(ISBLANK([.H145]);ORG.OPENOFFICE.YEARS([.C145];TODAY();0);ORG.OPENOFFICE.YEARS([.C145];[.H1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5]);;WEEKNUM([.F145];21))" office:value-type="float" office:value="0" calcext:value-type="float">
            <text:p>0</text:p>
          </table:table-cell>
          <table:table-cell/>
          <table:table-cell table:style-name="ce14" table:formula="of:=IF(ISBLANK([.H145]);COM.MICROSOFT.IFS([.E145]=[$Konventionen.$C$2];[.F145]+[$Konventionen.$D$2];[.E145]=[$Konventionen.$C$3];[.F145]+[$Konventionen.$D$3]); COM.MICROSOFT.IFS([.E145]=[$Konventionen.$C$2];[.H145]+[$Konventionen.$D$2];[.E145]=[$Konventionen.$C$3];[.H145]+[$Konventionen.$D$3]))" office:value-type="string" office:string-value="" calcext:value-type="error">
            <text:p>#NV</text:p>
          </table:table-cell>
          <table:table-cell table:style-name="ce14" table:formula="of:=[.I145]+(([.K145]-[.I145])/3*2)" office:value-type="string" office:string-value="" calcext:value-type="error">
            <text:p>#NV</text:p>
          </table:table-cell>
          <table:table-cell table:style-name="ce14" table:formula="of:=COM.MICROSOFT.IFS([.E145]=[$Konventionen.$C$2];[.I145]+[$Konventionen.$E$2];[.E145]=[$Konventionen.$C$3];[.I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5]);#NULL!;WEEKNUM([.L145];21))" office:value-type="string" office:string-value="" calcext:value-type="error">
            <text:p>#NULL!</text:p>
          </table:table-cell>
          <table:table-cell table:style-name="ce47" table:formula="of:=IF(AND([.I145]&lt;=[.L145];[.K145]&gt;=[.L145]);IF([.J145]&lt;=[.L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6]);#NULL!;IF(ISBLANK([.H146]);ORG.OPENOFFICE.YEARS([.C146];TODAY();0);ORG.OPENOFFICE.YEARS([.C146];[.H1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6]);;WEEKNUM([.F146];21))" office:value-type="float" office:value="0" calcext:value-type="float">
            <text:p>0</text:p>
          </table:table-cell>
          <table:table-cell/>
          <table:table-cell table:style-name="ce14" table:formula="of:=IF(ISBLANK([.H146]);COM.MICROSOFT.IFS([.E146]=[$Konventionen.$C$2];[.F146]+[$Konventionen.$D$2];[.E146]=[$Konventionen.$C$3];[.F146]+[$Konventionen.$D$3]); COM.MICROSOFT.IFS([.E146]=[$Konventionen.$C$2];[.H146]+[$Konventionen.$D$2];[.E146]=[$Konventionen.$C$3];[.H146]+[$Konventionen.$D$3]))" office:value-type="string" office:string-value="" calcext:value-type="error">
            <text:p>#NV</text:p>
          </table:table-cell>
          <table:table-cell table:style-name="ce14" table:formula="of:=[.I146]+(([.K146]-[.I146])/3*2)" office:value-type="string" office:string-value="" calcext:value-type="error">
            <text:p>#NV</text:p>
          </table:table-cell>
          <table:table-cell table:style-name="ce14" table:formula="of:=COM.MICROSOFT.IFS([.E146]=[$Konventionen.$C$2];[.I146]+[$Konventionen.$E$2];[.E146]=[$Konventionen.$C$3];[.I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6]);#NULL!;WEEKNUM([.L146];21))" office:value-type="string" office:string-value="" calcext:value-type="error">
            <text:p>#NULL!</text:p>
          </table:table-cell>
          <table:table-cell table:style-name="ce47" table:formula="of:=IF(AND([.I146]&lt;=[.L146];[.K146]&gt;=[.L146]);IF([.J146]&lt;=[.L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7]);#NULL!;IF(ISBLANK([.H147]);ORG.OPENOFFICE.YEARS([.C147];TODAY();0);ORG.OPENOFFICE.YEARS([.C147];[.H1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7]);;WEEKNUM([.F147];21))" office:value-type="float" office:value="0" calcext:value-type="float">
            <text:p>0</text:p>
          </table:table-cell>
          <table:table-cell/>
          <table:table-cell table:style-name="ce14" table:formula="of:=IF(ISBLANK([.H147]);COM.MICROSOFT.IFS([.E147]=[$Konventionen.$C$2];[.F147]+[$Konventionen.$D$2];[.E147]=[$Konventionen.$C$3];[.F147]+[$Konventionen.$D$3]); COM.MICROSOFT.IFS([.E147]=[$Konventionen.$C$2];[.H147]+[$Konventionen.$D$2];[.E147]=[$Konventionen.$C$3];[.H147]+[$Konventionen.$D$3]))" office:value-type="string" office:string-value="" calcext:value-type="error">
            <text:p>#NV</text:p>
          </table:table-cell>
          <table:table-cell table:style-name="ce14" table:formula="of:=[.I147]+(([.K147]-[.I147])/3*2)" office:value-type="string" office:string-value="" calcext:value-type="error">
            <text:p>#NV</text:p>
          </table:table-cell>
          <table:table-cell table:style-name="ce14" table:formula="of:=COM.MICROSOFT.IFS([.E147]=[$Konventionen.$C$2];[.I147]+[$Konventionen.$E$2];[.E147]=[$Konventionen.$C$3];[.I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7]);#NULL!;WEEKNUM([.L147];21))" office:value-type="string" office:string-value="" calcext:value-type="error">
            <text:p>#NULL!</text:p>
          </table:table-cell>
          <table:table-cell table:style-name="ce47" table:formula="of:=IF(AND([.I147]&lt;=[.L147];[.K147]&gt;=[.L147]);IF([.J147]&lt;=[.L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8]);#NULL!;IF(ISBLANK([.H148]);ORG.OPENOFFICE.YEARS([.C148];TODAY();0);ORG.OPENOFFICE.YEARS([.C148];[.H1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8]);;WEEKNUM([.F148];21))" office:value-type="float" office:value="0" calcext:value-type="float">
            <text:p>0</text:p>
          </table:table-cell>
          <table:table-cell/>
          <table:table-cell table:style-name="ce14" table:formula="of:=IF(ISBLANK([.H148]);COM.MICROSOFT.IFS([.E148]=[$Konventionen.$C$2];[.F148]+[$Konventionen.$D$2];[.E148]=[$Konventionen.$C$3];[.F148]+[$Konventionen.$D$3]); COM.MICROSOFT.IFS([.E148]=[$Konventionen.$C$2];[.H148]+[$Konventionen.$D$2];[.E148]=[$Konventionen.$C$3];[.H148]+[$Konventionen.$D$3]))" office:value-type="string" office:string-value="" calcext:value-type="error">
            <text:p>#NV</text:p>
          </table:table-cell>
          <table:table-cell table:style-name="ce14" table:formula="of:=[.I148]+(([.K148]-[.I148])/3*2)" office:value-type="string" office:string-value="" calcext:value-type="error">
            <text:p>#NV</text:p>
          </table:table-cell>
          <table:table-cell table:style-name="ce14" table:formula="of:=COM.MICROSOFT.IFS([.E148]=[$Konventionen.$C$2];[.I148]+[$Konventionen.$E$2];[.E148]=[$Konventionen.$C$3];[.I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8]);#NULL!;WEEKNUM([.L148];21))" office:value-type="string" office:string-value="" calcext:value-type="error">
            <text:p>#NULL!</text:p>
          </table:table-cell>
          <table:table-cell table:style-name="ce47" table:formula="of:=IF(AND([.I148]&lt;=[.L148];[.K148]&gt;=[.L148]);IF([.J148]&lt;=[.L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9]);#NULL!;IF(ISBLANK([.H149]);ORG.OPENOFFICE.YEARS([.C149];TODAY();0);ORG.OPENOFFICE.YEARS([.C149];[.H1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9]);;WEEKNUM([.F149];21))" office:value-type="float" office:value="0" calcext:value-type="float">
            <text:p>0</text:p>
          </table:table-cell>
          <table:table-cell/>
          <table:table-cell table:style-name="ce14" table:formula="of:=IF(ISBLANK([.H149]);COM.MICROSOFT.IFS([.E149]=[$Konventionen.$C$2];[.F149]+[$Konventionen.$D$2];[.E149]=[$Konventionen.$C$3];[.F149]+[$Konventionen.$D$3]); COM.MICROSOFT.IFS([.E149]=[$Konventionen.$C$2];[.H149]+[$Konventionen.$D$2];[.E149]=[$Konventionen.$C$3];[.H149]+[$Konventionen.$D$3]))" office:value-type="string" office:string-value="" calcext:value-type="error">
            <text:p>#NV</text:p>
          </table:table-cell>
          <table:table-cell table:style-name="ce14" table:formula="of:=[.I149]+(([.K149]-[.I149])/3*2)" office:value-type="string" office:string-value="" calcext:value-type="error">
            <text:p>#NV</text:p>
          </table:table-cell>
          <table:table-cell table:style-name="ce14" table:formula="of:=COM.MICROSOFT.IFS([.E149]=[$Konventionen.$C$2];[.I149]+[$Konventionen.$E$2];[.E149]=[$Konventionen.$C$3];[.I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9]);#NULL!;WEEKNUM([.L149];21))" office:value-type="string" office:string-value="" calcext:value-type="error">
            <text:p>#NULL!</text:p>
          </table:table-cell>
          <table:table-cell table:style-name="ce47" table:formula="of:=IF(AND([.I149]&lt;=[.L149];[.K149]&gt;=[.L149]);IF([.J149]&lt;=[.L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0]);#NULL!;IF(ISBLANK([.H150]);ORG.OPENOFFICE.YEARS([.C150];TODAY();0);ORG.OPENOFFICE.YEARS([.C150];[.H1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0]);;WEEKNUM([.F150];21))" office:value-type="float" office:value="0" calcext:value-type="float">
            <text:p>0</text:p>
          </table:table-cell>
          <table:table-cell/>
          <table:table-cell table:style-name="ce14" table:formula="of:=IF(ISBLANK([.H150]);COM.MICROSOFT.IFS([.E150]=[$Konventionen.$C$2];[.F150]+[$Konventionen.$D$2];[.E150]=[$Konventionen.$C$3];[.F150]+[$Konventionen.$D$3]); COM.MICROSOFT.IFS([.E150]=[$Konventionen.$C$2];[.H150]+[$Konventionen.$D$2];[.E150]=[$Konventionen.$C$3];[.H150]+[$Konventionen.$D$3]))" office:value-type="string" office:string-value="" calcext:value-type="error">
            <text:p>#NV</text:p>
          </table:table-cell>
          <table:table-cell table:style-name="ce14" table:formula="of:=[.I150]+(([.K150]-[.I150])/3*2)" office:value-type="string" office:string-value="" calcext:value-type="error">
            <text:p>#NV</text:p>
          </table:table-cell>
          <table:table-cell table:style-name="ce14" table:formula="of:=COM.MICROSOFT.IFS([.E150]=[$Konventionen.$C$2];[.I150]+[$Konventionen.$E$2];[.E150]=[$Konventionen.$C$3];[.I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0]);#NULL!;WEEKNUM([.L150];21))" office:value-type="string" office:string-value="" calcext:value-type="error">
            <text:p>#NULL!</text:p>
          </table:table-cell>
          <table:table-cell table:style-name="ce47" table:formula="of:=IF(AND([.I150]&lt;=[.L150];[.K150]&gt;=[.L150]);IF([.J150]&lt;=[.L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1]);#NULL!;IF(ISBLANK([.H151]);ORG.OPENOFFICE.YEARS([.C151];TODAY();0);ORG.OPENOFFICE.YEARS([.C151];[.H1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1]);;WEEKNUM([.F151];21))" office:value-type="float" office:value="0" calcext:value-type="float">
            <text:p>0</text:p>
          </table:table-cell>
          <table:table-cell/>
          <table:table-cell table:style-name="ce14" table:formula="of:=IF(ISBLANK([.H151]);COM.MICROSOFT.IFS([.E151]=[$Konventionen.$C$2];[.F151]+[$Konventionen.$D$2];[.E151]=[$Konventionen.$C$3];[.F151]+[$Konventionen.$D$3]); COM.MICROSOFT.IFS([.E151]=[$Konventionen.$C$2];[.H151]+[$Konventionen.$D$2];[.E151]=[$Konventionen.$C$3];[.H151]+[$Konventionen.$D$3]))" office:value-type="string" office:string-value="" calcext:value-type="error">
            <text:p>#NV</text:p>
          </table:table-cell>
          <table:table-cell table:style-name="ce14" table:formula="of:=[.I151]+(([.K151]-[.I151])/3*2)" office:value-type="string" office:string-value="" calcext:value-type="error">
            <text:p>#NV</text:p>
          </table:table-cell>
          <table:table-cell table:style-name="ce14" table:formula="of:=COM.MICROSOFT.IFS([.E151]=[$Konventionen.$C$2];[.I151]+[$Konventionen.$E$2];[.E151]=[$Konventionen.$C$3];[.I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1]);#NULL!;WEEKNUM([.L151];21))" office:value-type="string" office:string-value="" calcext:value-type="error">
            <text:p>#NULL!</text:p>
          </table:table-cell>
          <table:table-cell table:style-name="ce47" table:formula="of:=IF(AND([.I151]&lt;=[.L151];[.K151]&gt;=[.L151]);IF([.J151]&lt;=[.L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2]);#NULL!;IF(ISBLANK([.H152]);ORG.OPENOFFICE.YEARS([.C152];TODAY();0);ORG.OPENOFFICE.YEARS([.C152];[.H1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2]);;WEEKNUM([.F152];21))" office:value-type="float" office:value="0" calcext:value-type="float">
            <text:p>0</text:p>
          </table:table-cell>
          <table:table-cell/>
          <table:table-cell table:style-name="ce14" table:formula="of:=IF(ISBLANK([.H152]);COM.MICROSOFT.IFS([.E152]=[$Konventionen.$C$2];[.F152]+[$Konventionen.$D$2];[.E152]=[$Konventionen.$C$3];[.F152]+[$Konventionen.$D$3]); COM.MICROSOFT.IFS([.E152]=[$Konventionen.$C$2];[.H152]+[$Konventionen.$D$2];[.E152]=[$Konventionen.$C$3];[.H152]+[$Konventionen.$D$3]))" office:value-type="string" office:string-value="" calcext:value-type="error">
            <text:p>#NV</text:p>
          </table:table-cell>
          <table:table-cell table:style-name="ce14" table:formula="of:=[.I152]+(([.K152]-[.I152])/3*2)" office:value-type="string" office:string-value="" calcext:value-type="error">
            <text:p>#NV</text:p>
          </table:table-cell>
          <table:table-cell table:style-name="ce14" table:formula="of:=COM.MICROSOFT.IFS([.E152]=[$Konventionen.$C$2];[.I152]+[$Konventionen.$E$2];[.E152]=[$Konventionen.$C$3];[.I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2]);#NULL!;WEEKNUM([.L152];21))" office:value-type="string" office:string-value="" calcext:value-type="error">
            <text:p>#NULL!</text:p>
          </table:table-cell>
          <table:table-cell table:style-name="ce47" table:formula="of:=IF(AND([.I152]&lt;=[.L152];[.K152]&gt;=[.L152]);IF([.J152]&lt;=[.L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3]);#NULL!;IF(ISBLANK([.H153]);ORG.OPENOFFICE.YEARS([.C153];TODAY();0);ORG.OPENOFFICE.YEARS([.C153];[.H1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3]);;WEEKNUM([.F153];21))" office:value-type="float" office:value="0" calcext:value-type="float">
            <text:p>0</text:p>
          </table:table-cell>
          <table:table-cell/>
          <table:table-cell table:style-name="ce14" table:formula="of:=IF(ISBLANK([.H153]);COM.MICROSOFT.IFS([.E153]=[$Konventionen.$C$2];[.F153]+[$Konventionen.$D$2];[.E153]=[$Konventionen.$C$3];[.F153]+[$Konventionen.$D$3]); COM.MICROSOFT.IFS([.E153]=[$Konventionen.$C$2];[.H153]+[$Konventionen.$D$2];[.E153]=[$Konventionen.$C$3];[.H153]+[$Konventionen.$D$3]))" office:value-type="string" office:string-value="" calcext:value-type="error">
            <text:p>#NV</text:p>
          </table:table-cell>
          <table:table-cell table:style-name="ce14" table:formula="of:=[.I153]+(([.K153]-[.I153])/3*2)" office:value-type="string" office:string-value="" calcext:value-type="error">
            <text:p>#NV</text:p>
          </table:table-cell>
          <table:table-cell table:style-name="ce14" table:formula="of:=COM.MICROSOFT.IFS([.E153]=[$Konventionen.$C$2];[.I153]+[$Konventionen.$E$2];[.E153]=[$Konventionen.$C$3];[.I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3]);#NULL!;WEEKNUM([.L153];21))" office:value-type="string" office:string-value="" calcext:value-type="error">
            <text:p>#NULL!</text:p>
          </table:table-cell>
          <table:table-cell table:style-name="ce47" table:formula="of:=IF(AND([.I153]&lt;=[.L153];[.K153]&gt;=[.L153]);IF([.J153]&lt;=[.L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4]);#NULL!;IF(ISBLANK([.H154]);ORG.OPENOFFICE.YEARS([.C154];TODAY();0);ORG.OPENOFFICE.YEARS([.C154];[.H1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4]);;WEEKNUM([.F154];21))" office:value-type="float" office:value="0" calcext:value-type="float">
            <text:p>0</text:p>
          </table:table-cell>
          <table:table-cell/>
          <table:table-cell table:style-name="ce14" table:formula="of:=IF(ISBLANK([.H154]);COM.MICROSOFT.IFS([.E154]=[$Konventionen.$C$2];[.F154]+[$Konventionen.$D$2];[.E154]=[$Konventionen.$C$3];[.F154]+[$Konventionen.$D$3]); COM.MICROSOFT.IFS([.E154]=[$Konventionen.$C$2];[.H154]+[$Konventionen.$D$2];[.E154]=[$Konventionen.$C$3];[.H154]+[$Konventionen.$D$3]))" office:value-type="string" office:string-value="" calcext:value-type="error">
            <text:p>#NV</text:p>
          </table:table-cell>
          <table:table-cell table:style-name="ce14" table:formula="of:=[.I154]+(([.K154]-[.I154])/3*2)" office:value-type="string" office:string-value="" calcext:value-type="error">
            <text:p>#NV</text:p>
          </table:table-cell>
          <table:table-cell table:style-name="ce14" table:formula="of:=COM.MICROSOFT.IFS([.E154]=[$Konventionen.$C$2];[.I154]+[$Konventionen.$E$2];[.E154]=[$Konventionen.$C$3];[.I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4]);#NULL!;WEEKNUM([.L154];21))" office:value-type="string" office:string-value="" calcext:value-type="error">
            <text:p>#NULL!</text:p>
          </table:table-cell>
          <table:table-cell table:style-name="ce47" table:formula="of:=IF(AND([.I154]&lt;=[.L154];[.K154]&gt;=[.L154]);IF([.J154]&lt;=[.L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5]);#NULL!;IF(ISBLANK([.H155]);ORG.OPENOFFICE.YEARS([.C155];TODAY();0);ORG.OPENOFFICE.YEARS([.C155];[.H1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5]);;WEEKNUM([.F155];21))" office:value-type="float" office:value="0" calcext:value-type="float">
            <text:p>0</text:p>
          </table:table-cell>
          <table:table-cell/>
          <table:table-cell table:style-name="ce14" table:formula="of:=IF(ISBLANK([.H155]);COM.MICROSOFT.IFS([.E155]=[$Konventionen.$C$2];[.F155]+[$Konventionen.$D$2];[.E155]=[$Konventionen.$C$3];[.F155]+[$Konventionen.$D$3]); COM.MICROSOFT.IFS([.E155]=[$Konventionen.$C$2];[.H155]+[$Konventionen.$D$2];[.E155]=[$Konventionen.$C$3];[.H155]+[$Konventionen.$D$3]))" office:value-type="string" office:string-value="" calcext:value-type="error">
            <text:p>#NV</text:p>
          </table:table-cell>
          <table:table-cell table:style-name="ce14" table:formula="of:=[.I155]+(([.K155]-[.I155])/3*2)" office:value-type="string" office:string-value="" calcext:value-type="error">
            <text:p>#NV</text:p>
          </table:table-cell>
          <table:table-cell table:style-name="ce14" table:formula="of:=COM.MICROSOFT.IFS([.E155]=[$Konventionen.$C$2];[.I155]+[$Konventionen.$E$2];[.E155]=[$Konventionen.$C$3];[.I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5]);#NULL!;WEEKNUM([.L155];21))" office:value-type="string" office:string-value="" calcext:value-type="error">
            <text:p>#NULL!</text:p>
          </table:table-cell>
          <table:table-cell table:style-name="ce47" table:formula="of:=IF(AND([.I155]&lt;=[.L155];[.K155]&gt;=[.L155]);IF([.J155]&lt;=[.L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6]);#NULL!;IF(ISBLANK([.H156]);ORG.OPENOFFICE.YEARS([.C156];TODAY();0);ORG.OPENOFFICE.YEARS([.C156];[.H1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6]);;WEEKNUM([.F156];21))" office:value-type="float" office:value="0" calcext:value-type="float">
            <text:p>0</text:p>
          </table:table-cell>
          <table:table-cell/>
          <table:table-cell table:style-name="ce14" table:formula="of:=IF(ISBLANK([.H156]);COM.MICROSOFT.IFS([.E156]=[$Konventionen.$C$2];[.F156]+[$Konventionen.$D$2];[.E156]=[$Konventionen.$C$3];[.F156]+[$Konventionen.$D$3]); COM.MICROSOFT.IFS([.E156]=[$Konventionen.$C$2];[.H156]+[$Konventionen.$D$2];[.E156]=[$Konventionen.$C$3];[.H156]+[$Konventionen.$D$3]))" office:value-type="string" office:string-value="" calcext:value-type="error">
            <text:p>#NV</text:p>
          </table:table-cell>
          <table:table-cell table:style-name="ce14" table:formula="of:=[.I156]+(([.K156]-[.I156])/3*2)" office:value-type="string" office:string-value="" calcext:value-type="error">
            <text:p>#NV</text:p>
          </table:table-cell>
          <table:table-cell table:style-name="ce14" table:formula="of:=COM.MICROSOFT.IFS([.E156]=[$Konventionen.$C$2];[.I156]+[$Konventionen.$E$2];[.E156]=[$Konventionen.$C$3];[.I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6]);#NULL!;WEEKNUM([.L156];21))" office:value-type="string" office:string-value="" calcext:value-type="error">
            <text:p>#NULL!</text:p>
          </table:table-cell>
          <table:table-cell table:style-name="ce47" table:formula="of:=IF(AND([.I156]&lt;=[.L156];[.K156]&gt;=[.L156]);IF([.J156]&lt;=[.L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7]);#NULL!;IF(ISBLANK([.H157]);ORG.OPENOFFICE.YEARS([.C157];TODAY();0);ORG.OPENOFFICE.YEARS([.C157];[.H1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7]);;WEEKNUM([.F157];21))" office:value-type="float" office:value="0" calcext:value-type="float">
            <text:p>0</text:p>
          </table:table-cell>
          <table:table-cell/>
          <table:table-cell table:style-name="ce14" table:formula="of:=IF(ISBLANK([.H157]);COM.MICROSOFT.IFS([.E157]=[$Konventionen.$C$2];[.F157]+[$Konventionen.$D$2];[.E157]=[$Konventionen.$C$3];[.F157]+[$Konventionen.$D$3]); COM.MICROSOFT.IFS([.E157]=[$Konventionen.$C$2];[.H157]+[$Konventionen.$D$2];[.E157]=[$Konventionen.$C$3];[.H157]+[$Konventionen.$D$3]))" office:value-type="string" office:string-value="" calcext:value-type="error">
            <text:p>#NV</text:p>
          </table:table-cell>
          <table:table-cell table:style-name="ce14" table:formula="of:=[.I157]+(([.K157]-[.I157])/3*2)" office:value-type="string" office:string-value="" calcext:value-type="error">
            <text:p>#NV</text:p>
          </table:table-cell>
          <table:table-cell table:style-name="ce14" table:formula="of:=COM.MICROSOFT.IFS([.E157]=[$Konventionen.$C$2];[.I157]+[$Konventionen.$E$2];[.E157]=[$Konventionen.$C$3];[.I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7]);#NULL!;WEEKNUM([.L157];21))" office:value-type="string" office:string-value="" calcext:value-type="error">
            <text:p>#NULL!</text:p>
          </table:table-cell>
          <table:table-cell table:style-name="ce47" table:formula="of:=IF(AND([.I157]&lt;=[.L157];[.K157]&gt;=[.L157]);IF([.J157]&lt;=[.L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8]);#NULL!;IF(ISBLANK([.H158]);ORG.OPENOFFICE.YEARS([.C158];TODAY();0);ORG.OPENOFFICE.YEARS([.C158];[.H1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8]);;WEEKNUM([.F158];21))" office:value-type="float" office:value="0" calcext:value-type="float">
            <text:p>0</text:p>
          </table:table-cell>
          <table:table-cell/>
          <table:table-cell table:style-name="ce14" table:formula="of:=IF(ISBLANK([.H158]);COM.MICROSOFT.IFS([.E158]=[$Konventionen.$C$2];[.F158]+[$Konventionen.$D$2];[.E158]=[$Konventionen.$C$3];[.F158]+[$Konventionen.$D$3]); COM.MICROSOFT.IFS([.E158]=[$Konventionen.$C$2];[.H158]+[$Konventionen.$D$2];[.E158]=[$Konventionen.$C$3];[.H158]+[$Konventionen.$D$3]))" office:value-type="string" office:string-value="" calcext:value-type="error">
            <text:p>#NV</text:p>
          </table:table-cell>
          <table:table-cell table:style-name="ce14" table:formula="of:=[.I158]+(([.K158]-[.I158])/3*2)" office:value-type="string" office:string-value="" calcext:value-type="error">
            <text:p>#NV</text:p>
          </table:table-cell>
          <table:table-cell table:style-name="ce14" table:formula="of:=COM.MICROSOFT.IFS([.E158]=[$Konventionen.$C$2];[.I158]+[$Konventionen.$E$2];[.E158]=[$Konventionen.$C$3];[.I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8]);#NULL!;WEEKNUM([.L158];21))" office:value-type="string" office:string-value="" calcext:value-type="error">
            <text:p>#NULL!</text:p>
          </table:table-cell>
          <table:table-cell table:style-name="ce47" table:formula="of:=IF(AND([.I158]&lt;=[.L158];[.K158]&gt;=[.L158]);IF([.J158]&lt;=[.L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9]);#NULL!;IF(ISBLANK([.H159]);ORG.OPENOFFICE.YEARS([.C159];TODAY();0);ORG.OPENOFFICE.YEARS([.C159];[.H1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9]);;WEEKNUM([.F159];21))" office:value-type="float" office:value="0" calcext:value-type="float">
            <text:p>0</text:p>
          </table:table-cell>
          <table:table-cell/>
          <table:table-cell table:style-name="ce14" table:formula="of:=IF(ISBLANK([.H159]);COM.MICROSOFT.IFS([.E159]=[$Konventionen.$C$2];[.F159]+[$Konventionen.$D$2];[.E159]=[$Konventionen.$C$3];[.F159]+[$Konventionen.$D$3]); COM.MICROSOFT.IFS([.E159]=[$Konventionen.$C$2];[.H159]+[$Konventionen.$D$2];[.E159]=[$Konventionen.$C$3];[.H159]+[$Konventionen.$D$3]))" office:value-type="string" office:string-value="" calcext:value-type="error">
            <text:p>#NV</text:p>
          </table:table-cell>
          <table:table-cell table:style-name="ce14" table:formula="of:=[.I159]+(([.K159]-[.I159])/3*2)" office:value-type="string" office:string-value="" calcext:value-type="error">
            <text:p>#NV</text:p>
          </table:table-cell>
          <table:table-cell table:style-name="ce14" table:formula="of:=COM.MICROSOFT.IFS([.E159]=[$Konventionen.$C$2];[.I159]+[$Konventionen.$E$2];[.E159]=[$Konventionen.$C$3];[.I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9]);#NULL!;WEEKNUM([.L159];21))" office:value-type="string" office:string-value="" calcext:value-type="error">
            <text:p>#NULL!</text:p>
          </table:table-cell>
          <table:table-cell table:style-name="ce47" table:formula="of:=IF(AND([.I159]&lt;=[.L159];[.K159]&gt;=[.L159]);IF([.J159]&lt;=[.L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0]);#NULL!;IF(ISBLANK([.H160]);ORG.OPENOFFICE.YEARS([.C160];TODAY();0);ORG.OPENOFFICE.YEARS([.C160];[.H1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0]);;WEEKNUM([.F160];21))" office:value-type="float" office:value="0" calcext:value-type="float">
            <text:p>0</text:p>
          </table:table-cell>
          <table:table-cell/>
          <table:table-cell table:style-name="ce14" table:formula="of:=IF(ISBLANK([.H160]);COM.MICROSOFT.IFS([.E160]=[$Konventionen.$C$2];[.F160]+[$Konventionen.$D$2];[.E160]=[$Konventionen.$C$3];[.F160]+[$Konventionen.$D$3]); COM.MICROSOFT.IFS([.E160]=[$Konventionen.$C$2];[.H160]+[$Konventionen.$D$2];[.E160]=[$Konventionen.$C$3];[.H160]+[$Konventionen.$D$3]))" office:value-type="string" office:string-value="" calcext:value-type="error">
            <text:p>#NV</text:p>
          </table:table-cell>
          <table:table-cell table:style-name="ce14" table:formula="of:=[.I160]+(([.K160]-[.I160])/3*2)" office:value-type="string" office:string-value="" calcext:value-type="error">
            <text:p>#NV</text:p>
          </table:table-cell>
          <table:table-cell table:style-name="ce14" table:formula="of:=COM.MICROSOFT.IFS([.E160]=[$Konventionen.$C$2];[.I160]+[$Konventionen.$E$2];[.E160]=[$Konventionen.$C$3];[.I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0]);#NULL!;WEEKNUM([.L160];21))" office:value-type="string" office:string-value="" calcext:value-type="error">
            <text:p>#NULL!</text:p>
          </table:table-cell>
          <table:table-cell table:style-name="ce47" table:formula="of:=IF(AND([.I160]&lt;=[.L160];[.K160]&gt;=[.L160]);IF([.J160]&lt;=[.L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1]);#NULL!;IF(ISBLANK([.H161]);ORG.OPENOFFICE.YEARS([.C161];TODAY();0);ORG.OPENOFFICE.YEARS([.C161];[.H1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1]);;WEEKNUM([.F161];21))" office:value-type="float" office:value="0" calcext:value-type="float">
            <text:p>0</text:p>
          </table:table-cell>
          <table:table-cell/>
          <table:table-cell table:style-name="ce14" table:formula="of:=IF(ISBLANK([.H161]);COM.MICROSOFT.IFS([.E161]=[$Konventionen.$C$2];[.F161]+[$Konventionen.$D$2];[.E161]=[$Konventionen.$C$3];[.F161]+[$Konventionen.$D$3]); COM.MICROSOFT.IFS([.E161]=[$Konventionen.$C$2];[.H161]+[$Konventionen.$D$2];[.E161]=[$Konventionen.$C$3];[.H161]+[$Konventionen.$D$3]))" office:value-type="string" office:string-value="" calcext:value-type="error">
            <text:p>#NV</text:p>
          </table:table-cell>
          <table:table-cell table:style-name="ce14" table:formula="of:=[.I161]+(([.K161]-[.I161])/3*2)" office:value-type="string" office:string-value="" calcext:value-type="error">
            <text:p>#NV</text:p>
          </table:table-cell>
          <table:table-cell table:style-name="ce14" table:formula="of:=COM.MICROSOFT.IFS([.E161]=[$Konventionen.$C$2];[.I161]+[$Konventionen.$E$2];[.E161]=[$Konventionen.$C$3];[.I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1]);#NULL!;WEEKNUM([.L161];21))" office:value-type="string" office:string-value="" calcext:value-type="error">
            <text:p>#NULL!</text:p>
          </table:table-cell>
          <table:table-cell table:style-name="ce47" table:formula="of:=IF(AND([.I161]&lt;=[.L161];[.K161]&gt;=[.L161]);IF([.J161]&lt;=[.L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2]);#NULL!;IF(ISBLANK([.H162]);ORG.OPENOFFICE.YEARS([.C162];TODAY();0);ORG.OPENOFFICE.YEARS([.C162];[.H1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2]);;WEEKNUM([.F162];21))" office:value-type="float" office:value="0" calcext:value-type="float">
            <text:p>0</text:p>
          </table:table-cell>
          <table:table-cell/>
          <table:table-cell table:style-name="ce14" table:formula="of:=IF(ISBLANK([.H162]);COM.MICROSOFT.IFS([.E162]=[$Konventionen.$C$2];[.F162]+[$Konventionen.$D$2];[.E162]=[$Konventionen.$C$3];[.F162]+[$Konventionen.$D$3]); COM.MICROSOFT.IFS([.E162]=[$Konventionen.$C$2];[.H162]+[$Konventionen.$D$2];[.E162]=[$Konventionen.$C$3];[.H162]+[$Konventionen.$D$3]))" office:value-type="string" office:string-value="" calcext:value-type="error">
            <text:p>#NV</text:p>
          </table:table-cell>
          <table:table-cell table:style-name="ce14" table:formula="of:=[.I162]+(([.K162]-[.I162])/3*2)" office:value-type="string" office:string-value="" calcext:value-type="error">
            <text:p>#NV</text:p>
          </table:table-cell>
          <table:table-cell table:style-name="ce14" table:formula="of:=COM.MICROSOFT.IFS([.E162]=[$Konventionen.$C$2];[.I162]+[$Konventionen.$E$2];[.E162]=[$Konventionen.$C$3];[.I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2]);#NULL!;WEEKNUM([.L162];21))" office:value-type="string" office:string-value="" calcext:value-type="error">
            <text:p>#NULL!</text:p>
          </table:table-cell>
          <table:table-cell table:style-name="ce47" table:formula="of:=IF(AND([.I162]&lt;=[.L162];[.K162]&gt;=[.L162]);IF([.J162]&lt;=[.L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3]);#NULL!;IF(ISBLANK([.H163]);ORG.OPENOFFICE.YEARS([.C163];TODAY();0);ORG.OPENOFFICE.YEARS([.C163];[.H1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3]);;WEEKNUM([.F163];21))" office:value-type="float" office:value="0" calcext:value-type="float">
            <text:p>0</text:p>
          </table:table-cell>
          <table:table-cell/>
          <table:table-cell table:style-name="ce14" table:formula="of:=IF(ISBLANK([.H163]);COM.MICROSOFT.IFS([.E163]=[$Konventionen.$C$2];[.F163]+[$Konventionen.$D$2];[.E163]=[$Konventionen.$C$3];[.F163]+[$Konventionen.$D$3]); COM.MICROSOFT.IFS([.E163]=[$Konventionen.$C$2];[.H163]+[$Konventionen.$D$2];[.E163]=[$Konventionen.$C$3];[.H163]+[$Konventionen.$D$3]))" office:value-type="string" office:string-value="" calcext:value-type="error">
            <text:p>#NV</text:p>
          </table:table-cell>
          <table:table-cell table:style-name="ce14" table:formula="of:=[.I163]+(([.K163]-[.I163])/3*2)" office:value-type="string" office:string-value="" calcext:value-type="error">
            <text:p>#NV</text:p>
          </table:table-cell>
          <table:table-cell table:style-name="ce14" table:formula="of:=COM.MICROSOFT.IFS([.E163]=[$Konventionen.$C$2];[.I163]+[$Konventionen.$E$2];[.E163]=[$Konventionen.$C$3];[.I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3]);#NULL!;WEEKNUM([.L163];21))" office:value-type="string" office:string-value="" calcext:value-type="error">
            <text:p>#NULL!</text:p>
          </table:table-cell>
          <table:table-cell table:style-name="ce47" table:formula="of:=IF(AND([.I163]&lt;=[.L163];[.K163]&gt;=[.L163]);IF([.J163]&lt;=[.L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4]);#NULL!;IF(ISBLANK([.H164]);ORG.OPENOFFICE.YEARS([.C164];TODAY();0);ORG.OPENOFFICE.YEARS([.C164];[.H1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4]);;WEEKNUM([.F164];21))" office:value-type="float" office:value="0" calcext:value-type="float">
            <text:p>0</text:p>
          </table:table-cell>
          <table:table-cell/>
          <table:table-cell table:style-name="ce14" table:formula="of:=IF(ISBLANK([.H164]);COM.MICROSOFT.IFS([.E164]=[$Konventionen.$C$2];[.F164]+[$Konventionen.$D$2];[.E164]=[$Konventionen.$C$3];[.F164]+[$Konventionen.$D$3]); COM.MICROSOFT.IFS([.E164]=[$Konventionen.$C$2];[.H164]+[$Konventionen.$D$2];[.E164]=[$Konventionen.$C$3];[.H164]+[$Konventionen.$D$3]))" office:value-type="string" office:string-value="" calcext:value-type="error">
            <text:p>#NV</text:p>
          </table:table-cell>
          <table:table-cell table:style-name="ce14" table:formula="of:=[.I164]+(([.K164]-[.I164])/3*2)" office:value-type="string" office:string-value="" calcext:value-type="error">
            <text:p>#NV</text:p>
          </table:table-cell>
          <table:table-cell table:style-name="ce14" table:formula="of:=COM.MICROSOFT.IFS([.E164]=[$Konventionen.$C$2];[.I164]+[$Konventionen.$E$2];[.E164]=[$Konventionen.$C$3];[.I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4]);#NULL!;WEEKNUM([.L164];21))" office:value-type="string" office:string-value="" calcext:value-type="error">
            <text:p>#NULL!</text:p>
          </table:table-cell>
          <table:table-cell table:style-name="ce47" table:formula="of:=IF(AND([.I164]&lt;=[.L164];[.K164]&gt;=[.L164]);IF([.J164]&lt;=[.L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5]);#NULL!;IF(ISBLANK([.H165]);ORG.OPENOFFICE.YEARS([.C165];TODAY();0);ORG.OPENOFFICE.YEARS([.C165];[.H1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5]);;WEEKNUM([.F165];21))" office:value-type="float" office:value="0" calcext:value-type="float">
            <text:p>0</text:p>
          </table:table-cell>
          <table:table-cell/>
          <table:table-cell table:style-name="ce14" table:formula="of:=IF(ISBLANK([.H165]);COM.MICROSOFT.IFS([.E165]=[$Konventionen.$C$2];[.F165]+[$Konventionen.$D$2];[.E165]=[$Konventionen.$C$3];[.F165]+[$Konventionen.$D$3]); COM.MICROSOFT.IFS([.E165]=[$Konventionen.$C$2];[.H165]+[$Konventionen.$D$2];[.E165]=[$Konventionen.$C$3];[.H165]+[$Konventionen.$D$3]))" office:value-type="string" office:string-value="" calcext:value-type="error">
            <text:p>#NV</text:p>
          </table:table-cell>
          <table:table-cell table:style-name="ce14" table:formula="of:=[.I165]+(([.K165]-[.I165])/3*2)" office:value-type="string" office:string-value="" calcext:value-type="error">
            <text:p>#NV</text:p>
          </table:table-cell>
          <table:table-cell table:style-name="ce14" table:formula="of:=COM.MICROSOFT.IFS([.E165]=[$Konventionen.$C$2];[.I165]+[$Konventionen.$E$2];[.E165]=[$Konventionen.$C$3];[.I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5]);#NULL!;WEEKNUM([.L165];21))" office:value-type="string" office:string-value="" calcext:value-type="error">
            <text:p>#NULL!</text:p>
          </table:table-cell>
          <table:table-cell table:style-name="ce47" table:formula="of:=IF(AND([.I165]&lt;=[.L165];[.K165]&gt;=[.L165]);IF([.J165]&lt;=[.L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6]);#NULL!;IF(ISBLANK([.H166]);ORG.OPENOFFICE.YEARS([.C166];TODAY();0);ORG.OPENOFFICE.YEARS([.C166];[.H1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6]);;WEEKNUM([.F166];21))" office:value-type="float" office:value="0" calcext:value-type="float">
            <text:p>0</text:p>
          </table:table-cell>
          <table:table-cell/>
          <table:table-cell table:style-name="ce14" table:formula="of:=IF(ISBLANK([.H166]);COM.MICROSOFT.IFS([.E166]=[$Konventionen.$C$2];[.F166]+[$Konventionen.$D$2];[.E166]=[$Konventionen.$C$3];[.F166]+[$Konventionen.$D$3]); COM.MICROSOFT.IFS([.E166]=[$Konventionen.$C$2];[.H166]+[$Konventionen.$D$2];[.E166]=[$Konventionen.$C$3];[.H166]+[$Konventionen.$D$3]))" office:value-type="string" office:string-value="" calcext:value-type="error">
            <text:p>#NV</text:p>
          </table:table-cell>
          <table:table-cell table:style-name="ce14" table:formula="of:=[.I166]+(([.K166]-[.I166])/3*2)" office:value-type="string" office:string-value="" calcext:value-type="error">
            <text:p>#NV</text:p>
          </table:table-cell>
          <table:table-cell table:style-name="ce14" table:formula="of:=COM.MICROSOFT.IFS([.E166]=[$Konventionen.$C$2];[.I166]+[$Konventionen.$E$2];[.E166]=[$Konventionen.$C$3];[.I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6]);#NULL!;WEEKNUM([.L166];21))" office:value-type="string" office:string-value="" calcext:value-type="error">
            <text:p>#NULL!</text:p>
          </table:table-cell>
          <table:table-cell table:style-name="ce47" table:formula="of:=IF(AND([.I166]&lt;=[.L166];[.K166]&gt;=[.L166]);IF([.J166]&lt;=[.L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7]);#NULL!;IF(ISBLANK([.H167]);ORG.OPENOFFICE.YEARS([.C167];TODAY();0);ORG.OPENOFFICE.YEARS([.C167];[.H1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7]);;WEEKNUM([.F167];21))" office:value-type="float" office:value="0" calcext:value-type="float">
            <text:p>0</text:p>
          </table:table-cell>
          <table:table-cell/>
          <table:table-cell table:style-name="ce14" table:formula="of:=IF(ISBLANK([.H167]);COM.MICROSOFT.IFS([.E167]=[$Konventionen.$C$2];[.F167]+[$Konventionen.$D$2];[.E167]=[$Konventionen.$C$3];[.F167]+[$Konventionen.$D$3]); COM.MICROSOFT.IFS([.E167]=[$Konventionen.$C$2];[.H167]+[$Konventionen.$D$2];[.E167]=[$Konventionen.$C$3];[.H167]+[$Konventionen.$D$3]))" office:value-type="string" office:string-value="" calcext:value-type="error">
            <text:p>#NV</text:p>
          </table:table-cell>
          <table:table-cell table:style-name="ce14" table:formula="of:=[.I167]+(([.K167]-[.I167])/3*2)" office:value-type="string" office:string-value="" calcext:value-type="error">
            <text:p>#NV</text:p>
          </table:table-cell>
          <table:table-cell table:style-name="ce14" table:formula="of:=COM.MICROSOFT.IFS([.E167]=[$Konventionen.$C$2];[.I167]+[$Konventionen.$E$2];[.E167]=[$Konventionen.$C$3];[.I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7]);#NULL!;WEEKNUM([.L167];21))" office:value-type="string" office:string-value="" calcext:value-type="error">
            <text:p>#NULL!</text:p>
          </table:table-cell>
          <table:table-cell table:style-name="ce47" table:formula="of:=IF(AND([.I167]&lt;=[.L167];[.K167]&gt;=[.L167]);IF([.J167]&lt;=[.L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8]);#NULL!;IF(ISBLANK([.H168]);ORG.OPENOFFICE.YEARS([.C168];TODAY();0);ORG.OPENOFFICE.YEARS([.C168];[.H1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8]);;WEEKNUM([.F168];21))" office:value-type="float" office:value="0" calcext:value-type="float">
            <text:p>0</text:p>
          </table:table-cell>
          <table:table-cell/>
          <table:table-cell table:style-name="ce14" table:formula="of:=IF(ISBLANK([.H168]);COM.MICROSOFT.IFS([.E168]=[$Konventionen.$C$2];[.F168]+[$Konventionen.$D$2];[.E168]=[$Konventionen.$C$3];[.F168]+[$Konventionen.$D$3]); COM.MICROSOFT.IFS([.E168]=[$Konventionen.$C$2];[.H168]+[$Konventionen.$D$2];[.E168]=[$Konventionen.$C$3];[.H168]+[$Konventionen.$D$3]))" office:value-type="string" office:string-value="" calcext:value-type="error">
            <text:p>#NV</text:p>
          </table:table-cell>
          <table:table-cell table:style-name="ce14" table:formula="of:=[.I168]+(([.K168]-[.I168])/3*2)" office:value-type="string" office:string-value="" calcext:value-type="error">
            <text:p>#NV</text:p>
          </table:table-cell>
          <table:table-cell table:style-name="ce14" table:formula="of:=COM.MICROSOFT.IFS([.E168]=[$Konventionen.$C$2];[.I168]+[$Konventionen.$E$2];[.E168]=[$Konventionen.$C$3];[.I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8]);#NULL!;WEEKNUM([.L168];21))" office:value-type="string" office:string-value="" calcext:value-type="error">
            <text:p>#NULL!</text:p>
          </table:table-cell>
          <table:table-cell table:style-name="ce47" table:formula="of:=IF(AND([.I168]&lt;=[.L168];[.K168]&gt;=[.L168]);IF([.J168]&lt;=[.L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9]);#NULL!;IF(ISBLANK([.H169]);ORG.OPENOFFICE.YEARS([.C169];TODAY();0);ORG.OPENOFFICE.YEARS([.C169];[.H1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9]);;WEEKNUM([.F169];21))" office:value-type="float" office:value="0" calcext:value-type="float">
            <text:p>0</text:p>
          </table:table-cell>
          <table:table-cell/>
          <table:table-cell table:style-name="ce14" table:formula="of:=IF(ISBLANK([.H169]);COM.MICROSOFT.IFS([.E169]=[$Konventionen.$C$2];[.F169]+[$Konventionen.$D$2];[.E169]=[$Konventionen.$C$3];[.F169]+[$Konventionen.$D$3]); COM.MICROSOFT.IFS([.E169]=[$Konventionen.$C$2];[.H169]+[$Konventionen.$D$2];[.E169]=[$Konventionen.$C$3];[.H169]+[$Konventionen.$D$3]))" office:value-type="string" office:string-value="" calcext:value-type="error">
            <text:p>#NV</text:p>
          </table:table-cell>
          <table:table-cell table:style-name="ce14" table:formula="of:=[.I169]+(([.K169]-[.I169])/3*2)" office:value-type="string" office:string-value="" calcext:value-type="error">
            <text:p>#NV</text:p>
          </table:table-cell>
          <table:table-cell table:style-name="ce14" table:formula="of:=COM.MICROSOFT.IFS([.E169]=[$Konventionen.$C$2];[.I169]+[$Konventionen.$E$2];[.E169]=[$Konventionen.$C$3];[.I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9]);#NULL!;WEEKNUM([.L169];21))" office:value-type="string" office:string-value="" calcext:value-type="error">
            <text:p>#NULL!</text:p>
          </table:table-cell>
          <table:table-cell table:style-name="ce15" table:formula="of:=IF(AND([.I169]&lt;=[.L169];[.K169]&gt;=[.L169]);IF([.J169]&lt;=[.L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70]);#NULL!;IF(ISBLANK([.H170]);ORG.OPENOFFICE.YEARS([.C170];TODAY();0);ORG.OPENOFFICE.YEARS([.C170];[.H1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0]);;WEEKNUM([.F170];21))" office:value-type="float" office:value="0" calcext:value-type="float">
            <text:p>0</text:p>
          </table:table-cell>
          <table:table-cell/>
          <table:table-cell table:style-name="ce14" table:formula="of:=IF(ISBLANK([.H170]);COM.MICROSOFT.IFS([.E170]=[$Konventionen.$C$2];[.F170]+[$Konventionen.$D$2];[.E170]=[$Konventionen.$C$3];[.F170]+[$Konventionen.$D$3]); COM.MICROSOFT.IFS([.E170]=[$Konventionen.$C$2];[.H170]+[$Konventionen.$D$2];[.E170]=[$Konventionen.$C$3];[.H170]+[$Konventionen.$D$3]))" office:value-type="string" office:string-value="" calcext:value-type="error">
            <text:p>#NV</text:p>
          </table:table-cell>
          <table:table-cell table:style-name="ce14" table:formula="of:=[.I170]+(([.K170]-[.I170])/3*2)" office:value-type="string" office:string-value="" calcext:value-type="error">
            <text:p>#NV</text:p>
          </table:table-cell>
          <table:table-cell table:style-name="ce14" table:formula="of:=COM.MICROSOFT.IFS([.E170]=[$Konventionen.$C$2];[.I170]+[$Konventionen.$E$2];[.E170]=[$Konventionen.$C$3];[.I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0]);#NULL!;WEEKNUM([.L170];21))" office:value-type="string" office:string-value="" calcext:value-type="error">
            <text:p>#NULL!</text:p>
          </table:table-cell>
          <table:table-cell table:style-name="ce15" table:formula="of:=IF(AND([.I170]&lt;=[.L170];[.K170]&gt;=[.L170]);IF([.J170]&lt;=[.L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40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Patienten.N3:Patienten.N168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9" office:value-type="date" office:date-value="2021-02-27" calcext:value-type="date">
            <text:p>27.02.21</text:p>
          </table:table-cell>
          <table:table-cell table:formula="of:=COUNTIF([$Patienten.D3:$Patienten.D1024];&quot;&gt;60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date" office:date-value="2021-05-17" calcext:value-type="date">
            <text:p>17.05.21</text:p>
          </table:table-cell>
          <table:table-cell table:style-name="ce9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irnaty</text:p>
          </table:table-cell>
          <table:table-cell table:formula="of:=COUNTIFS([Patienten.L3:.L1024];&quot;&gt;=&quot;&amp;[.B4];[Patienten.L3:.L1024];&quot;&lt;=&quot;&amp;[.C4];[Patienten.E3:.E1024];&quot;=Comirnaty&quot;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L$3:.L$1024];&quot;&gt;=&quot;&amp;[.$B$4];[Patienten.L$3:.L1024];&quot;&lt;=&quot;&amp;[.C$4];[Patienten.E$3:.E$1024];&quot;=AstraZeneca&quot;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/>
          <table:table-cell table:number-columns-repeated="14"/>
        </table:table-row>
        <table:table-row table:style-name="ro1">
          <table:table-cell table:style-name="ce17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2" calcext:value-type="float">
            <text:p>12</text:p>
          </table:table-cell>
          <table:table-cell table:formula="of:=[.C11]+1" office:value-type="float" office:value="13" calcext:value-type="float">
            <text:p>13</text:p>
          </table:table-cell>
          <table:table-cell table:formula="of:=[.D11]+1" office:value-type="float" office:value="14" calcext:value-type="float">
            <text:p>14</text:p>
          </table:table-cell>
          <table:table-cell table:formula="of:=[.E11]+1" office:value-type="float" office:value="15" calcext:value-type="float">
            <text:p>15</text:p>
          </table:table-cell>
          <table:table-cell table:formula="of:=[.F11]+1" office:value-type="float" office:value="16" calcext:value-type="float">
            <text:p>16</text:p>
          </table:table-cell>
          <table:table-cell table:formula="of:=[.G11]+1" office:value-type="float" office:value="17" calcext:value-type="float">
            <text:p>17</text:p>
          </table:table-cell>
          <table:table-cell table:formula="of:=[.H11]+1" office:value-type="float" office:value="18" calcext:value-type="float">
            <text:p>18</text:p>
          </table:table-cell>
          <table:table-cell table:formula="of:=[.I11]+1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K11]+1" office:value-type="float" office:value="21" calcext:value-type="float">
            <text:p>21</text:p>
          </table:table-cell>
          <table:table-cell table:formula="of:=[.L11]+1" office:value-type="float" office:value="22" calcext:value-type="float">
            <text:p>22</text:p>
          </table:table-cell>
          <table:table-cell table:formula="of:=[.M11]+1" office:value-type="float" office:value="23" calcext:value-type="float">
            <text:p>23</text:p>
          </table:table-cell>
          <table:table-cell table:formula="of:=[.N11]+1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Geplante Erstimpfungen</text:p>
          </table:table-cell>
          <table:table-cell table:style-name="ce8"/>
          <table:table-cell table:style-name="ce35" table:formula="of:=COUNTIF([$Patienten.$G$3:$Patienten.$G$1024];&quot;=&quot;&amp;[.C11])" office:value-type="float" office:value="2" calcext:value-type="float">
            <text:p>2</text:p>
          </table:table-cell>
          <table:table-cell table:style-name="ce35" table:formula="of:=COUNTIF([$Patienten.$G$3:$Patienten.$G$1024];&quot;=&quot;&amp;[.D11])" office:value-type="float" office:value="0" calcext:value-type="float">
            <text:p>0</text:p>
          </table:table-cell>
          <table:table-cell table:style-name="ce35" table:formula="of:=COUNTIF([$Patienten.$G$3:$Patienten.$G$1024];&quot;=&quot;&amp;[.E11])" office:value-type="float" office:value="2" calcext:value-type="float">
            <text:p>2</text:p>
          </table:table-cell>
          <table:table-cell table:style-name="ce35" table:formula="of:=COUNTIF([$Patienten.$G$3:$Patienten.$G$1024];&quot;=&quot;&amp;[.F11])" office:value-type="float" office:value="0" calcext:value-type="float">
            <text:p>0</text:p>
          </table:table-cell>
          <table:table-cell table:style-name="ce35" table:formula="of:=COUNTIF([$Patienten.$G$3:$Patienten.$G$1024];&quot;=&quot;&amp;[.G11])" office:value-type="float" office:value="0" calcext:value-type="float">
            <text:p>0</text:p>
          </table:table-cell>
          <table:table-cell table:style-name="ce35" table:formula="of:=COUNTIF([$Patienten.$G$3:$Patienten.$G$1024];&quot;=&quot;&amp;[.H11])" office:value-type="float" office:value="1" calcext:value-type="float">
            <text:p>1</text:p>
          </table:table-cell>
          <table:table-cell table:style-name="ce35" table:formula="of:=COUNTIF([$Patienten.$G$3:$Patienten.$G$1024];&quot;=&quot;&amp;[.I11])" office:value-type="float" office:value="0" calcext:value-type="float">
            <text:p>0</text:p>
          </table:table-cell>
          <table:table-cell table:style-name="ce35" table:formula="of:=COUNTIF([$Patienten.$G$3:$Patienten.$G$1024];&quot;=&quot;&amp;[.J11])" office:value-type="float" office:value="0" calcext:value-type="float">
            <text:p>0</text:p>
          </table:table-cell>
          <table:table-cell table:style-name="ce35" table:formula="of:=COUNTIF([$Patienten.$G$3:$Patienten.$G$1024];&quot;=&quot;&amp;[.K11])" office:value-type="float" office:value="0" calcext:value-type="float">
            <text:p>0</text:p>
          </table:table-cell>
          <table:table-cell table:style-name="ce35" table:formula="of:=COUNTIF([$Patienten.$G$3:$Patienten.$G$1024];&quot;=&quot;&amp;[.L11])" office:value-type="float" office:value="0" calcext:value-type="float">
            <text:p>0</text:p>
          </table:table-cell>
          <table:table-cell table:style-name="ce35" table:formula="of:=COUNTIF([$Patienten.$G$3:$Patienten.$G$1024];&quot;=&quot;&amp;[.M11])" office:value-type="float" office:value="0" calcext:value-type="float">
            <text:p>0</text:p>
          </table:table-cell>
          <table:table-cell table:style-name="ce35" table:formula="of:=COUNTIF([$Patienten.$G$3:$Patienten.$G$1024];&quot;=&quot;&amp;[.N11])" office:value-type="float" office:value="0" calcext:value-type="float">
            <text:p>0</text:p>
          </table:table-cell>
          <table:table-cell table:style-name="ce35" table:formula="of:=COUNTIF([$Patienten.$G$3:$Patienten.$G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8" table:number-columns-repeated="15"/>
        </table:table-row>
        <table:table-row table:style-name="ro1">
          <table:table-cell table:style-name="ce13" office:value-type="string" calcext:value-type="string">
            <text:p>Geplante Zwei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1024];&quot;=Comirnaty&quot;;[$Patienten.$M$3:$Patienten.$M$1024];&quot;=&quot;&amp;[.C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D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E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F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G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H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I11])" office:value-type="float" office:value="1" calcext:value-type="float">
            <text:p>1</text:p>
          </table:table-cell>
          <table:table-cell table:style-name="ce13" table:formula="of:=COUNTIFS([$Patienten.$E$3:$Patienten.$E1024];&quot;=Comirnaty&quot;;[$Patienten.$M$3:$Patienten.$M$1024];&quot;=&quot;&amp;[.J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K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L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M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N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M$3:$Patienten.$M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M$3:$Patienten.$M$1024];&quot;=&quot;&amp;[.C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D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E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F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G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H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I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J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K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L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M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N$11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M$3:$Patienten.$M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2" calcext:value-type="float">
            <text:p>2</text:p>
          </table:table-cell>
          <table:table-cell table:formula="of:=SUM([.D12:.D19])" office:value-type="float" office:value="0" calcext:value-type="float">
            <text:p>0</text:p>
          </table:table-cell>
          <table:table-cell table:formula="of:=SUM([.E12:.E19])" office:value-type="float" office:value="2" calcext:value-type="float">
            <text:p>2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1" calcext:value-type="float">
            <text:p>1</text:p>
          </table:table-cell>
          <table:table-cell table:formula="of:=SUM([.I12:.I19])" office:value-type="float" office:value="1" calcext:value-type="float">
            <text:p>1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1" calcext:value-type="float">
            <text:p>1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7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Letzte 12 Tage</text:p>
          </table:table-cell>
          <table:table-cell/>
          <table:table-cell table:style-name="ce9" table:formula="of:=TODAY()" office:value-type="date" office:date-value="2021-03-27" calcext:value-type="date">
            <text:p>27.03.21</text:p>
          </table:table-cell>
          <table:table-cell table:style-name="ce9" table:formula="of:=[.C26]-1" office:value-type="date" office:date-value="2021-03-26" calcext:value-type="date">
            <text:p>26.03.21</text:p>
          </table:table-cell>
          <table:table-cell table:style-name="ce9" table:formula="of:=[.D26]-1" office:value-type="date" office:date-value="2021-03-25" calcext:value-type="date">
            <text:p>25.03.21</text:p>
          </table:table-cell>
          <table:table-cell table:style-name="ce9" table:formula="of:=[.E26]-1" office:value-type="date" office:date-value="2021-03-24" calcext:value-type="date">
            <text:p>24.03.21</text:p>
          </table:table-cell>
          <table:table-cell table:style-name="ce9" table:formula="of:=[.F26]-1" office:value-type="date" office:date-value="2021-03-23" calcext:value-type="date">
            <text:p>23.03.21</text:p>
          </table:table-cell>
          <table:table-cell table:style-name="ce9" table:formula="of:=[.G26]-1" office:value-type="date" office:date-value="2021-03-22" calcext:value-type="date">
            <text:p>22.03.21</text:p>
          </table:table-cell>
          <table:table-cell table:style-name="ce9" table:formula="of:=[.H26]-1" office:value-type="date" office:date-value="2021-03-21" calcext:value-type="date">
            <text:p>21.03.21</text:p>
          </table:table-cell>
          <table:table-cell table:style-name="ce9" table:formula="of:=[.I26]-1" office:value-type="date" office:date-value="2021-03-20" calcext:value-type="date">
            <text:p>20.03.21</text:p>
          </table:table-cell>
          <table:table-cell table:style-name="ce9" table:formula="of:=[.J26]-1" office:value-type="date" office:date-value="2021-03-19" calcext:value-type="date">
            <text:p>19.03.21</text:p>
          </table:table-cell>
          <table:table-cell table:style-name="ce9" table:formula="of:=[.K26]-1" office:value-type="date" office:date-value="2021-03-18" calcext:value-type="date">
            <text:p>18.03.21</text:p>
          </table:table-cell>
          <table:table-cell table:style-name="ce9" table:formula="of:=[.L26]-1" office:value-type="date" office:date-value="2021-03-17" calcext:value-type="date">
            <text:p>17.03.21</text:p>
          </table:table-cell>
          <table:table-cell table:style-name="ce9" table:formula="of:=[.M26]-1" office:value-type="date" office:date-value="2021-03-16" calcext:value-type="date">
            <text:p>16.03.21</text:p>
          </table:table-cell>
          <table:table-cell table:style-name="ce9" table:formula="of:=[.N26]-1" office:value-type="date" office:date-value="2021-03-15" calcext:value-type="date">
            <text:p>15.03.21</text:p>
          </table:table-cell>
        </table:table-row>
        <table:table-row table:style-name="ro1">
          <table:table-cell table:style-name="ce8" office:value-type="string" calcext:value-type="string">
            <text:p>Durchgeführte Erstimpfungen</text:p>
          </table:table-cell>
          <table:table-cell table:style-name="ce8"/>
          <table:table-cell table:style-name="ce35" table:number-columns-repeated="13"/>
        </table:table-row>
        <table:table-row table:style-name="ro1">
          <table:table-cell table:style-name="ce8" office:value-type="string" calcext:value-type="string">
            <text:p>Comirnaty</text:p>
          </table:table-cell>
          <table:table-cell table:style-name="ce8"/>
          <table:table-cell table:style-name="ce8" table:formula="of:=COUNTIFS([$Patienten.$E$3:$Patienten.$E$1024];&quot;=Comirnaty&quot;;[$Patienten.$H$3:$Patienten.$H$1024];&quot;=&quot;&amp;[.C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D$26])" office:value-type="float" office:value="1" calcext:value-type="float">
            <text:p>1</text:p>
          </table:table-cell>
          <table:table-cell table:style-name="ce8" table:formula="of:=COUNTIFS([$Patienten.$E$3:$Patienten.$E$1024];&quot;=Comirnaty&quot;;[$Patienten.$H$3:$Patienten.$H$1024];&quot;=&quot;&amp;[.E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F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G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H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I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J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K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L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M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N$26])" office:value-type="float" office:value="0" calcext:value-type="float">
            <text:p>0</text:p>
          </table:table-cell>
          <table:table-cell table:style-name="ce8" table:formula="of:=COUNTIFS([$Patienten.$E$3:$Patienten.$E$1024];&quot;=Comirnaty&quot;;[$Patienten.$H$3:$Patienten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straZeneca</text:p>
          </table:table-cell>
          <table:table-cell table:style-name="ce8"/>
          <table:table-cell table:style-name="ce8" table:formula="of:=COUNTIFS([$Patienten.$E$3:$Patienten.$E$1024];&quot;=AstraZeneca&quot;;[$Patienten.$H$3:$Patienten.$H$1024];&quot;=&quot;&amp;[.C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D$26])" office:value-type="float" office:value="1" calcext:value-type="float">
            <text:p>1</text:p>
          </table:table-cell>
          <table:table-cell table:style-name="ce8" table:formula="of:=COUNTIFS([$Patienten.$E$3:$Patienten.$E$1024];&quot;=AstraZeneca&quot;;[$Patienten.$H$3:$Patienten.$H$1024];&quot;=&quot;&amp;[.E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F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G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H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I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J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K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L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M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N$26])" office:value-type="float" office:value="0" calcext:value-type="float">
            <text:p>0</text:p>
          </table:table-cell>
          <table:table-cell table:style-name="ce8" table:formula="of:=COUNTIFS([$Patienten.$E$3:$Patienten.$E$1024];&quot;=AstraZeneca&quot;;[$Patienten.$H$3:$Patienten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urchgeführte Ers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$1024];&quot;=Comirnaty&quot;;[$Patienten.$O$3:$Patienten.$O$1024];&quot;=&quot;&amp;[.C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D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E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F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G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H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I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J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K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L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M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N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M$3:$Patienten.$M$1024];&quot;=&quot;&amp;[.O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O$3:$Patienten.$O$1024];&quot;=&quot;&amp;[.C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O$3:$Patienten.$O$1024];&quot;=&quot;&amp;[.D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O$3:$Patienten.$O$1024];&quot;=&quot;&amp;[.E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F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G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O$3:$Patienten.$O$1024];&quot;=&quot;&amp;[.H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I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J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K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L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M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N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O$3:$Patienten.$O$1024];&quot;=&quot;&amp;[.O$2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27:.C34])" office:value-type="float" office:value="1" calcext:value-type="float">
            <text:p>1</text:p>
          </table:table-cell>
          <table:table-cell table:formula="of:=SUM([.D27:.D34])" office:value-type="float" office:value="3" calcext:value-type="float">
            <text:p>3</text:p>
          </table:table-cell>
          <table:table-cell table:formula="of:=SUM([.E27:.E34])" office:value-type="float" office:value="0" calcext:value-type="float">
            <text:p>0</text:p>
          </table:table-cell>
          <table:table-cell table:formula="of:=SUM([.F27:.F34])" office:value-type="float" office:value="0" calcext:value-type="float">
            <text:p>0</text:p>
          </table:table-cell>
          <table:table-cell table:formula="of:=SUM([.G27:.G34])" office:value-type="float" office:value="1" calcext:value-type="float">
            <text:p>1</text:p>
          </table:table-cell>
          <table:table-cell table:formula="of:=SUM([.H27:.H34])" office:value-type="float" office:value="0" calcext:value-type="float">
            <text:p>0</text:p>
          </table:table-cell>
          <table:table-cell table:formula="of:=SUM([.I27:.I34])" office:value-type="float" office:value="0" calcext:value-type="float">
            <text:p>0</text:p>
          </table:table-cell>
          <table:table-cell table:formula="of:=SUM([.J27:.J34])" office:value-type="float" office:value="0" calcext:value-type="float">
            <text:p>0</text:p>
          </table:table-cell>
          <table:table-cell table:formula="of:=SUM([.K27:.K34])" office:value-type="float" office:value="0" calcext:value-type="float">
            <text:p>0</text:p>
          </table:table-cell>
          <table:table-cell table:formula="of:=SUM([.L27:.L34])" office:value-type="float" office:value="0" calcext:value-type="float">
            <text:p>0</text:p>
          </table:table-cell>
          <table:table-cell table:formula="of:=SUM([.M27:.M34])" office:value-type="float" office:value="0" calcext:value-type="float">
            <text:p>0</text:p>
          </table:table-cell>
          <table:table-cell table:formula="of:=SUM([.N27:.N34])" office:value-type="float" office:value="0" calcext:value-type="float">
            <text:p>0</text:p>
          </table:table-cell>
          <table:table-cell table:formula="of:=SUM([.O27:.O34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style-name="ce9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5"/>
          <table:table-cell office:value-type="string" calcext:value-type="string">
            <text:p>Check für den 2. Termin hinzugefügt (liegt Termin zeitlich im letzten Drittel des Erlaubten?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9" office:value-type="date" office:date-value="2021-03-27" calcext:value-type="date">
            <text:p>27.03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7"/>
        </table:table-row>
      </table:table>
      <table:named-expressions/>
      <table:database-ranges>
        <table:database-range table:name="Patientendaten" table:target-range-address="Patienten.A3:Patienten.O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O17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 style:data-style-name="N2" text:time-value="21:14:03.1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27T23:10:21.165000000</dc:date>
    <meta:editing-duration>PT1H39M4S</meta:editing-duration>
    <meta:editing-cycles>19</meta:editing-cycles>
    <meta:generator>LibreOffice/7.0.4.2$Windows_X86_64 LibreOffice_project/dcf040e67528d9187c66b2379df5ea4407429775</meta:generator>
    <meta:document-statistic meta:table-count="3" meta:cell-count="1435" meta:object-count="0"/>
  </office:meta>
</office:document-meta>
</file>